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e4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style:font-family-generic="swiss"/>
    </style:style>
    <style:style style:name="ce7" style:family="table-cell" style:parent-style-name="Excel_32_Built-in_32_Explanatory_32_Tex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Explanatory_32_Text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1.66687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1.11125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8.651875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3.59833333333333cm"/>
    </style:style>
    <style:style style:name="co23" style:family="table-column">
      <style:table-column-properties fo:break-before="auto" style:column-width="3.254375cm"/>
    </style:style>
    <style:style style:name="co24" style:family="table-column">
      <style:table-column-properties fo:break-before="auto" style:column-width="1.24354166666667cm"/>
    </style:style>
    <style:style style:name="co25" style:family="table-column">
      <style:table-column-properties fo:break-before="auto" style:column-width="0.926041666666667cm"/>
    </style:style>
    <style:style style:name="co26" style:family="table-column">
      <style:table-column-properties fo:break-before="auto" style:column-width="0.740833333333333cm"/>
    </style:style>
    <style:style style:name="co27" style:family="table-column">
      <style:table-column-properties fo:break-before="auto" style:column-width="6.376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YersiniaGenomeDeta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04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1">
            <text:p>PhyloID</text:p>
          </table:table-cell>
          <table:table-cell office:value-type="string" table:style-name="ce1">
            <text:p>Name</text:p>
          </table:table-cell>
          <table:table-cell office:value-type="string" table:style-name="ce2">
            <text:p>Serotype</text:p>
          </table:table-cell>
          <table:table-cell office:value-type="string" table:style-name="ce2">
            <text:p>Biotype</text:p>
          </table:table-cell>
          <table:table-cell office:value-type="string" table:style-name="ce1">
            <text:p>Sequence Type</text:p>
          </table:table-cell>
          <table:table-cell office:value-type="string" table:style-name="ce1">
            <text:p>Clone Type</text:p>
          </table:table-cell>
          <table:table-cell office:value-type="string" table:style-name="ce1">
            <text:p>Lineage</text:p>
          </table:table-cell>
          <table:table-cell office:value-type="string" table:style-name="ce1">
            <text:p>Isolate sourc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Isolation comments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Chr</text:p>
          </table:table-cell>
          <table:table-cell office:value-type="string" table:style-name="ce1">
            <text:p>Chr Length</text:p>
          </table:table-cell>
          <table:table-cell office:value-type="string" table:style-name="ce1">
            <text:p>CDS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Release Date</text:p>
          </table:table-cell>
          <table:table-cell office:value-type="string" table:style-name="ce1">
            <text:p>Sequence ID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RefSeq FTP</text:p>
          </table:table-cell>
          <table:table-cell office:value-type="string" table:style-name="ce1">
            <text:p>GenBank FTP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ersinia enterocolitica subsp enterocolitica 8081</text:p>
          </table:table-cell>
          <table:table-cell office:value-type="string" table:style-name="ce2">
            <text:p>O:O8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office:value-type="string" table:style-name="ce1">
            <text:p>NCTC 13174</text:p>
          </table:table-cell>
          <table:table-cell office:value-type="string" table:style-name="ce1">
            <text:p>human septicaemia isolate</text:p>
          </table:table-cell>
          <table:table-cell office:value-type="float" office:value="2010" table:style-name="ce1">
            <text:p>2010</text:p>
          </table:table-cell>
          <table:table-cell table:number-columns-repeated="2" table:style-name="ce1"/>
          <table:table-cell office:value-type="string" table:style-name="ce1">
            <text:p>Thomson NR et al., PLoS Genet 2006 (Pubmed:17173484) ; Delihas N, BMC Microbiol 2003 (Pubmed:12834539)</text:p>
          </table:table-cell>
          <table:table-cell office:value-type="float" office:value="1" table:style-name="ce1">
            <text:p>1</text:p>
          </table:table-cell>
          <table:table-cell office:value-type="float" office:value="4615899" table:style-name="ce1">
            <text:p>461589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7-01-12T00:00:00" table:style-name="ce3">
            <text:p>12/01/07</text:p>
          </table:table-cell>
          <table:table-cell office:value-type="string" table:style-name="ce1">
            <text:p>NC_008800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09/345/GCF_000009345.1_ASM934v1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Yersinia enterocolitica subsp. palearctica 105 5R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office:value-type="string" table:style-name="ce1">
            <text:p>DSM 13030</text:p>
          </table:table-cell>
          <table:table-cell office:value-type="string" table:style-name="ce1">
            <text:p>human stool</text:p>
          </table:table-cell>
          <table:table-cell table:style-name="ce1"/>
          <table:table-cell office:value-type="string" table:style-name="ce1">
            <text:p>Germany</text:p>
          </table:table-cell>
          <table:table-cell table:style-name="ce1"/>
          <table:table-cell office:value-type="string" table:style-name="ce1">
            <text:p>Wang X et al., J Clin Microbiol 2011 (Pubmed:21325549)</text:p>
          </table:table-cell>
          <table:table-cell office:value-type="float" office:value="1" table:style-name="ce1">
            <text:p>1</text:p>
          </table:table-cell>
          <table:table-cell office:value-type="float" office:value="4552107" table:style-name="ce1">
            <text:p>4552107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1-03-10T00:00:00" table:style-name="ce3">
            <text:p>10/03/11</text:p>
          </table:table-cell>
          <table:table-cell office:value-type="string" table:style-name="ce1">
            <text:p>NC_01522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192/105/GCF_000192105.1_ASM19210v1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Yersinia enterocolitica subsp palearctica Y11</text:p>
          </table:table-cell>
          <table:table-cell office:value-type="string" table:style-name="ce2">
            <text:p>O:3</text:p>
          </table:table-cell>
          <table:table-cell office:value-type="string" table:style-name="ce2">
            <text:p>4</text:p>
          </table:table-cell>
          <table:table-cell table:style-name="ce1"/>
          <table:table-cell office:value-type="string" table:style-name="ce1">
            <text:p>CC1</text:p>
          </table:table-cell>
          <table:table-cell office:value-type="string" table:style-name="ce1">
            <text:p>CCUG 52867</text:p>
          </table:table-cell>
          <table:table-cell office:value-type="string" table:style-name="ce1">
            <text:p>human stool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Germany</text:p>
          </table:table-cell>
          <table:table-cell table:style-name="ce1"/>
          <table:table-cell office:value-type="string" table:style-name="ce1">
            <text:p>Batzilla J et al., J Bacteriol 2011 (Pubmed:21296963)</text:p>
          </table:table-cell>
          <table:table-cell office:value-type="float" office:value="1" table:style-name="ce1">
            <text:p>1</text:p>
          </table:table-cell>
          <table:table-cell office:value-type="float" office:value="4553420" table:style-name="ce1">
            <text:p>455342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1-01-20T00:00:00" table:style-name="ce3">
            <text:p>20/01/11</text:p>
          </table:table-cell>
          <table:table-cell office:value-type="string" table:style-name="ce1">
            <text:p>NC_01756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253/175/GCF_000253175.1_ASM25317v1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Yersinia enterocolitica LC20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rattus norvegicus fece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Chin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22762" table:style-name="ce1">
            <text:p>4722762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7-11-21T00:00:00" table:style-name="ce3">
            <text:p>21/11/17</text:p>
          </table:table-cell>
          <table:table-cell office:value-type="string" table:style-name="ce1">
            <text:p>NZ_CP00744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597/945/GCF_000597945.1_ASM59794v2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Yersinia enterocolitica WA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style-name="ce1"/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48749" table:style-name="ce1">
            <text:p>454874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367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195/GCF_000834195.1_ASM83419v1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Yersinia enterocolitica 2516-87</text:p>
          </table:table-cell>
          <table:table-cell office:value-type="string" table:style-name="ce2">
            <text:p>O:9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2" table:style-name="ce1">
            <text:p>2</text:p>
          </table:table-cell>
          <table:table-cell office:value-type="float" office:value="4534244" table:style-name="ce1">
            <text:p>453424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83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735/GCF_000834735.1_ASM83473v1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Yersinia enterocolitica str YE53 03</text:p>
          </table:table-cell>
          <table:table-cell office:value-type="string" table:style-name="ce2">
            <text:p>O:5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 feces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4940199" table:style-name="ce1">
            <text:p>494019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4-01-06T00:00:00" table:style-name="ce3">
            <text:p>06/01/14</text:p>
          </table:table-cell>
          <table:table-cell office:value-type="string" table:style-name="ce1">
            <text:p>NZ_HF57198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968/115/GCF_000968115.1_ASM96811v1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Yersinia enterocolitica FORC_002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gill of flatfish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Corée du su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35535" table:style-name="ce1">
            <text:p>473553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5-05T00:00:00" table:style-name="ce3">
            <text:p>05/05/15</text:p>
          </table:table-cell>
          <table:table-cell office:value-type="string" table:style-name="ce1">
            <text:p>NZ_CP01111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987/925/GCF_000987925.1_ASM98792v1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Yersinia enterocolitica FORC-002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food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Corée du su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35534" table:style-name="ce1">
            <text:p>473553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10-01T00:00:00" table:style-name="ce3">
            <text:p>01/10/15</text:p>
          </table:table-cell>
          <table:table-cell office:value-type="string" table:style-name="ce1">
            <text:p>NZ_CP00945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304/755/GCF_001304755.1_ASM130475v1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Yersinia enterocolitica KNG22703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Belgiu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581645" table:style-name="ce1">
            <text:p>458164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10-02T00:00:00" table:style-name="ce3">
            <text:p>02/10/15</text:p>
          </table:table-cell>
          <table:table-cell office:value-type="string" table:style-name="ce1">
            <text:p>NZ_CP01128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305/635/GCF_001305635.1_ASM130563v1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Yersinia enterocolitica YE7</text:p>
          </table:table-cell>
          <table:table-cell office:value-type="string" table:style-name="ce2">
            <text:p>O :3</text:p>
          </table:table-cell>
          <table:table-cell office:value-type="string" table:style-name="ce2">
            <text:p>5</text:p>
          </table:table-cell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heep fece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Fin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661129" table:style-name="ce1">
            <text:p>466112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8-23T00:00:00" table:style-name="ce3">
            <text:p>23/08/16</text:p>
          </table:table-cell>
          <table:table-cell office:value-type="string" table:style-name="ce1">
            <text:p>NZ_CP016935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708/555/GCF_001708555.1_ASM170855v1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Yersinia enterocolitica YE165</text:p>
          </table:table-cell>
          <table:table-cell office:value-type="string" table:style-name="ce2">
            <text:p>O:1,2,3</text:p>
          </table:table-cell>
          <table:table-cell office:value-type="string" table:style-name="ce2">
            <text:p>3.5</text:p>
          </table:table-cell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wiss alpine ibex feces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witzer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685321" table:style-name="ce1">
            <text:p>4685321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8-23T00:00:00" table:style-name="ce3">
            <text:p>23/08/16</text:p>
          </table:table-cell>
          <table:table-cell office:value-type="string" table:style-name="ce1">
            <text:p>NZ_CP016931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708/575/GCF_001708575.1_ASM170857v1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Yersinia enterocolitica YE6</text:p>
          </table:table-cell>
          <table:table-cell office:value-type="string" table:style-name="ce2">
            <text:p>O :3</text:p>
          </table:table-cell>
          <table:table-cell office:value-type="string" table:style-name="ce2">
            <text:p>5</text:p>
          </table:table-cell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heep fece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Fin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807490" table:style-name="ce1">
            <text:p>480749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8-23T00:00:00" table:style-name="ce3">
            <text:p>23/08/16</text:p>
          </table:table-cell>
          <table:table-cell office:value-type="string" table:style-name="ce1">
            <text:p>NZ_CP016937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708/595/GCF_001708595.1_ASM170859v1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Yersinia enterocolitica YE5</text:p>
          </table:table-cell>
          <table:table-cell office:value-type="string" table:style-name="ce2">
            <text:p>O :3</text:p>
          </table:table-cell>
          <table:table-cell office:value-type="string" table:style-name="ce2">
            <text:p>5</text:p>
          </table:table-cell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heep fece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Fin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593248" table:style-name="ce1">
            <text:p>4593248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8-23T00:00:00" table:style-name="ce3">
            <text:p>23/08/16</text:p>
          </table:table-cell>
          <table:table-cell office:value-type="string" table:style-name="ce1">
            <text:p>NZ_CP016940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708/615/GCF_001708615.1_ASM170861v1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Yersinia enterocolitica YE1</text:p>
          </table:table-cell>
          <table:table-cell office:value-type="string" table:style-name="ce2">
            <text:p>O :3</text:p>
          </table:table-cell>
          <table:table-cell office:value-type="string" table:style-name="ce2">
            <text:p>5</text:p>
          </table:table-cell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heep fece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Fin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668139" table:style-name="ce1">
            <text:p>466813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8-23T00:00:00" table:style-name="ce3">
            <text:p>23/08/16</text:p>
          </table:table-cell>
          <table:table-cell office:value-type="string" table:style-name="ce1">
            <text:p>NZ_CP016945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708/635/GCF_001708635.1_ASM170863v1</text:p>
          </table:table-cell>
          <table:table-cell table:number-columns-repeated="1636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Yersinia enterocolitica YE3</text:p>
          </table:table-cell>
          <table:table-cell office:value-type="string" table:style-name="ce2">
            <text:p>O :3</text:p>
          </table:table-cell>
          <table:table-cell office:value-type="string" table:style-name="ce2">
            <text:p>5</text:p>
          </table:table-cell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heep fece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Fin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664930" table:style-name="ce1">
            <text:p>466493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8-23T00:00:00" table:style-name="ce3">
            <text:p>23/08/16</text:p>
          </table:table-cell>
          <table:table-cell office:value-type="string" table:style-name="ce1">
            <text:p>NZ_CP01694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708/655/GCF_001708655.1_ASM170865v1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Yersinia pestis KIM10</text:p>
          </table:table-cell>
          <table:table-cell office:value-type="string" table:style-name="ce2">
            <text:p>Mediaev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number-columns-repeated="3" table:style-name="ce1"/>
          <table:table-cell office:value-type="string" table:style-name="ce1">
            <text:p>Deng W et al., J Bacteriol, 2002 (Pubmed:12142430) ; Achtman M et al., Proc Natl Acad Sci 1999 (Pubmed:10570195) ; Lindler LE et al., Infect Immun 1998 (Pubmed:9826348)</text:p>
          </table:table-cell>
          <table:table-cell office:value-type="float" office:value="1" table:style-name="ce1">
            <text:p>1</text:p>
          </table:table-cell>
          <table:table-cell office:value-type="float" office:value="4600755" table:style-name="ce1">
            <text:p>460075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2-07-29T00:00:00" table:style-name="ce3">
            <text:p>29/07/02</text:p>
          </table:table-cell>
          <table:table-cell office:value-type="string" table:style-name="ce1">
            <text:p>NC_00408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06/645/GCF_000006645.1_ASM664v1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Yersinia pestis biovar Microtus str 91001</text:p>
          </table:table-cell>
          <table:table-cell office:value-type="string" table:style-name="ce2">
            <text:p>microtu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style-name="ce1"/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Song Y et al., DNA Res 2004 (Pubmed:15368893) ; Zhou D et al., J Bacteriol 2004 (Pubmed:15262951) ; Achtman M et al., Proc Natl Acad Sci 1999 (Pubmed:10570195)</text:p>
          </table:table-cell>
          <table:table-cell office:value-type="float" office:value="1" table:style-name="ce1">
            <text:p>1</text:p>
          </table:table-cell>
          <table:table-cell office:value-type="float" office:value="4595065" table:style-name="ce1">
            <text:p>459506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4-03-15T00:00:00" table:style-name="ce3">
            <text:p>15/03/04</text:p>
          </table:table-cell>
          <table:table-cell office:value-type="string" table:style-name="ce1">
            <text:p>NC_005810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07/885/GCF_000007885.1_ASM788v1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Yersinia pestis Nepal516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Soil sample of Nepal</text:p>
          </table:table-cell>
          <table:table-cell table:style-name="ce1"/>
          <table:table-cell office:value-type="string" table:style-name="ce1">
            <text:p>Nepal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534590" table:style-name="ce1">
            <text:p>453459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9-05-08T00:00:00" table:style-name="ce3">
            <text:p>08/05/09</text:p>
          </table:table-cell>
          <table:table-cell office:value-type="string" table:style-name="ce1">
            <text:p>NC_008149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13/805/GCF_000013805.1_ASM1380v1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Yersinia pestis Angola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Microbial culture from lyophilized stock prepared in 1984</text:p>
          </table:table-cell>
          <table:table-cell table:style-name="ce1"/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01786" table:style-name="ce1">
            <text:p>450178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935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845/GCF_000834845.1_ASM83484v1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Yersinia pestis D106004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Apodemus chevrieri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Zhang Z et al., Am J Trop Med Hyg 2009 (Pubmed:19815893)</text:p>
          </table:table-cell>
          <table:table-cell office:value-type="float" office:value="1" table:style-name="ce1">
            <text:p>1</text:p>
          </table:table-cell>
          <table:table-cell office:value-type="float" office:value="4640720" table:style-name="ce1">
            <text:p>464072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9-11-04T00:00:00" table:style-name="ce3">
            <text:p>04/11/09</text:p>
          </table:table-cell>
          <table:table-cell office:value-type="string" table:style-name="ce1">
            <text:p>NC_01715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22/805/GCF_000022805.1_ASM2280v1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Yersinia pestis D182038</text:p>
          </table:table-cell>
          <table:table-cell office:value-type="string" table:style-name="ce2">
            <text:p>Antiqua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Apodemus chevrieri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Zhang Z et al., Am J Trop Med Hyg 2009 (Pubmed:19815893)</text:p>
          </table:table-cell>
          <table:table-cell office:value-type="float" office:value="1" table:style-name="ce1">
            <text:p>1</text:p>
          </table:table-cell>
          <table:table-cell office:value-type="float" office:value="4626944" table:style-name="ce1">
            <text:p>462694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9-11-04T00:00:00" table:style-name="ce3">
            <text:p>04/11/09</text:p>
          </table:table-cell>
          <table:table-cell office:value-type="string" table:style-name="ce1">
            <text:p>NC_017160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22/825/GCF_000022825.1_ASM2282v1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Yersinia pestis Z176003</text:p>
          </table:table-cell>
          <table:table-cell office:value-type="string" table:style-name="ce2">
            <text:p>Antiqua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dead marmot in Tibet Autonomous Region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Shen X et al., J Bacteriol 2010 (Pubmed:20453098)</text:p>
          </table:table-cell>
          <table:table-cell office:value-type="float" office:value="1" table:style-name="ce1">
            <text:p>1</text:p>
          </table:table-cell>
          <table:table-cell office:value-type="float" office:value="4553586" table:style-name="ce1">
            <text:p>455358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0-04-08T00:00:00" table:style-name="ce3">
            <text:p>08/04/10</text:p>
          </table:table-cell>
          <table:table-cell office:value-type="string" table:style-name="ce1">
            <text:p>NC_014029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22/845/GCF_000022845.1_ASM2284v1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Yersinia pestis biovar Medievalis str Harbin 35</text:p>
          </table:table-cell>
          <table:table-cell office:value-type="string" table:style-name="ce2">
            <text:p>Mediaev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style-name="ce1"/>
          <table:table-cell office:value-type="string" table:style-name="ce1">
            <text:p>Chin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532063" table:style-name="ce1">
            <text:p>453206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1-01-25T00:00:00" table:style-name="ce3">
            <text:p>25/01/11</text:p>
          </table:table-cell>
          <table:table-cell office:value-type="string" table:style-name="ce1">
            <text:p>NC_017265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186/725/GCF_000186725.1_ASM18672v1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Yersinia pestis PBM19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number-columns-repeated="5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85623" table:style-name="ce1">
            <text:p>468562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492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235/GCF_000834235.1_ASM83423v1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Yersinia pestis Harbin35</text:p>
          </table:table-cell>
          <table:table-cell office:value-type="string" table:style-name="ce2">
            <text:p>Mediaev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2" table:style-name="ce1"/>
          <table:table-cell office:value-type="float" office:value="1940" table:style-name="ce1">
            <text:p>1940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31804" table:style-name="ce1">
            <text:p>453180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0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275/GCF_000834275.1_ASM83427v1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Yersinia pestis Pestoides F</text:p>
          </table:table-cell>
          <table:table-cell table:number-columns-repeated="2" table:style-name="ce1"/>
          <table:table-cell office:value-type="string" table:style-name="ce1">
            <text:p>Antiqua</text:p>
          </table:table-cell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style-name="ce1"/>
          <table:table-cell office:value-type="string" table:style-name="ce1">
            <text:p>USSR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19828" table:style-name="ce1">
            <text:p>4519828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15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315/GCF_000834315.1_ASM83431v1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Yersinia pestis Shasta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59530" table:style-name="ce1">
            <text:p>465953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2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335/GCF_000834335.1_ASM83433v1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Yersinia pestis El Dorado</text:p>
          </table:table-cell>
          <table:table-cell office:value-type="string" table:style-name="ce2">
            <text:p>O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62886" table:style-name="ce1">
            <text:p>466288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85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495/GCF_000834495.1_ASM83449v1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Yersinia pestis A1122</text:p>
          </table:table-cell>
          <table:table-cell office:value-type="string" table:style-name="ce2">
            <text:p>Orient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California Ground Squirrel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69625" table:style-name="ce1">
            <text:p>456962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840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755/GCF_000834755.1_ASM83475v1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Yersinia pestis Dodson</text:p>
          </table:table-cell>
          <table:table-cell office:value-type="string" table:style-name="ce2">
            <text:p>O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54228" table:style-name="ce1">
            <text:p>4654228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84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775/GCF_000834775.1_ASM83477v1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Yersinia pestis Antiqua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Republic of the Congo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708024" table:style-name="ce1">
            <text:p>470802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90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825/GCF_000834825.1_ASM83482v1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Yersinia pestis Nicholisk 41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number-columns-repeated="2" table:style-name="ce1"/>
          <table:table-cell office:value-type="float" office:value="2008" table:style-name="ce1">
            <text:p>2008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23033" table:style-name="ce1">
            <text:p>452303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991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885/GCF_000834885.1_ASM83488v1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Yersinia pestis str Pestoides B</text:p>
          </table:table-cell>
          <table:table-cell office:value-type="string" table:style-name="ce2">
            <text:p>PE1 Mediaev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USSR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07660" table:style-name="ce1">
            <text:p>460766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1002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925/GCF_000834925.1_ASM83492v1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Yersinia pestis Pestoides G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 on mountain voles from the Republic of Georgia</text:p>
          </table:table-cell>
          <table:table-cell table:style-name="ce1"/>
          <table:table-cell office:value-type="string" table:style-name="ce1">
            <text:p>USSR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29728" table:style-name="ce1">
            <text:p>4529728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10247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985/GCF_000834985.1_ASM83498v1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Yersinia pestis 1412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Georg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524943" table:style-name="ce1">
            <text:p>452494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8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695/GCF_001188695.1_ASM118869v1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Yersinia pestis 1522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Armen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530125" table:style-name="ce1">
            <text:p>453012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5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715/GCF_001188715.1_ASM118871v1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Yersinia pestis 8787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Georg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467447" table:style-name="ce1">
            <text:p>4467447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4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755/GCF_001188755.1_ASM118875v1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Yersinia pestis 3770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Georg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523206" table:style-name="ce1">
            <text:p>452320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51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775/GCF_001188775.1_ASM118877v1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Yersinia pestis 3067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Georg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526841" table:style-name="ce1">
            <text:p>4526841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5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795/GCF_001188795.1_ASM118879v1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Yersinia pestis 2944</text:p>
          </table:table-cell>
          <table:table-cell office:value-type="string" table:style-name="ce2">
            <text:p>Mediaev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Russ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491639" table:style-name="ce1">
            <text:p>449163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92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815/GCF_001188815.1_ASM118881v1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Yersinia pestis 1413</text:p>
          </table:table-cell>
          <table:table-cell office:value-type="string" table:style-name="ce2">
            <text:p>Pestoïde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Georgia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528383" table:style-name="ce1">
            <text:p>452838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62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935/GCF_001188935.1_ASM118893v1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Yersinia pestis CO92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56337" table:style-name="ce1">
            <text:p>4556337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97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293/415/GCF_001293415.1_ASM129341v1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Yersinia pestis Cadman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Chance T et al., PLoS One 2017 (Pubmed:28328947)</text:p>
          </table:table-cell>
          <table:table-cell office:value-type="float" office:value="1" table:style-name="ce1">
            <text:p>1</text:p>
          </table:table-cell>
          <table:table-cell office:value-type="float" office:value="4602429" table:style-name="ce1">
            <text:p>460242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6-07-26T00:00:00" table:style-name="ce3">
            <text:p>26/07/16</text:p>
          </table:table-cell>
          <table:table-cell office:value-type="string" table:style-name="ce1">
            <text:p>NZ_CP01627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693/595/GCF_001693595.1_ASM169359v1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Yersinia pestis Java9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rat</text:p>
          </table:table-cell>
          <table:table-cell table:style-name="ce1"/>
          <table:table-cell office:value-type="string" table:style-name="ce1">
            <text:p>Indonesi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72688" table:style-name="ce1">
            <text:p>4672688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99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905/GCF_000834905.1_ASM83490v1</text:p>
          </table:table-cell>
          <table:table-cell table:number-columns-repeated="1636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Yersinia pestis Nairobi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Wild rat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Keny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563569" table:style-name="ce1">
            <text:p>456356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1029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5/005/GCF_000835005.1_ASM83500v1</text:p>
          </table:table-cell>
          <table:table-cell table:number-columns-repeated="1636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Yersinia pestis KIM5</text:p>
          </table:table-cell>
          <table:table-cell office:value-type="string" table:style-name="ce2">
            <text:p>M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Electroporation of Y pestis Kim6+ in pCD1Ap+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USA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05437" table:style-name="ce1">
            <text:p>4605437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4-07T00:00:00" table:style-name="ce3">
            <text:p>07/04/15</text:p>
          </table:table-cell>
          <table:table-cell office:value-type="string" table:style-name="ce1">
            <text:p>NZ_CP00983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970/105/GCF_000970105.1_ASM97010v1</text:p>
          </table:table-cell>
          <table:table-cell table:number-columns-repeated="1636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Yersinia pestis 790</text:p>
          </table:table-cell>
          <table:table-cell office:value-type="string" table:style-name="ce2">
            <text:p>Antiqua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Kyrgyzstan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629525" table:style-name="ce1">
            <text:p>462952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80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675/GCF_001188675.1_ASM118867v1</text:p>
          </table:table-cell>
          <table:table-cell table:number-columns-repeated="16364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Yersinia pestis 1045</text:p>
          </table:table-cell>
          <table:table-cell office:value-type="string" table:style-name="ce2">
            <text:p>Mediaevalis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3" table:style-name="ce1"/>
          <table:table-cell office:value-type="string" table:style-name="ce1">
            <text:p>Azerbaijan</text:p>
          </table:table-cell>
          <table:table-cell table:style-name="ce1"/>
          <table:table-cell office:value-type="string" table:style-name="ce1">
            <text:p>Zhgenti E et al., Genome Announc 2015 (Pubmed:26383663)</text:p>
          </table:table-cell>
          <table:table-cell office:value-type="float" office:value="1" table:style-name="ce1">
            <text:p>1</text:p>
          </table:table-cell>
          <table:table-cell office:value-type="float" office:value="4502257" table:style-name="ce1">
            <text:p>4502257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7-30T00:00:00" table:style-name="ce3">
            <text:p>30/07/15</text:p>
          </table:table-cell>
          <table:table-cell office:value-type="string" table:style-name="ce1">
            <text:p>NZ_CP006794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1/188/735/GCF_001188735.1_ASM118873v1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Yersinia pestis 195P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cell culture fro the lab strain</text:p>
          </table:table-cell>
          <table:table-cell office:value-type="float" office:value="2015" table:style-name="ce1">
            <text:p>201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655691" table:style-name="ce1">
            <text:p>4655691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GenBank</text:p>
          </table:table-cell>
          <table:table-cell office:value-type="date" office:date-value="2017-02-21T00:00:00" table:style-name="ce3">
            <text:p>21/02/17</text:p>
          </table:table-cell>
          <table:table-cell office:value-type="string" table:style-name="ce1">
            <text:p>CP019708.1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ftp://ftp.ncbi.nlm.nih.gov/genomes/all/GCA/002/005/285/GCA_002005285.1_ASM200528v1</text:p>
          </table:table-cell>
          <table:table-cell table:number-columns-repeated="1636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Yersinia pseudotuberculosis IP 31758</text:p>
          </table:table-cell>
          <table:table-cell office:value-type="string" table:style-name="ce2">
            <text:p>O:1b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 stool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USSR</text:p>
          </table:table-cell>
          <table:table-cell table:style-name="ce1"/>
          <table:table-cell office:value-type="string" table:style-name="ce1">
            <text:p>Eppinger M et al., PLoS Genet 2007 (Pubmed:17784789)</text:p>
          </table:table-cell>
          <table:table-cell office:value-type="float" office:value="1" table:style-name="ce1">
            <text:p>1</text:p>
          </table:table-cell>
          <table:table-cell office:value-type="float" office:value="4723306" table:style-name="ce1">
            <text:p>472330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07-07-23T00:00:00" table:style-name="ce3">
            <text:p>23/07/07</text:p>
          </table:table-cell>
          <table:table-cell office:value-type="string" table:style-name="ce1">
            <text:p>NC_009708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16/945/GCF_000016945.1_ASM1694v1</text:p>
          </table:table-cell>
          <table:table-cell table:number-columns-repeated="16364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2">
            <text:p>O:3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number-columns-repeated="3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89436" table:style-name="ce1">
            <text:p>468943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92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19/465/GCF_000019465.1_ASM1946v1</text:p>
          </table:table-cell>
          <table:table-cell table:number-columns-repeated="16364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Yersinia pseudotuberculosis PB1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table:number-columns-repeated="3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695575" table:style-name="ce1">
            <text:p>469557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80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20/085/GCF_000020085.1_ASM2008v1</text:p>
          </table:table-cell>
          <table:table-cell table:number-columns-repeated="16364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Yersinia pseudotuberculosis IP 32953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5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743972" table:style-name="ce1">
            <text:p>4743972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12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047/365/GCF_000047365.1_ASM4736v1</text:p>
          </table:table-cell>
          <table:table-cell table:number-columns-repeated="16364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Yersinia pseudotuberculosis ATCC 6904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number-columns-repeated="5" table:style-name="ce1"/>
          <table:table-cell office:value-type="string" table:style-name="ce1">
            <text:p>Daligault HE et al., Genome Announc 2014 (Pubmed:25342679)</text:p>
          </table:table-cell>
          <table:table-cell office:value-type="float" office:value="1" table:style-name="ce1">
            <text:p>1</text:p>
          </table:table-cell>
          <table:table-cell office:value-type="float" office:value="4806594" table:style-name="ce1">
            <text:p>480659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4-09-09T00:00:00" table:style-name="ce3">
            <text:p>09/09/14</text:p>
          </table:table-cell>
          <table:table-cell office:value-type="string" table:style-name="ce1">
            <text:p>NZ_CP008943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750/315/GCF_000750315.1_ASM75031v1</text:p>
          </table:table-cell>
          <table:table-cell table:number-columns-repeated="16364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Yersinia pseudotuberculosis MD67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string" table:style-name="ce1">
            <text:p>CC1</text:p>
          </table:table-cell>
          <table:table-cell table:number-columns-repeated="5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729753" table:style-name="ce1">
            <text:p>472975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57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355/GCF_000834355.1_ASM83435v1</text:p>
          </table:table-cell>
          <table:table-cell table:number-columns-repeated="16364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Yersinia pseudotuberculosis EP2</text:p>
          </table:table-cell>
          <table:table-cell table:number-columns-repeated="3" table:style-name="ce1"/>
          <table:table-cell office:value-type="string" table:style-name="ce1">
            <text:p>CC1</text:p>
          </table:table-cell>
          <table:table-cell table:number-columns-repeated="5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706165" table:style-name="ce1">
            <text:p>470616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59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415/GCF_000834415.1_ASM83441v1</text:p>
          </table:table-cell>
          <table:table-cell table:number-columns-repeated="16364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Yersinia pseudotuberculosis 1</text:p>
          </table:table-cell>
          <table:table-cell office:value-type="string" table:style-name="ce2">
            <text:p>1a</text:p>
          </table:table-cell>
          <table:table-cell table:style-name="ce2"/>
          <table:table-cell table:style-name="ce1"/>
          <table:table-cell office:value-type="string" table:style-name="ce1">
            <text:p>CC1</text:p>
          </table:table-cell>
          <table:table-cell table:number-columns-repeated="5"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728337" table:style-name="ce1">
            <text:p>4728337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09786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435/GCF_000834435.1_ASM83443v1</text:p>
          </table:table-cell>
          <table:table-cell table:number-columns-repeated="16364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Yersinia pseudotuberculosis str PA3606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Japan</text:p>
          </table:table-cell>
          <table:table-cell table:style-name="ce1"/>
          <table:table-cell office:value-type="string" table:style-name="ce1">
            <text:p>Johnson SL et al., Genome Announc 2015 (Pubmed:25931590)</text:p>
          </table:table-cell>
          <table:table-cell office:value-type="float" office:value="1" table:style-name="ce1">
            <text:p>1</text:p>
          </table:table-cell>
          <table:table-cell office:value-type="float" office:value="4742580" table:style-name="ce1">
            <text:p>4742580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5-02-09T00:00:00" table:style-name="ce3">
            <text:p>09/02/15</text:p>
          </table:table-cell>
          <table:table-cell office:value-type="string" table:style-name="ce1">
            <text:p>NZ_CP010067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000/834/945/GCF_000834945.1_ASM83494v1</text:p>
          </table:table-cell>
          <table:table-cell table:number-columns-repeated="16364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Yersinia pseudotuberculosis NZYP4713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C1</text:p>
          </table:table-cell>
          <table:table-cell table:style-name="ce1"/>
          <table:table-cell office:value-type="string" table:style-name="ce1">
            <text:p>human fece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New Zeala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724276" table:style-name="ce1">
            <text:p>472427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RefSeq</text:p>
          </table:table-cell>
          <table:table-cell office:value-type="date" office:date-value="2017-01-03T00:00:00" table:style-name="ce3">
            <text:p>03/01/17</text:p>
          </table:table-cell>
          <table:table-cell office:value-type="string" table:style-name="ce1">
            <text:p>NZ_LT596221.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ftp://ftp.ncbi.nlm.nih.gov/genomes/all/GCF/900/092/345/GCF_900092345.1_YP4713</text:p>
          </table:table-cell>
          <table:table-cell table:number-columns-repeated="16364" table:style-name="ce1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2"/>
          <table:table-cell table:number-columns-repeated="16380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1048502" table:style-name="ro2">
          <table:table-cell table:number-columns-repeated="16384"/>
        </table:table-row>
      </table:table>
      <table:table table:name="YersiniaTranscriptomeDetail" table:style-name="ta1">
        <table:table-column table:style-name="co20" table:default-cell-style-name="ce1"/>
        <table:table-column table:style-name="co21" table:number-columns-repeated="11" table:default-cell-style-name="ce1"/>
        <table:table-column table:style-name="co22" table:default-cell-style-name="ce1"/>
        <table:table-column table:style-name="co21" table:number-columns-repeated="1011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1">
            <text:p>Data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Growth</text:p>
          </table:table-cell>
          <table:table-cell office:value-type="string" table:style-name="ce1">
            <text:p>TimePoint</text:p>
          </table:table-cell>
          <table:table-cell office:value-type="string" table:style-name="ce1">
            <text:p>��C</text:p>
          </table:table-cell>
          <table:table-cell office:value-type="string" table:style-name="ce1">
            <text:p>Mutant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MediaGrowthProperties</text:p>
          </table:table-cell>
          <table:table-cell office:value-type="string" table:style-name="ce1">
            <text:p>Strain used</text:p>
          </table:table-cell>
          <table:table-cell office:value-type="string" table:style-name="ce1">
            <text:p>Strain array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ArrayExpressId</text:p>
          </table:table-cell>
          <table:table-cell office:value-type="string" table:style-name="ce1">
            <text:p>ArrayExpressTechno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,2NaCl_F2365_JCVI_2010_EGDe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32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,2NaCl_F2365_JCVI_2010_F2365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31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BMM_Mouse_4h_WUSTL_2011_EGDe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29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BMM_Mouse_4h_WUSTL_2011_F2365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4">
            <text:p>37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28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CUFSL_201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41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CUFSL_2014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string" table:style-name="ce5">
            <text:p>30 or 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333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Internalin_CUFSL_2010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073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JCVI_2013_EGDe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238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JCVI_2013_F2365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237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WUSTL_2011_EGDe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Late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109</text:p>
          </table:table-cell>
          <table:table-cell office:value-type="string" table:style-name="ce1">
            <text:p>A-GEOD-10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403S_WUSTL_2011_F2365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Late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108</text:p>
          </table:table-cell>
          <table:table-cell office:value-type="string" table:style-name="ce1">
            <text:p>A-GEOD-10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C_Agilent_2012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29240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NaCl_25C_ATCC19115_Tasmania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22847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2Nacl_25C_ScottA_Tasmania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20217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2h_Biofilm_J0161_Agilent_2012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string" table:style-name="ce5">
            <text:p>26 then 37</text:p>
          </table:table-cell>
          <table:table-cell table:style-name="ce1"/>
          <table:table-cell office:value-type="string" table:style-name="ce1">
            <text:p>LB THEN 2,5mM CaCl2</text:p>
          </table:table-cell>
          <table:table-cell office:value-type="string" table:style-name="ce1">
            <text:p>LB, CaCl2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31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2h_CoCulture_Broth_J0161_Agilent_2012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string" table:style-name="ce5">
            <text:p>26 then 37</text:p>
          </table:table-cell>
          <table:table-cell table:style-name="ce1"/>
          <table:table-cell office:value-type="string" table:style-name="ce1">
            <text:p>LB THEN 2,5mM CaCl2</text:p>
          </table:table-cell>
          <table:table-cell office:value-type="string" table:style-name="ce1">
            <text:p>LB, CaCl2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30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5min_Acidified_37C_10403S_CUFSL_201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29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5min_Acidified_7C_10403S_CUFSL_201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28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5min_Acidified_Stat_37C_10403S_CUFSL_201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Growth Inhibition ?</text:p>
          </table:table-cell>
          <table:table-cell office:value-type="string" table:style-name="ce1">
            <text:p>45, 90, 12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HB</text:p>
          </table:table-cell>
          <table:table-cell office:value-type="string" table:style-name="ce1">
            <text:p>MHB et 150rpm 2h</text:p>
          </table:table-cell>
          <table:table-cell office:value-type="string" table:style-name="ce1">
            <text:p>BHIA-plated Y. pestis Kimberley53</text:p>
          </table:table-cell>
          <table:table-cell office:value-type="string" table:style-name="ce1">
            <text:p>BHIA-plated Y. pestis Kimberley53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A-GEOD-216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5min_Acidified_Stat_7C_10403S_CUFSL_2011</text:p>
          </table:table-cell>
          <table:table-cell office:value-type="string" table:style-name="ce1">
            <text:p>comparative genomic hybridization by array <text:s/>Profiling</text:p>
          </table:table-cell>
          <table:table-cell office:value-type="date" office:date-value="2016-02-11T00:00:00" table:style-name="ce3">
            <text:p>11/02/16</text:p>
          </table:table-cell>
          <table:table-cell table:number-columns-repeated="2" table:style-name="ce1"/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ersinia Pestis et al</text:p>
          </table:table-cell>
          <table:table-cell office:value-type="string" table:style-name="ce1">
            <text:p>Rodent Chip DNA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77765</text:p>
          </table:table-cell>
          <table:table-cell office:value-type="string" table:style-name="ce1">
            <text:p>A-GEOD-214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6h_EGDe_UGiessen_2008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1-14T00:00:00" table:style-name="ce3">
            <text:p>14/01/16</text:p>
          </table:table-cell>
          <table:table-cell table:style-name="ce1"/>
          <table:table-cell office:value-type="string" table:style-name="ce1">
            <text:p>45, 6h, 9h, 12h, 18h, 24h, 32h, 42h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Brain Heart Infusion Broth</text:p>
          </table:table-cell>
          <table:table-cell table:style-name="ce1"/>
          <table:table-cell office:value-type="string" table:style-name="ce1">
            <text:p>Yersinia Pestis CO92</text:p>
          </table:table-cell>
          <table:table-cell office:value-type="string" table:style-name="ce1">
            <text:p>Rhesus Macaque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A-GEOD-98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min_pH3,5_25C_ScottA_Tasmania_2010</text:p>
          </table:table-cell>
          <table:table-cell office:value-type="string" table:style-name="ce1">
            <text:p>Expression profiling by high throughput sequencing</text:p>
          </table:table-cell>
          <table:table-cell office:value-type="date" office:date-value="2015-07-13T00:00:00" table:style-name="ce3">
            <text:p>13/07/15</text:p>
          </table:table-cell>
          <table:table-cell table:number-columns-repeated="2" table:style-name="ce1"/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tasulli NM et al., Mbio 2015 (Pubmed:26463167)</text:p>
          </table:table-cell>
          <table:table-cell office:value-type="string" table:style-name="ce1">
            <text:p>E-GEOD-70819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4C_MinimalMediaGlucose_OperonBioTech_2014_EGDe</text:p>
          </table:table-cell>
          <table:table-cell office:value-type="string" table:style-name="ce1">
            <text:p>Expression profiling by high throughput sequencing</text:p>
          </table:table-cell>
          <table:table-cell office:value-type="date" office:date-value="2015-03-31T00:00:00" table:style-name="ce3">
            <text:p>31/03/15</text:p>
          </table:table-cell>
          <table:table-cell table:style-name="ce1"/>
          <table:table-cell office:value-type="string" table:style-name="ce1">
            <text:p>4h, 18h, 48h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RPMI (6-7j) + M-CSF (Macrophage Colony-Stimulating Factor). PBS + gentamycin (bacterial infection)</text:p>
          </table:table-cell>
          <table:table-cell office:value-type="string" table:style-name="ce1">
            <text:p>RPMI et M-CSF; PBS et Gentamycin</text:p>
          </table:table-cell>
          <table:table-cell office:value-type="string" table:style-name="ce1">
            <text:p>Yersinia Pseudotuberculosis et al</text:p>
          </table:table-cell>
          <table:table-cell office:value-type="string" table:style-name="ce1">
            <text:p>Homo Sapiens</text:p>
          </table:table-cell>
          <table:table-cell office:value-type="string" table:style-name="ce1">
            <text:p>Blischak JD et al., Sci Rep 2015 (Pubmed:26586179)</text:p>
          </table:table-cell>
          <table:table-cell office:value-type="string" table:style-name="ce1">
            <text:p>E-GEOD-67427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4h_Biofilm_J0161_Agilent_2012</text:p>
          </table:table-cell>
          <table:table-cell office:value-type="string" table:style-name="ce1">
            <text:p>Expression profiling by high throughput sequencing</text:p>
          </table:table-cell>
          <table:table-cell office:value-type="date" office:date-value="2015-03-04T00:00:00" table:style-name="ce3">
            <text:p>04/03/15</text:p>
          </table:table-cell>
          <table:table-cell table:number-columns-repeated="2" table:style-name="ce1"/>
          <table:table-cell office:value-type="string" table:style-name="ce1">
            <text:p>22 or 37</text:p>
          </table:table-cell>
          <table:table-cell office:value-type="string" table:style-name="ce1">
            <text:p>RfaH- et hfq-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enterocolitica (6471/6476 or YeO3-hfq::Km)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4h_Broth_J0161_Agilent_2012</text:p>
          </table:table-cell>
          <table:table-cell office:value-type="string" table:style-name="ce1">
            <text:p>Non-coding RNA profiling by high throughput sequencing</text:p>
          </table:table-cell>
          <table:table-cell office:value-type="date" office:date-value="2015-02-18T00:00:00" table:style-name="ce3">
            <text:p>18/02/15</text:p>
          </table:table-cell>
          <table:table-cell table:style-name="ce1"/>
          <table:table-cell office:value-type="string" table:style-name="ce1">
            <text:p>4h, 18h, 48h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RPMI-1640 (5j) + 10% heat-inactivated FCS, L-glutamine, GM-CSF et IL-4 THEN complete medium with cytokines. Bacterium + Gentamycin (bacterial infection)</text:p>
          </table:table-cell>
          <table:table-cell office:value-type="string" table:style-name="ce1">
            <text:p>RPMI-1640 + 10% heat-inactivated FCS + L-glutamine + GM-CSF et IL-4. Complete medium + cytokines ; <text:s/>Bacterium + Gentamycin (bacterial infection)</text:p>
          </table:table-cell>
          <table:table-cell office:value-type="string" table:style-name="ce1">
            <text:p>Yersinia Pseudotuberculosis et al</text:p>
          </table:table-cell>
          <table:table-cell office:value-type="string" table:style-name="ce1">
            <text:p>Homo Sapiens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4h_CoCulture_Biofilm_J0161_Agilent_2012</text:p>
          </table:table-cell>
          <table:table-cell office:value-type="string" table:style-name="ce1">
            <text:p>RNA-seq of coding RNA</text:p>
          </table:table-cell>
          <table:table-cell office:value-type="date" office:date-value="2014-12-05T00:00:00" table:style-name="ce3">
            <text:p>05/12/14</text:p>
          </table:table-cell>
          <table:table-cell table:style-name="ce1"/>
          <table:table-cell office:value-type="string" table:style-name="ce1">
            <text:p>0j, 2j, 42j</text:p>
          </table:table-cell>
          <table:table-cell office:value-type="string" table:style-name="ce1">
            <text:p>26 or 26 to 37</text:p>
          </table:table-cell>
          <table:table-cell table:style-name="ce1"/>
          <table:table-cell office:value-type="string" table:style-name="ce1">
            <text:p>LB or new medium grown to calcium depleted medium</text:p>
          </table:table-cell>
          <table:table-cell office:value-type="string" table:style-name="ce1">
            <text:p>LB or new medium THEN Ca- medium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4h_CoCulture_Broth_J0161_Agilent_2012</text:p>
          </table:table-cell>
          <table:table-cell office:value-type="string" table:style-name="ce1">
            <text:p>Transcription Profiling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B + 10g/l glucose + 0.2M HEPES + aeration/anaerobic.</text:p>
          </table:table-cell>
          <table:table-cell office:value-type="string" table:style-name="ce1">
            <text:p>LB, glucose, HEPES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E-GEOD-56475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4h_pH3,5_25C_ScottA_Tasmania_2010</text:p>
          </table:table-cell>
          <table:table-cell office:value-type="string" table:style-name="ce1">
            <text:p>Transcription Profiling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B + 10g/l glucose + 0.2M HEPES + aeration/anaerobic.</text:p>
          </table:table-cell>
          <table:table-cell office:value-type="string" table:style-name="ce1">
            <text:p>LB, glucose, HEPES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E-GEOD-56476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5C_701700_Tasmania_2013</text:p>
          </table:table-cell>
          <table:table-cell office:value-type="string" table:style-name="ce1">
            <text:p>RNA-seq of coding RNA</text:p>
          </table:table-cell>
          <table:table-cell office:value-type="date" office:date-value="2014-10-23T00:00:00" table:style-name="ce3">
            <text:p>23/10/14</text:p>
          </table:table-cell>
          <table:table-cell table:number-columns-repeated="2" table:style-name="ce1"/>
          <table:table-cell office:value-type="string" table:style-name="ce1">
            <text:p>22 or 37</text:p>
          </table:table-cell>
          <table:table-cell office:value-type="string" table:style-name="ce1">
            <text:p>ybeY-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enterocolitica O:3</text:p>
          </table:table-cell>
          <table:table-cell office:value-type="string" table:style-name="ce1">
            <text:p>Yersinia enterocolitica subsp. palearctica Y11</text:p>
          </table:table-cell>
          <table:table-cell office:value-type="string" table:style-name="ce1">
            <text:p>Leskinen K et al., Microbiology 2015 (Pubmed:25416689)</text:p>
          </table:table-cell>
          <table:table-cell office:value-type="string" table:style-name="ce1">
            <text:p>E-GEOD-62601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5C_ATCC19115_Tasmania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xponential Phase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rp-</text:p>
          </table:table-cell>
          <table:table-cell office:value-type="string" table:style-name="ce1">
            <text:p>HAM's F-12 Nutrient Mixture + DMEM medium (Pre-cultures). Yersinia minimal medium (Second et main cultures).</text:p>
          </table:table-cell>
          <table:table-cell office:value-type="string" table:style-name="ce1">
            <text:p>HAM's F-12 Nutrient Mixture + DMEM medium ; YMM = 8 g glucose, 6.62 g KH2PO4, 13.26 g K2HPO4, 0.31 g NaCl, 5 g (NH4)2SO4, 0.20 g MgSO4∙7H2O, 30 mg 3,4-dihydroxybenzoic acid, 0.5 mg FeSO4∙7H2O, 0.5 mg ZnSO4∙7H2O, 2 mg FeCl3∙6H2O, 2 mg MnSO4∙H2O, 0.8 mg ZnSO4∙7H2O, 0.2 mg CuCl2∙2H2O, 0.2 mg Na2B4O7∙10H2O and 0.1 mg (NH4)6Mo7O24∙4H2O.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E-GEOD-54544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5C_ScottA_Tasmania_2010</text:p>
          </table:table-cell>
          <table:table-cell office:value-type="string" table:style-name="ce1">
            <text:p>Transcription Profiling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xponential Phase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srA-</text:p>
          </table:table-cell>
          <table:table-cell office:value-type="string" table:style-name="ce1">
            <text:p>HAM's F-12 Nutrient Mixture + DMEM medium (Pre-cultures). Yersinia minimal medium (Second et main cultures).</text:p>
          </table:table-cell>
          <table:table-cell office:value-type="string" table:style-name="ce1">
            <text:p>HAM's F-12 Nutrient Mixture + DMEM medium ; YMM = 8 g glucose, 6.62 g KH2PO4, 13.26 g K2HPO4, 0.31 g NaCl, 5 g (NH4)2SO4, 0.20 g MgSO4∙7H2O, 30 mg 3,4-dihydroxybenzoic acid, 0.5 mg FeSO4∙7H2O, 0.5 mg ZnSO4∙7H2O, 2 mg FeCl3∙6H2O, 2 mg MnSO4∙H2O, 0.8 mg ZnSO4∙7H2O, 0.2 mg CuCl2∙2H2O, 0.2 mg Na2B4O7∙10H2O and 0.1 mg (NH4)6Mo7O24∙4H2O.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E-GEOD-54545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5C_ScottA_Tasmania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xponential Phase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ovA-</text:p>
          </table:table-cell>
          <table:table-cell office:value-type="string" table:style-name="ce1">
            <text:p>HAM's F-12 Nutrient Mixture + DMEM medium (Pre-cultures). Yersinia minimal medium (Second et main cultures).</text:p>
          </table:table-cell>
          <table:table-cell office:value-type="string" table:style-name="ce1">
            <text:p>HAM's F-12 Nutrient Mixture + DMEM medium ; YMM = 8 g glucose, 6.62 g KH2PO4, 13.26 g K2HPO4, 0.31 g NaCl, 5 g (NH4)2SO4, 0.20 g MgSO4∙7H2O, 30 mg 3,4-dihydroxybenzoic acid, 0.5 mg FeSO4∙7H2O, 0.5 mg ZnSO4∙7H2O, 2 mg FeCl3∙6H2O, 2 mg MnSO4∙H2O, 0.8 mg ZnSO4∙7H2O, 0.2 mg CuCl2∙2H2O, 0.2 mg Na2B4O7∙10H2O and 0.1 mg (NH4)6Mo7O24∙4H2O.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E-GEOD-54546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7C_10403S_CUFSL_2011</text:p>
          </table:table-cell>
          <table:table-cell office:value-type="string" table:style-name="ce1">
            <text:p><text:s/>Expression profiling by genome tiling array</text:p>
          </table:table-cell>
          <table:table-cell office:value-type="date" office:date-value="2013-09-21T00:00:00" table:style-name="ce3">
            <text:p>21/09/1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inimal medium + glucose (ox +/-)</text:p>
          </table:table-cell>
          <table:table-cell office:value-type="string" table:style-name="ce1">
            <text:p>minimal medium et glucose</text:p>
          </table:table-cell>
          <table:table-cell office:value-type="string" table:style-name="ce1">
            <text:p>Yersinia intermedia strain ATCC 29909</text:p>
          </table:table-cell>
          <table:table-cell office:value-type="string" table:style-name="ce1">
            <text:p>Yersinia intermedia strain ATCC 29909</text:p>
          </table:table-cell>
          <table:table-cell office:value-type="string" table:style-name="ce1">
            <text:p>Babujee L et al. , PloS One 2013 (Pubmed:24116118)</text:p>
          </table:table-cell>
          <table:table-cell office:value-type="string" table:style-name="ce1">
            <text:p>E-GEOD-50043</text:p>
          </table:table-cell>
          <table:table-cell office:value-type="string" table:style-name="ce1">
            <text:p>A-GEOD-175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7C_Agilent_2012</text:p>
          </table:table-cell>
          <table:table-cell office:value-type="string" table:style-name="ce1">
            <text:p>Expression profiling by array</text:p>
          </table:table-cell>
          <table:table-cell office:value-type="date" office:date-value="2012-12-31T00:00:00" table:style-name="ce3">
            <text:p>31/12/12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rp-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Heroven AK et al., Front Cell Infect Microbiol 2012 (Pubmed:23251905)</text:p>
          </table:table-cell>
          <table:table-cell office:value-type="string" table:style-name="ce1">
            <text:p>E-GEOD-42206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7C_MinimalMediaGlucose_OperonBioTech_2014_EGDe</text:p>
          </table:table-cell>
          <table:table-cell office:value-type="string" table:style-name="ce1">
            <text:p>Transcription Profiling</text:p>
          </table:table-cell>
          <table:table-cell office:value-type="date" office:date-value="2012-10-16T00:00:00" table:style-name="ce3">
            <text:p>16/10/12</text:p>
          </table:table-cell>
          <table:table-cell table:style-name="ce1"/>
          <table:table-cell office:value-type="string" table:style-name="ce1">
            <text:p>1h, 16h</text:p>
          </table:table-cell>
          <table:table-cell table:style-name="ce1"/>
          <table:table-cell office:value-type="string" table:style-name="ce1">
            <text:p>YopM-</text:p>
          </table:table-cell>
          <table:table-cell table:number-columns-repeated="2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Uittenbogaard AM, Front Cell Infect Microbiol 2012 (Pubmed:23248776)</text:p>
          </table:table-cell>
          <table:table-cell office:value-type="string" table:style-name="ce1">
            <text:p>E-GEOD-41564</text:p>
          </table:table-cell>
          <table:table-cell office:value-type="string" table:style-name="ce1">
            <text:p>A-GEOD-161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7C_UGiessen_2007</text:p>
          </table:table-cell>
          <table:table-cell office:value-type="string" table:style-name="ce1">
            <text:p>Transcription Profiling</text:p>
          </table:table-cell>
          <table:table-cell office:value-type="date" office:date-value="2012-07-30T00:00:00" table:style-name="ce3">
            <text:p>30/07/12</text:p>
          </table:table-cell>
          <table:table-cell table:number-columns-repeated="3" table:style-name="ce1"/>
          <table:table-cell office:value-type="string" table:style-name="ce1">
            <text:p>ymoA-</text:p>
          </table:table-cell>
          <table:table-cell table:number-columns-repeated="2" table:style-name="ce1"/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5043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C_Agilent_2012</text:p>
          </table:table-cell>
          <table:table-cell office:value-type="string" table:style-name="ce1">
            <text:p>Transcription Profiling</text:p>
          </table:table-cell>
          <table:table-cell office:value-type="date" office:date-value="2012-07-21T00:00:00" table:style-name="ce3">
            <text:p>21/07/12</text:p>
          </table:table-cell>
          <table:table-cell table:style-name="ce1"/>
          <table:table-cell office:value-type="string" table:style-name="ce1">
            <text:p>0h, 8h, 72h</text:p>
          </table:table-cell>
          <table:table-cell table:number-columns-repeated="4" table:style-name="ce1"/>
          <table:table-cell office:value-type="string" table:style-name="ce1">
            <text:p>Yersinia Ruckeri</text:p>
          </table:table-cell>
          <table:table-cell office:value-type="string" table:style-name="ce1">
            <text:p>Custom 2 (Oncorhynchus mykiss et Salmo salar)</text:p>
          </table:table-cell>
          <table:table-cell office:value-type="string" table:style-name="ce1">
            <text:p>Bridle AR et al., PloS One 2012 (Pubmed:22808275)</text:p>
          </table:table-cell>
          <table:table-cell office:value-type="string" table:style-name="ce1">
            <text:p>E-GEOD-36332</text:p>
          </table:table-cell>
          <table:table-cell office:value-type="string" table:style-name="ce1">
            <text:p>A-GEOD-132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h_EGDe_UGiessen_2008</text:p>
          </table:table-cell>
          <table:table-cell office:value-type="string" table:style-name="ce1">
            <text:p>Transcription Profiling</text:p>
          </table:table-cell>
          <table:table-cell office:value-type="date" office:date-value="2012-06-16T00:00:00" table:style-name="ce3">
            <text:p>16/06/12</text:p>
          </table:table-cell>
          <table:table-cell table:number-columns-repeated="2" table:style-name="ce1"/>
          <table:table-cell office:value-type="float" office:value="13.8" table:style-name="ce1">
            <text:p>13.8</text:p>
          </table:table-cell>
          <table:table-cell table:style-name="ce1"/>
          <table:table-cell office:value-type="string" table:style-name="ce1">
            <text:p>aerated glass tanks of water + dry feeds 3% weight</text:p>
          </table:table-cell>
          <table:table-cell office:value-type="string" table:style-name="ce1">
            <text:p>tanks + dry feeds 3%</text:p>
          </table:table-cell>
          <table:table-cell office:value-type="string" table:style-name="ce1">
            <text:p>Yersinia Ruckeri</text:p>
          </table:table-cell>
          <table:table-cell office:value-type="string" table:style-name="ce1">
            <text:p>Oncorhynchus mykiss</text:p>
          </table:table-cell>
          <table:table-cell office:value-type="string" table:style-name="ce1">
            <text:p>Wenger M et al., Mar Biotechnol 2012 (Pubmed:22825393)</text:p>
          </table:table-cell>
          <table:table-cell office:value-type="string" table:style-name="ce1">
            <text:p>E-GEOD-38763</text:p>
          </table:table-cell>
          <table:table-cell office:value-type="string" table:style-name="ce1">
            <text:p>A-GEOD-61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8C_10min_UGiessen_2007</text:p>
          </table:table-cell>
          <table:table-cell office:value-type="string" table:style-name="ce1">
            <text:p>Other</text:p>
          </table:table-cell>
          <table:table-cell office:value-type="date" office:date-value="2011-11-30T00:00:00" table:style-name="ce3">
            <text:p>30/11/1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KIM6+</text:p>
          </table:table-cell>
          <table:table-cell office:value-type="string" table:style-name="ce1">
            <text:p>HI. BMM + PBS + 8g/ml gentamycin (bacteria infection)</text:p>
          </table:table-cell>
          <table:table-cell office:value-type="string" table:style-name="ce1">
            <text:p>HI. BMM + PBS + 8g/ml gentamycin (bacteria infection)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KIM</text:p>
          </table:table-cell>
          <table:table-cell office:value-type="string" table:style-name="ce1">
            <text:p>Klein KA et al., J Bacteriol 2012 (Pubmed:22139502)</text:p>
          </table:table-cell>
          <table:table-cell office:value-type="string" table:style-name="ce1">
            <text:p>E-GEOD-33982</text:p>
          </table:table-cell>
          <table:table-cell office:value-type="string" table:style-name="ce1">
            <text:p>A-GEOD-41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8C_20min_UGiessen_2007</text:p>
          </table:table-cell>
          <table:table-cell office:value-type="string" table:style-name="ce1">
            <text:p>Transcription Profiling</text:p>
          </table:table-cell>
          <table:table-cell office:value-type="date" office:date-value="2011-10-23T00:00:00" table:style-name="ce3">
            <text:p>23/10/11</text:p>
          </table:table-cell>
          <table:table-cell office:value-type="string" table:style-name="ce1">
            <text:p>Middle exponential phase to 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ompR-</text:p>
          </table:table-cell>
          <table:table-cell office:value-type="string" table:style-name="ce1">
            <text:p>TMH then 0.5M sorbitol (20 last min)</text:p>
          </table:table-cell>
          <table:table-cell office:value-type="string" table:style-name="ce1">
            <text:p>THM, Sorbitol</text:p>
          </table:table-cell>
          <table:table-cell office:value-type="string" table:style-name="ce1">
            <text:p>Yersinia Pestis biovar microtus strain 201 DompR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Gao H et al., BMC Microbiol 2011 (Pubmed:21345178)</text:p>
          </table:table-cell>
          <table:table-cell office:value-type="string" table:style-name="ce1">
            <text:p>E-GEOD-26601</text:p>
          </table:table-cell>
          <table:table-cell office:value-type="string" table:style-name="ce1">
            <text:p>A-GEOD-114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8C_3min_UGiessen_2007</text:p>
          </table:table-cell>
          <table:table-cell office:value-type="string" table:style-name="ce1">
            <text:p>Transcription Profiling</text:p>
          </table:table-cell>
          <table:table-cell office:value-type="date" office:date-value="2011-07-13T00:00:00" table:style-name="ce3">
            <text:p>13/07/11</text:p>
          </table:table-cell>
          <table:table-cell table:style-name="ce1"/>
          <table:table-cell office:value-type="string" table:style-name="ce1">
            <text:p>1h, 2h, 4h, 8h</text:p>
          </table:table-cell>
          <table:table-cell office:value-type="string" table:style-name="ce1">
            <text:p>26 or post temperature shift</text:p>
          </table:table-cell>
          <table:table-cell table:style-name="ce1"/>
          <table:table-cell office:value-type="string" table:style-name="ce1">
            <text:p>Custom media</text:p>
          </table:table-cell>
          <table:table-cell office:value-type="string" table:style-name="ce1">
            <text:p>Custom media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8C_40min_UGiessen_2007</text:p>
          </table:table-cell>
          <table:table-cell office:value-type="string" table:style-name="ce1">
            <text:p>transcription profiling by array, all pairs, co-expression, growth condition design, in vivo Profiling</text:p>
          </table:table-cell>
          <table:table-cell office:value-type="date" office:date-value="2011-01-01T00:00:00" table:style-name="ce3">
            <text:p>01/01/1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ypsI, ytbI</text:p>
          </table:table-cell>
          <table:table-cell office:value-type="string" table:style-name="ce1">
            <text:p>NGM THEN incubation at 20 degrees for 1 hour with C. elegans larval stage (4 times).</text:p>
          </table:table-cell>
          <table:table-cell office:value-type="string" table:style-name="ce1">
            <text:p>NGM + larval incubation stages.</text:p>
          </table:table-cell>
          <table:table-cell office:value-type="string" table:style-name="ce1">
            <text:p>Yersinia Pseudotuberculosis YPIII et 3384 et mutant</text:p>
          </table:table-cell>
          <table:table-cell office:value-type="string" table:style-name="ce1">
            <text:p>Caenorhabditis elegans</text:p>
          </table:table-cell>
          <table:table-cell office:value-type="string" table:style-name="ce1">
            <text:p>George W. P. Joshua et al., Infect Immun. 2015 (Pubmed)25312958</text:p>
          </table:table-cell>
          <table:table-cell office:value-type="string" table:style-name="ce1">
            <text:p>E-MEXP-2981</text:p>
          </table:table-cell>
          <table:table-cell office:value-type="string" table:style-name="ce1">
            <text:p>A-AFFY-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8h_pH3,5_25C_ScottA_Tasmania_2010</text:p>
          </table:table-cell>
          <table:table-cell office:value-type="string" table:style-name="ce1">
            <text:p>Transcription Profiling</text:p>
          </table:table-cell>
          <table:table-cell office:value-type="date" office:date-value="2010-12-07T00:00:00" table:style-name="ce3">
            <text:p>07/12/10</text:p>
          </table:table-cell>
          <table:table-cell table:style-name="ce1"/>
          <table:table-cell office:value-type="string" table:style-name="ce1">
            <text:p>36h, 60h</text:p>
          </table:table-cell>
          <table:table-cell office:value-type="string" table:style-name="ce1">
            <text:p>28 to 21</text:p>
          </table:table-cell>
          <table:table-cell office:value-type="string" table:style-name="ce1">
            <text:p>pYV-</text:p>
          </table:table-cell>
          <table:table-cell office:value-type="string" table:style-name="ce1">
            <text:p>HIB THEN LB (for flea passage).</text:p>
          </table:table-cell>
          <table:table-cell office:value-type="string" table:style-name="ce1">
            <text:p>HIB. LB</text:p>
          </table:table-cell>
          <table:table-cell office:value-type="string" table:style-name="ce1">
            <text:p>Y. pestis 195/P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A-AFFY-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C_0_Febit_2013</text:p>
          </table:table-cell>
          <table:table-cell office:value-type="string" table:style-name="ce1">
            <text:p>comparative genomic hybridization by array</text:p>
          </table:table-cell>
          <table:table-cell office:value-type="date" office:date-value="2010-09-02T00:00:00" table:style-name="ce3">
            <text:p>02/09/10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estis et Pseudotuberculosis</text:p>
          </table:table-cell>
          <table:table-cell office:value-type="string" table:style-name="ce1">
            <text:p>Yersinia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A-GEOD-108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C_120_Febit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1.5h, 4h, 8h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25mL DMEM + HIB + ampicillin. J774A.1 macrophage-like cells infected under HIB 28 degrees + ampicillin THEN gentamycin.</text:p>
          </table:table-cell>
          <table:table-cell office:value-type="string" table:style-name="ce1">
            <text:p>DMEM, HIB, ampicillin; J774A.1 macrophage-like cells infected under HIB 28 degrees + ampicillin THEN gentamycin.</text:p>
          </table:table-cell>
          <table:table-cell office:value-type="string" table:style-name="ce1">
            <text:p>Yersinia Pestis KIM5</text:p>
          </table:table-cell>
          <table:table-cell office:value-type="string" table:style-name="ce1">
            <text:p>Yersinia Pestis KIM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A-GEOD-41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C_30_Febit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09-03-10T00:00:00" table:style-name="ce3">
            <text:p>10/03/09</text:p>
          </table:table-cell>
          <table:table-cell office:value-type="string" table:style-name="ce1">
            <text:p>Middle exponential phase to 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zur-</text:p>
          </table:table-cell>
          <table:table-cell office:value-type="string" table:style-name="ce1">
            <text:p>TMH + 5mM ZnCl2</text:p>
          </table:table-cell>
          <table:table-cell office:value-type="string" table:style-name="ce1">
            <text:p>TMH, ZnCl2</text:p>
          </table:table-cell>
          <table:table-cell office:value-type="string" table:style-name="ce1">
            <text:p>Y. pestis biovar microtus strain 201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15183</text:p>
          </table:table-cell>
          <table:table-cell office:value-type="string" table:style-name="ce1">
            <text:p>A-GEOD-59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C_701700_Tasmania_2013</text:p>
          </table:table-cell>
          <table:table-cell office:value-type="string" table:style-name="ce1">
            <text:p>genotyping by mass spectrometer, individual genetic characteristics</text:p>
          </table:table-cell>
          <table:table-cell office:value-type="date" office:date-value="2010-05-01T00:00:00" table:style-name="ce3">
            <text:p>01/05/10</text:p>
          </table:table-cell>
          <table:table-cell table:number-columns-repeated="6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dHPLC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C_ATCC19115_Tasmania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0-04-06T00:00:00" table:style-name="ce3">
            <text:p>06/04/10</text:p>
          </table:table-cell>
          <table:table-cell office:value-type="string" table:style-name="ce1">
            <text:p>Exponential Phase or Stationary Phase</text:p>
          </table:table-cell>
          <table:table-cell table:style-name="ce1"/>
          <table:table-cell office:value-type="string" table:style-name="ce1">
            <text:p>28 to 21</text:p>
          </table:table-cell>
          <table:table-cell office:value-type="string" table:style-name="ce1">
            <text:p>yitR-</text:p>
          </table:table-cell>
          <table:table-cell office:value-type="string" table:style-name="ce1">
            <text:p>BHI THEN LB + 100mM MOPS, pH7.4</text:p>
          </table:table-cell>
          <table:table-cell office:value-type="string" table:style-name="ce1">
            <text:p>BHI. LB + MOPS [pH 7.4]</text:p>
          </table:table-cell>
          <table:table-cell office:value-type="string" table:style-name="ce1">
            <text:p>Yersinia Pestis KIM6+</text:p>
          </table:table-cell>
          <table:table-cell office:value-type="string" table:style-name="ce1">
            <text:p>Custom 3 (Borreliella burgdorferi; Yersinia pestis; Coxiella burnetii; Chlamydia trachomatis; Staphylococcus aureus; Streptococcus pyogenes)</text:p>
          </table:table-cell>
          <table:table-cell office:value-type="string" table:style-name="ce1">
            <text:p>Vadyvaloo V et al., PloS Pathog 2010 (Pubmed:20195507)</text:p>
          </table:table-cell>
          <table:table-cell office:value-type="string" table:style-name="ce1">
            <text:p>E-GEOD-16493</text:p>
          </table:table-cell>
          <table:table-cell office:value-type="string" table:style-name="ce1">
            <text:p>A-GEOD-21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C_ScottA_Tasmania_2013</text:p>
          </table:table-cell>
          <table:table-cell office:value-type="string" table:style-name="ce1">
            <text:p>Transcription Profiling</text:p>
          </table:table-cell>
          <table:table-cell office:value-type="date" office:date-value="2010-02-22T00:00:00" table:style-name="ce3">
            <text:p>22/02/1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NGM + 0.35% peptone (E. coli OP50) til L4 larval stage THEN M9 buffer THEN modified NGM + Y. Pestis KIM5 or E. coli OP50 (24h).</text:p>
          </table:table-cell>
          <table:table-cell office:value-type="string" table:style-name="ce1">
            <text:p>NGM, peptone. M9 buffer. NGM modified.</text:p>
          </table:table-cell>
          <table:table-cell office:value-type="string" table:style-name="ce1">
            <text:p>Yersinia Pestis KIM5 et al</text:p>
          </table:table-cell>
          <table:table-cell office:value-type="string" table:style-name="ce1">
            <text:p>Caenorhabditis elegans</text:p>
          </table:table-cell>
          <table:table-cell office:value-type="string" table:style-name="ce1">
            <text:p>Bolz DD et al., J Biol Chem 2010 (Pubmed:20133945)</text:p>
          </table:table-cell>
          <table:table-cell office:value-type="string" table:style-name="ce1">
            <text:p>E-GEOD-20053</text:p>
          </table:table-cell>
          <table:table-cell office:value-type="string" table:style-name="ce1">
            <text:p>A-AFFY-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h_Biofilm_J0161_Agilent_2012</text:p>
          </table:table-cell>
          <table:table-cell office:value-type="string" table:style-name="ce1">
            <text:p>Transcription profiling by array, unknown experiment type</text:p>
          </table:table-cell>
          <table:table-cell office:value-type="date" office:date-value="2009-09-25T00:00:00" table:style-name="ce3">
            <text:p>25/09/09</text:p>
          </table:table-cell>
          <table:table-cell table:style-name="ce1"/>
          <table:table-cell office:value-type="string" table:style-name="ce1">
            <text:p>12h, 48h</text:p>
          </table:table-cell>
          <table:table-cell table:style-name="ce1"/>
          <table:table-cell office:value-type="string" table:style-name="ce1">
            <text:p>lpp-</text:p>
          </table:table-cell>
          <table:table-cell table:number-columns-repeated="2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A-AFFY-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h_CoCulture_Broth_J0161_Agilent_2012</text:p>
          </table:table-cell>
          <table:table-cell office:value-type="string" table:style-name="ce1">
            <text:p>Transcription profiling by array, unknown experiment type</text:p>
          </table:table-cell>
          <table:table-cell office:value-type="date" office:date-value="2007-11-30T00:00:00" table:style-name="ce3">
            <text:p>30/11/07</text:p>
          </table:table-cell>
          <table:table-cell table:number-columns-repeated="4" table:style-name="ce1"/>
          <table:table-cell office:value-type="string" table:style-name="ce1">
            <text:p>IL-2</text:p>
          </table:table-cell>
          <table:table-cell office:value-type="string" table:style-name="ce1">
            <text:p>IL-2</text:p>
          </table:table-cell>
          <table:table-cell office:value-type="string" table:style-name="ce1">
            <text:p>Yersinia enterocolitica W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9735</text:p>
          </table:table-cell>
          <table:table-cell office:value-type="string" table:style-name="ce1">
            <text:p>A-AFFY-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h_EGDe_UGiessen_2008</text:p>
          </table:table-cell>
          <table:table-cell office:value-type="string" table:style-name="ce1">
            <text:p>Transcription profiling by array, dye swap, genetic modification, replicate</text:p>
          </table:table-cell>
          <table:table-cell office:value-type="date" office:date-value="2008-11-17T00:00:00" table:style-name="ce3">
            <text:p>17/11/08</text:p>
          </table:table-cell>
          <table:table-cell table:number-columns-repeated="2" table:style-name="ce1"/>
          <table:table-cell office:value-type="string" table:style-name="ce1">
            <text:p>26 to 37</text:p>
          </table:table-cell>
          <table:table-cell office:value-type="string" table:style-name="ce1">
            <text:p>ytxR+</text:p>
          </table:table-cell>
          <table:table-cell office:value-type="string" table:style-name="ce1">
            <text:p>LB (100mg/mL kanamycin for ytxR+ strain only) on roller drum THEN dilution in BHI-MOX (100 mg/mL kanamycin + 5mM IPTG for ytxR+ strain only) THEN roller drum 3h at 37 degrees</text:p>
          </table:table-cell>
          <table:table-cell office:value-type="string" table:style-name="ce1">
            <text:p>LB, kanamycin. BHI-MOX, kanamycin, IPTG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Axler-DiPerte GL et al., J Bacteriol 2009 (Pubmed:19011024)</text:p>
          </table:table-cell>
          <table:table-cell office:value-type="string" table:style-name="ce1">
            <text:p>E-BUGS-53</text:p>
          </table:table-cell>
          <table:table-cell office:value-type="string" table:style-name="ce1">
            <text:p>A-BUGS-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min_Acidified_37C_10403S_CUFSL_2011</text:p>
          </table:table-cell>
          <table:table-cell office:value-type="string" table:style-name="ce1">
            <text:p>Transcription profiling by array, unknown experiment type</text:p>
          </table:table-cell>
          <table:table-cell office:value-type="date" office:date-value="2007-11-08T00:00:00" table:style-name="ce3">
            <text:p>08/11/07</text:p>
          </table:table-cell>
          <table:table-cell table:style-name="ce1"/>
          <table:table-cell office:value-type="string" table:style-name="ce1">
            <text:p>1j, 3j</text:p>
          </table:table-cell>
          <table:table-cell table:number-columns-repeated="4"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Hartmann H et al., Gastroenterology 2008 (Pubmed:18325389)</text:p>
          </table:table-cell>
          <table:table-cell office:value-type="string" table:style-name="ce1">
            <text:p>E-GEOD-9558</text:p>
          </table:table-cell>
          <table:table-cell office:value-type="string" table:style-name="ce1">
            <text:p>A-AFFY-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min_Acidified_7C_10403S_CUFSL_2011</text:p>
          </table:table-cell>
          <table:table-cell office:value-type="string" table:style-name="ce1">
            <text:p>Transcription Profiling</text:p>
          </table:table-cell>
          <table:table-cell office:value-type="date" office:date-value="2008-06-12T00:00:00" table:style-name="ce3">
            <text:p>12/06/08</text:p>
          </table:table-cell>
          <table:table-cell table:number-columns-repeated="7" table:style-name="ce1"/>
          <table:table-cell office:value-type="string" table:style-name="ce1">
            <text:p>Staphylococcus aureus</text:p>
          </table:table-cell>
          <table:table-cell office:value-type="string" table:style-name="ce1">
            <text:p>McCarthy AJ et al., Front Cell Infect Microbiol 2012 (Pubmed:22919598) ; McCarthy AJ et al., BMC Microbiol 2012 (Pubmed:22691167) ; Garbom S et al., Microbiology. 2007 (Pubmed:17464060)</text:p>
          </table:table-cell>
          <table:table-cell office:value-type="string" table:style-name="ce1">
            <text:p>E-BUGS-62</text:p>
          </table:table-cell>
          <table:table-cell office:value-type="string" table:style-name="ce1">
            <text:p>A-BUGS-16/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min_Acidified_Stat_37C_10403S_CUFSL_2011</text:p>
          </table:table-cell>
          <table:table-cell office:value-type="string" table:style-name="ce1">
            <text:p>Transcription Profiling</text:p>
          </table:table-cell>
          <table:table-cell office:value-type="date" office:date-value="2008-06-11T00:00:00" table:style-name="ce3">
            <text:p>11/06/08</text:p>
          </table:table-cell>
          <table:table-cell table:number-columns-repeated="3" table:style-name="ce1"/>
          <table:table-cell office:value-type="string" table:style-name="ce1">
            <text:p>WA-314 (pYV+) et YopH-</text:p>
          </table:table-cell>
          <table:table-cell office:value-type="string" table:style-name="ce1">
            <text:p>ice-cold HBSS THEN erythrocyte lysis buffer THEN ice-cold HBSS</text:p>
          </table:table-cell>
          <table:table-cell office:value-type="string" table:style-name="ce1">
            <text:p>HBSS (Ca2+ and Mg2+ free Hanks’ balanced salt solution [HBSS; BioWhittaker,Walkersville, MD.] supplemented with 2% FCS [HyClone, Logan, Utah] and 10 mM HEPES buffer). Erythrocyte lysis buffer (170 mM Tris, 160 mM NH4Cl, pH 7,4)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A-AFFY-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min_Acidified_Stat_7C_10403S_CUFSL_2011</text:p>
          </table:table-cell>
          <table:table-cell office:value-type="string" table:style-name="ce1">
            <text:p>Transcription profiling by array, dye swap, genetic modification, growth condition, replicate</text:p>
          </table:table-cell>
          <table:table-cell office:value-type="date" office:date-value="2008-04-04T00:00:00" table:style-name="ce3">
            <text:p>04/04/08</text:p>
          </table:table-cell>
          <table:table-cell table:number-columns-repeated="2" table:style-name="ce1"/>
          <table:table-cell office:value-type="string" table:style-name="ce1">
            <text:p>28 to 28 or 37</text:p>
          </table:table-cell>
          <table:table-cell table:style-name="ce1"/>
          <table:table-cell office:value-type="string" table:style-name="ce1">
            <text:p>LB + antibiotics + 0.1% glucose THEN +0.2% L-arabinose at 28 or 37 degrees</text:p>
          </table:table-cell>
          <table:table-cell table:style-name="ce1"/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4 (Pestis 5184 et 10944)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A-BUGS-11/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72h_pH3,5_25C_ScottA_Tasmania_2010</text:p>
          </table:table-cell>
          <table:table-cell office:value-type="string" table:style-name="ce1">
            <text:p>Transcription profiling by array, co-expression, disease state, in vivo, organism part comparison, time series</text:p>
          </table:table-cell>
          <table:table-cell office:value-type="date" office:date-value="2006-05-02T00:00:00" table:style-name="ce3">
            <text:p>02/05/06</text:p>
          </table:table-cell>
          <table:table-cell table:style-name="ce1"/>
          <table:table-cell office:value-type="string" table:style-name="ce1">
            <text:p>12h, 2j, 4j, 7j</text:p>
          </table:table-cell>
          <table:table-cell table:number-columns-repeated="4"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A-AFFY-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7C_10403S_CUFSL_2011</text:p>
          </table:table-cell>
          <table:table-cell office:value-type="string" table:style-name="ce1">
            <text:p>Transcription profiling by array, dye swap, genetic modification, replicate</text:p>
          </table:table-cell>
          <table:table-cell office:value-type="date" office:date-value="2007-09-06T00:00:00" table:style-name="ce3">
            <text:p>06/09/07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JB580v, rovA-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 1155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BUGS-51</text:p>
          </table:table-cell>
          <table:table-cell office:value-type="string" table:style-name="ce1">
            <text:p>A-BUGS-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8Nacl_25C_701700_Tasmania_2013</text:p>
          </table:table-cell>
          <table:table-cell office:value-type="string" table:style-name="ce1">
            <text:p>Transcription profiling by array, co-expression, compound treatment, disease state, individual genetic characteristics, strain or line</text:p>
          </table:table-cell>
          <table:table-cell office:value-type="date" office:date-value="2005-07-21T00:00:00" table:style-name="ce3">
            <text:p>21/07/05</text:p>
          </table:table-cell>
          <table:table-cell table:number-columns-repeated="4" table:style-name="ce1"/>
          <table:table-cell office:value-type="string" table:style-name="ce1">
            <text:p>BMDM BAL/C et C57BL/6 with IFN-g + Yersinia</text:p>
          </table:table-cell>
          <table:table-cell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A-AFFY-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8h_EGDe_UGiessen_2008</text:p>
          </table:table-cell>
          <table:table-cell office:value-type="string" table:style-name="ce1">
            <text:p>Transcription profiling by array, genetic modification, reference, replicate</text:p>
          </table:table-cell>
          <table:table-cell office:value-type="date" office:date-value="2007-04-30T00:00:00" table:style-name="ce3">
            <text:p>30/04/0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Pestis 5184</text:p>
          </table:table-cell>
          <table:table-cell office:value-type="string" table:style-name="ce1">
            <text:p>Garbom S et al., Microbiology 2007 (Pubmed:17464060)</text:p>
          </table:table-cell>
          <table:table-cell office:value-type="string" table:style-name="ce1">
            <text:p>E-BUGS-48</text:p>
          </table:table-cell>
          <table:table-cell office:value-type="string" table:style-name="ce1">
            <text:p>A-BUGS-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tisan5L_1_F2365_NimbleGen_2010</text:p>
          </table:table-cell>
          <table:table-cell office:value-type="string" table:style-name="ce1">
            <text:p>Transcription profiling by array, genetic modification, replicate</text:p>
          </table:table-cell>
          <table:table-cell office:value-type="date" office:date-value="2007-01-30T00:00:00" table:style-name="ce3">
            <text:p>30/01/07</text:p>
          </table:table-cell>
          <table:table-cell table:number-columns-repeated="2" table:style-name="ce1"/>
          <table:table-cell office:value-type="string" table:style-name="ce1">
            <text:p>28 to 37</text:p>
          </table:table-cell>
          <table:table-cell office:value-type="string" table:style-name="ce1">
            <text:p>GB+/-</text:p>
          </table:table-cell>
          <table:table-cell office:value-type="string" table:style-name="ce1">
            <text:p>BAB-Haemin + Y.Pestis THEN aeration at 28 degrees (DO 0.2) THEN aeration at 37 degrees (DO 0.4)</text:p>
          </table:table-cell>
          <table:table-cell office:value-type="string" table:style-name="ce1">
            <text:p>BAB-Haemin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Robinson VL et al., FEMS Microbiol Lett 2005 (Pubmed:16188402)</text:p>
          </table:table-cell>
          <table:table-cell office:value-type="string" table:style-name="ce1">
            <text:p>E-BUGS-32</text:p>
          </table:table-cell>
          <table:table-cell office:value-type="string" table:style-name="ce1">
            <text:p>A-BUGS-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tisan5L_24_F2365_NimbleGen_2010</text:p>
          </table:table-cell>
          <table:table-cell office:value-type="string" table:style-name="ce1">
            <text:p>Dye swap, genetic modification, pathogenicity, transcription profiling by array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logarithmic Phas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phoP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 KIM6+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E-MEXP-713</text:p>
          </table:table-cell>
          <table:table-cell office:value-type="string" table:style-name="ce1">
            <text:p>A-MEXP-3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tisan5L_48_F2365_NimbleGen_2010</text:p>
          </table:table-cell>
          <table:table-cell office:value-type="string" table:style-name="ce1">
            <text:p>Dye swap, genetic modification, pathogenicity, transcription profiling by array</text:p>
          </table:table-cell>
          <table:table-cell office:value-type="float" office:value="38899" table:style-name="ce1">
            <text:p>38899</text:p>
          </table:table-cell>
          <table:table-cell office:value-type="string" table:style-name="ce1">
            <text:p>logarithmic Phas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phoP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 KIM10+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E-MEXP-712</text:p>
          </table:table-cell>
          <table:table-cell office:value-type="string" table:style-name="ce1">
            <text:p>A-MEXP-3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erobic_OperonBioTech_2014_EGDe</text:p>
          </table:table-cell>
          <table:table-cell office:value-type="string" table:style-name="ce1">
            <text:p>Transcription profiling by array, comparative genomic hybridization by array, reference, strain or line</text:p>
          </table:table-cell>
          <table:table-cell office:value-type="date" office:date-value="2006-06-20T00:00:00" table:style-name="ce3">
            <text:p>20/06/06</text:p>
          </table:table-cell>
          <table:table-cell table:style-name="ce1"/>
          <table:table-cell office:value-type="string" table:style-name="ce1">
            <text:p>16h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enterocolitica (94 strains)</text:p>
          </table:table-cell>
          <table:table-cell office:value-type="string" table:style-name="ce1">
            <text:p>Yersina Custom 6 (Pestis et Enterocolitica 20000)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A-BUGS-25</text:p>
          </table:table-cell>
          <table:table-cell table:number-columns-repeated="16370"/>
        </table:table-row>
        <table:table-row table:number-rows-repeated="1048511" table:style-name="ro2">
          <table:table-cell table:number-columns-repeated="16384"/>
        </table:table-row>
      </table:table>
      <table:table table:name="YersiniaProteomeDetail" table:style-name="ta1">
        <table:table-column table:style-name="co21" table:number-columns-repeated="1024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1">
            <text:p>DataName</text:p>
          </table:table-cell>
          <table:table-cell office:value-type="string" table:style-name="ce1">
            <text:p>Localisa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Nombre de protéines</text:p>
          </table:table-cell>
          <table:table-cell office:value-type="string" table:style-name="ce1">
            <text:p>Nombre de peptides</text:p>
          </table:table-cell>
          <table:table-cell office:value-type="string" table:style-name="ce1">
            <text:p>Nombre de peptides uniques</text:p>
          </table:table-cell>
          <table:table-cell office:value-type="string" table:style-name="ce1">
            <text:p>Croissance</text:p>
          </table:table-cell>
          <table:table-cell office:value-type="string" table:style-name="ce1">
            <text:p>TimePoint</text:p>
          </table:table-cell>
          <table:table-cell office:value-type="string" table:style-name="ce1">
            <text:p>°c</text:p>
          </table:table-cell>
          <table:table-cell office:value-type="string" table:style-name="ce1">
            <text:p>Mutant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Media Growth Properties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Strain used</text:p>
          </table:table-cell>
          <table:table-cell office:value-type="string" table:style-name="ce1">
            <text:p>Strain array</text:p>
          </table:table-cell>
          <table:table-cell office:value-type="string" table:style-name="ce1">
            <text:p>Comment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analyzed by LTQ</text:p>
          </table:table-cell>
          <table:table-cell office:value-type="string" table:style-name="ce1">
            <text:p>Membrane proteome</text:p>
          </table:table-cell>
          <table:table-cell office:value-type="string" table:style-name="ce1">
            <text:p>Bottom-up proteomics</text:p>
          </table:table-cell>
          <table:table-cell office:value-type="date" office:date-value="2012-02-14T00:00:00" table:style-name="ce3">
            <text:p>14/02/12</text:p>
          </table:table-cell>
          <table:table-cell office:value-type="float" office:value="868" table:style-name="ce1">
            <text:p>868</text:p>
          </table:table-cell>
          <table:table-cell office:value-type="float" office:value="11575" table:style-name="ce1">
            <text:p>11575</text:p>
          </table:table-cell>
          <table:table-cell office:value-type="float" office:value="6667" table:style-name="ce1">
            <text:p>6667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analyzed by MALDI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Bottom-up proteomics</text:p>
          </table:table-cell>
          <table:table-cell office:value-type="date" office:date-value="2012-02-14T00:00:00" table:style-name="ce3">
            <text:p>14/02/12</text:p>
          </table:table-cell>
          <table:table-cell office:value-type="float" office:value="341" table:style-name="ce6">
            <text:p>341</text:p>
          </table:table-cell>
          <table:table-cell office:value-type="float" office:value="1990" table:style-name="ce6">
            <text:p>1990</text:p>
          </table:table-cell>
          <table:table-cell office:value-type="float" office:value="1934" table:style-name="ce6">
            <text:p>1934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MudPIT analyzed by LTQ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Bottom-up proteomics</text:p>
          </table:table-cell>
          <table:table-cell office:value-type="date" office:date-value="2012-02-14T00:00:00" table:style-name="ce3">
            <text:p>14/02/12</text:p>
          </table:table-cell>
          <table:table-cell office:value-type="float" office:value="617" table:style-name="ce1">
            <text:p>617</text:p>
          </table:table-cell>
          <table:table-cell office:value-type="float" office:value="3462" table:style-name="ce1">
            <text:p>3462</text:p>
          </table:table-cell>
          <table:table-cell office:value-type="float" office:value="2171" table:style-name="ce1">
            <text:p>217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analyzed by LTQ</text:p>
          </table:table-cell>
          <table:table-cell office:value-type="string" table:style-name="ce1">
            <text:p>Periplasmic proteome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4T00:00:00" table:style-name="ce3">
            <text:p>24/04/12</text:p>
          </table:table-cell>
          <table:table-cell office:value-type="float" office:value="221" table:style-name="ce6">
            <text:p>221</text:p>
          </table:table-cell>
          <table:table-cell office:value-type="float" office:value="4822" table:style-name="ce6">
            <text:p>4822</text:p>
          </table:table-cell>
          <table:table-cell office:value-type="float" office:value="2790" table:style-name="ce6">
            <text:p>2790</text:p>
          </table:table-cell>
          <table:table-cell table:number-columns-repeated="4" table:style-name="ce1"/>
          <table:table-cell office:value-type="string" table:style-name="ce1">
            <text:p>lysozyme/EDTA lysis</text:p>
          </table:table-cell>
          <table:table-cell office:value-type="string" table:style-name="ce1">
            <text:p>lysozyme/EDTA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Soluble protein fractio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analyzed by MALDI</text:p>
          </table:table-cell>
          <table:table-cell office:value-type="string" table:style-name="ce1">
            <text:p>Periplasmic proteome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4T00:00:00" table:style-name="ce3">
            <text:p>24/04/12</text:p>
          </table:table-cell>
          <table:table-cell office:value-type="float" office:value="89" table:style-name="ce6">
            <text:p>89</text:p>
          </table:table-cell>
          <table:table-cell office:value-type="float" office:value="1044" table:style-name="ce6">
            <text:p>1044</text:p>
          </table:table-cell>
          <table:table-cell office:value-type="float" office:value="1043" table:style-name="ce6">
            <text:p>1043</text:p>
          </table:table-cell>
          <table:table-cell table:number-columns-repeated="4" table:style-name="ce1"/>
          <table:table-cell office:value-type="string" table:style-name="ce1">
            <text:p>lysozyme/EDTA lysis</text:p>
          </table:table-cell>
          <table:table-cell office:value-type="string" table:style-name="ce1">
            <text:p>lysozyme/EDTA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Soluble protein fractio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16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17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43" table:style-name="ce1">
            <text:p>43</text:p>
          </table:table-cell>
          <table:table-cell office:value-type="float" office:value="362" table:style-name="ce1">
            <text:p>36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18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9" table:style-name="ce1">
            <text:p>9</text:p>
          </table:table-cell>
          <table:table-cell office:value-type="float" office:value="128" table:style-name="ce1">
            <text:p>12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19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37" table:style-name="ce1">
            <text:p>37</text:p>
          </table:table-cell>
          <table:table-cell office:value-type="float" office:value="136" table:style-name="ce1">
            <text:p>136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0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57" table:style-name="ce1">
            <text:p>57</text:p>
          </table:table-cell>
          <table:table-cell office:value-type="float" office:value="476" table:style-name="ce1">
            <text:p>476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1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0" table:style-name="ce1">
            <text:p>20</text:p>
          </table:table-cell>
          <table:table-cell office:value-type="float" office:value="193" table:style-name="ce1">
            <text:p>193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2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16" table:style-name="ce1">
            <text:p>216</text:p>
          </table:table-cell>
          <table:table-cell office:value-type="float" office:value="2508" table:style-name="ce1">
            <text:p>2508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3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31" table:style-name="ce1">
            <text:p>31</text:p>
          </table:table-cell>
          <table:table-cell office:value-type="float" office:value="173" table:style-name="ce1">
            <text:p>173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4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5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6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41" table:style-name="ce1">
            <text:p>41</text:p>
          </table:table-cell>
          <table:table-cell office:value-type="float" office:value="117" table:style-name="ce1">
            <text:p>117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7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44" table:style-name="ce1">
            <text:p>44</text:p>
          </table:table-cell>
          <table:table-cell office:value-type="float" office:value="342" table:style-name="ce1">
            <text:p>34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8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3" table:style-name="ce1">
            <text:p>23</text:p>
          </table:table-cell>
          <table:table-cell office:value-type="float" office:value="246" table:style-name="ce1">
            <text:p>246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29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0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1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2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61" table:style-name="ce1">
            <text:p>61</text:p>
          </table:table-cell>
          <table:table-cell office:value-type="float" office:value="181" table:style-name="ce1">
            <text:p>18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3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4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5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6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3" table:style-name="ce1">
            <text:p>23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7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30" table:style-name="ce1">
            <text:p>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8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39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 SOR17 - Experiment 40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3-11-13T00:00:00" table:style-name="ce3">
            <text:p>13/11/13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cytoplasmic fraction analyzed by LTQ</text:p>
          </table:table-cell>
          <table:table-cell office:value-type="string" table:style-name="ce1">
            <text:p>Periplasmic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2T00:00:00" table:style-name="ce3">
            <text:p>22/04/12</text:p>
          </table:table-cell>
          <table:table-cell office:value-type="float" office:value="987" table:style-name="ce1">
            <text:p>987</text:p>
          </table:table-cell>
          <table:table-cell office:value-type="float" office:value="149944" table:style-name="ce1">
            <text:p>149944</text:p>
          </table:table-cell>
          <table:table-cell office:value-type="float" office:value="20902" table:style-name="ce1">
            <text:p>20902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cytoplasmic fraction analyzed by LTQ</text:p>
          </table:table-cell>
          <table:table-cell office:value-type="string" table:style-name="ce1">
            <text:p>Cytoplasm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2T00:00:00" table:style-name="ce3">
            <text:p>22/04/12</text:p>
          </table:table-cell>
          <table:table-cell office:value-type="float" office:value="703" table:style-name="ce1">
            <text:p>703</text:p>
          </table:table-cell>
          <table:table-cell office:value-type="float" office:value="57007" table:style-name="ce1">
            <text:p>57007</text:p>
          </table:table-cell>
          <table:table-cell office:value-type="float" office:value="10559" table:style-name="ce1">
            <text:p>10559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membrane fraction analyzed by LTQ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2T00:00:00" table:style-name="ce3">
            <text:p>22/04/12</text:p>
          </table:table-cell>
          <table:table-cell office:value-type="float" office:value="841" table:style-name="ce1">
            <text:p>841</text:p>
          </table:table-cell>
          <table:table-cell office:value-type="float" office:value="70572" table:style-name="ce1">
            <text:p>70572</text:p>
          </table:table-cell>
          <table:table-cell office:value-type="float" office:value="11155" table:style-name="ce1">
            <text:p>11155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membrane fraction (high pH elution) analyzed by LTQ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2T00:00:00" table:style-name="ce3">
            <text:p>22/04/12</text:p>
          </table:table-cell>
          <table:table-cell office:value-type="float" office:value="618" table:style-name="ce1">
            <text:p>618</text:p>
          </table:table-cell>
          <table:table-cell office:value-type="float" office:value="50490" table:style-name="ce1">
            <text:p>50490</text:p>
          </table:table-cell>
          <table:table-cell office:value-type="float" office:value="7741" table:style-name="ce1">
            <text:p>7741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6+ membrane fraction (high salt elution) analyzed by LTQ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Bottom-up proteomics</text:p>
          </table:table-cell>
          <table:table-cell office:value-type="date" office:date-value="2012-04-22T00:00:00" table:style-name="ce3">
            <text:p>22/04/12</text:p>
          </table:table-cell>
          <table:table-cell office:value-type="float" office:value="442" table:style-name="ce1">
            <text:p>442</text:p>
          </table:table-cell>
          <table:table-cell office:value-type="float" office:value="27840" table:style-name="ce1">
            <text:p>27840</text:p>
          </table:table-cell>
          <table:table-cell office:value-type="float" office:value="6807" table:style-name="ce1">
            <text:p>6807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et Y. Pseudotuberculosi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ottom-up proteomics</text:p>
          </table:table-cell>
          <table:table-cell office:value-type="date" office:date-value="2013-08-01T00:00:00" table:style-name="ce3">
            <text:p>01/08/13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6" table:style-name="ce1"/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Y. Pestis et Y. Pseudotuberculosis</text:p>
          </table:table-cell>
          <table:table-cell office:value-type="string" table:style-name="ce1">
            <text:p>Yersinia Custom 7 (Pestis et Pseudotuberculosis)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ersinia enterocolitica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S/MS</text:p>
          </table:table-cell>
          <table:table-cell office:value-type="date" office:date-value="2015-02-26T00:00:00" table:style-name="ce3">
            <text:p>26/02/15</text:p>
          </table:table-cell>
          <table:table-cell office:value-type="float" office:value="1630" table:style-name="ce1">
            <text:p>1630</text:p>
          </table:table-cell>
          <table:table-cell office:value-type="float" office:value="11995" table:style-name="ce1">
            <text:p>11995</text:p>
          </table:table-cell>
          <table:table-cell table:number-columns-repeated="7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CO9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S/MS</text:p>
          </table:table-cell>
          <table:table-cell office:value-type="date" office:date-value="2015-02-26T00:00:00" table:style-name="ce3">
            <text:p>26/02/15</text:p>
          </table:table-cell>
          <table:table-cell office:value-type="float" office:value="2302" table:style-name="ce1">
            <text:p>2302</text:p>
          </table:table-cell>
          <table:table-cell office:value-type="float" office:value="33289" table:style-name="ce1">
            <text:p>33289</text:p>
          </table:table-cell>
          <table:table-cell table:number-columns-repeated="7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estis CO92</text:p>
          </table:table-cell>
          <table:table-cell office:value-type="string" table:style-name="ce1">
            <text:p>Y. Pestis CO92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KIM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S/MS</text:p>
          </table:table-cell>
          <table:table-cell office:value-type="date" office:date-value="2015-02-26T00:00:00" table:style-name="ce3">
            <text:p>26/02/15</text:p>
          </table:table-cell>
          <table:table-cell office:value-type="float" office:value="1371" table:style-name="ce1">
            <text:p>1371</text:p>
          </table:table-cell>
          <table:table-cell office:value-type="float" office:value="11084" table:style-name="ce1">
            <text:p>11084</text:p>
          </table:table-cell>
          <table:table-cell table:number-columns-repeated="7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estis Pestoïdes F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S/MS</text:p>
          </table:table-cell>
          <table:table-cell office:value-type="date" office:date-value="2015-02-26T00:00:00" table:style-name="ce3">
            <text:p>26/02/15</text:p>
          </table:table-cell>
          <table:table-cell office:value-type="float" office:value="2153" table:style-name="ce1">
            <text:p>2153</text:p>
          </table:table-cell>
          <table:table-cell office:value-type="float" office:value="22980" table:style-name="ce1">
            <text:p>22980</text:p>
          </table:table-cell>
          <table:table-cell table:number-columns-repeated="7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estis Pestoïdes F</text:p>
          </table:table-cell>
          <table:table-cell office:value-type="string" table:style-name="ce1">
            <text:p>Y. Pestis Pestoïdes F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seudotuberculosis IP32953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S/MS</text:p>
          </table:table-cell>
          <table:table-cell office:value-type="date" office:date-value="2015-02-26T00:00:00" table:style-name="ce3">
            <text:p>26/02/15</text:p>
          </table:table-cell>
          <table:table-cell office:value-type="float" office:value="2166" table:style-name="ce1">
            <text:p>2166</text:p>
          </table:table-cell>
          <table:table-cell office:value-type="float" office:value="24712" table:style-name="ce1">
            <text:p>24712</text:p>
          </table:table-cell>
          <table:table-cell table:number-columns-repeated="7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 IP32953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Y. Pseudotuberculosis PB1+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S/MS</text:p>
          </table:table-cell>
          <table:table-cell office:value-type="date" office:date-value="2015-02-26T00:00:00" table:style-name="ce3">
            <text:p>26/02/15</text:p>
          </table:table-cell>
          <table:table-cell office:value-type="float" office:value="2029" table:style-name="ce1">
            <text:p>2029</text:p>
          </table:table-cell>
          <table:table-cell office:value-type="float" office:value="20729" table:style-name="ce1">
            <text:p>20729</text:p>
          </table:table-cell>
          <table:table-cell table:number-columns-repeated="7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seudotuberculosis PB1+</text:p>
          </table:table-cell>
          <table:table-cell office:value-type="string" table:style-name="ce1">
            <text:p>Y. Pseudotuberculosis PB1+</text:p>
          </table:table-cell>
          <table:table-cell office:value-type="string" table:style-name="ce1">
            <text:p>Global proteins</text:p>
          </table:table-cell>
          <table:table-cell table:number-columns-repeated="16367"/>
        </table:table-row>
        <table:table-row table:number-rows-repeated="1048533" table:style-name="ro2">
          <table:table-cell table:number-columns-repeated="16384"/>
        </table:table-row>
      </table:table>
      <table:table table:name="YersiniaBioConditions" table:style-name="ta1">
        <table:table-column table:style-name="co21" table:number-columns-repeated="4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1" table:number-columns-repeated="5" table:default-cell-style-name="ce1"/>
        <table:table-column table:style-name="co27" table:default-cell-style-name="ce1"/>
        <table:table-column table:style-name="co21" table:number-columns-repeated="1009" table:default-cell-style-name="ce1"/>
        <table:table-column table:style-name="co17" table:number-columns-repeated="15360" table:default-cell-style-name="ce1"/>
        <table:table-row table:style-name="ro3">
          <table:table-cell office:value-type="string" table:style-name="ce7">
            <text:p>BioCondName</text:p>
          </table:table-cell>
          <table:table-cell office:value-type="string" table:style-name="ce7">
            <text:p>Technology</text:p>
          </table:table-cell>
          <table:table-cell office:value-type="string" table:style-name="ce7">
            <text:p>FileName</text:p>
          </table:table-cell>
          <table:table-cell office:value-type="string" table:style-name="ce8">
            <text:p>Date</text:p>
          </table:table-cell>
          <table:table-cell office:value-type="string" table:style-name="ce7">
            <text:p>ArrayExpressId</text:p>
          </table:table-cell>
          <table:table-cell office:value-type="string" table:style-name="ce7">
            <text:p>Reference</text:p>
          </table:table-cell>
          <table:table-cell office:value-type="string" table:style-name="ce7">
            <text:p>arrayExpressTechnoID</text:p>
          </table:table-cell>
          <table:table-cell office:value-type="string" table:style-name="ce7">
            <text:p>NoDataAvailable</text:p>
          </table:table-cell>
          <table:table-cell office:value-type="string" table:style-name="ce7">
            <text:p>TimePoint</text:p>
          </table:table-cell>
          <table:table-cell office:value-type="string" table:style-name="ce7">
            <text:p>Mutant</text:p>
          </table:table-cell>
          <table:table-cell office:value-type="string" table:style-name="ce7">
            <text:p>Temperature</text:p>
          </table:table-cell>
          <table:table-cell office:value-type="string" table:style-name="ce7">
            <text:p>Growth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MediaGrowthProperties</text:p>
          </table:table-cell>
          <table:table-cell office:value-type="string" table:style-name="ce7">
            <text:p>Strain used</text:p>
          </table:table-cell>
          <table:table-cell office:value-type="string" table:style-name="ce7">
            <text:p>Strain array</text:p>
          </table:table-cell>
          <table:table-cell office:value-type="string" table:style-name="ce7">
            <text:p>Comment</text:p>
          </table:table-cell>
          <table:table-cell office:value-type="string" table:style-name="ce7">
            <text:p>ExpID</text:p>
          </table:table-cell>
          <table:table-cell office:value-type="string" table:style-name="ce7">
            <text:p>StudyName</text:p>
          </table:table-cell>
          <table:table-cell office:value-type="string" table:style-name="ce7">
            <text:p>Localization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HLMutant_R109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3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 et ypeIR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10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Ype AHL quorum sensing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3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Ype AHL quorum sensing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HLMutant_R114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3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 et yspI- et ypeIR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11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AHL quorum sensing at 37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3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AHL quorum sensing at 37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HLMutant_yspI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5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29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 et yspI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yspI-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Ysp AHL quorum sensing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29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Ysp AHL quorum sensing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HLMutant_yspI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28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 et yspI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yspI-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Ysp AHL quorum sensing at 37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28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Global gene expression analysis of Yersinia pestis Ysp AHL quorum sensing at 37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HLMutant_ypeIR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9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4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 et ypeIR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 R10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ypeIR mutation in Yersinia pestis at 37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0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4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ypeIR mutation in Yersinia pestis at 37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37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1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33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temperature regulation in Yersinia pestis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30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333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temperature regulation in Yersinia pestis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3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238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AHLs signal treatment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HLtreated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4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238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AHLs signal treatment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5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237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AI-2 treatment in Yersinia pestis at 30°C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2treated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6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237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AI-2 treatment in Yersinia pestis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CO92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7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109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017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late logarithmic phase</text:p>
          </table:table-cell>
          <table:table-cell office:value-type="string" table:style-name="ce1">
            <text:p>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3 quorum sensing signals add in microarray comparison in Yersinia pestis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Signals_CO92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8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109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017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late logarithmic phase</text:p>
          </table:table-cell>
          <table:table-cell office:value-type="string" table:style-name="ce1">
            <text:p>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3 quorum sensing signals add in microarray comparison in Yersinia pestis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9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108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017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late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LuxS/AI-2 quorum sensing microarray comparison in Yersinia pestis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Mutant_LuxS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0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30108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017</text:p>
          </table:table-cell>
          <table:table-cell table:number-columns-repeated="2" table:style-name="ce1"/>
          <table:table-cell office:value-type="string" table:style-name="ce1">
            <text:p>Pgm- et luxS-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late 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luxS-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LuxS/AI-2 quorum sensing microarray comparison in Yersinia pestis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HLMutant_R114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1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29240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 et ypeIR- et yspIR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11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Yersinia pestis uses AHL-based quorum sensing to regulate metabolic functions likely to be important for flea colonizat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2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29240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900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Yersinia pestis uses AHL-based quorum sensing to regulate metabolic functions likely to be important for flea colonizat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3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22847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AHLs signals add in experiment inYersinia pestis CO92 at 37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HLtreated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4</text:p>
          </table:table-cell>
          <table:table-cell office:value-type="date" office:date-value="2016-01-01T00:00:00" table:style-name="ce3">
            <text:p>01/01/16</text:p>
          </table:table-cell>
          <table:table-cell office:value-type="string" table:style-name="ce1">
            <text:p>E-GEOD-22847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R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al analysis of AHLs signals add in experiment inYersinia pestis CO92 at 37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XQS_R115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5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E-GEOD-20217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 et ypeIR- et yspIR- et luxS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 R115</text:p>
          </table:table-cell>
          <table:table-cell office:value-type="string" table:style-name="ce1">
            <text:p>Y. Pestis R88</text:p>
          </table:table-cell>
          <table:table-cell table:number-columns-repeated="2" table:style-name="ce1"/>
          <table:table-cell office:value-type="string" table:style-name="ce1">
            <text:p>Transcriptional analysis of quorum sensing null strain in Yersinia pestis CO92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Mutant_R88_JCVI_2016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6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E-GEOD-20217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A-GEOD-10439</text:p>
          </table:table-cell>
          <table:table-cell table:number-columns-repeated="2" table:style-name="ce1"/>
          <table:table-cell office:value-type="string" table:style-name="ce1">
            <text:p>pgm- et ypeIR- et yspIR- et luxS-</text:p>
          </table:table-cell>
          <table:table-cell office:value-type="string" table:style-name="ce1">
            <text:p>30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 R115</text:p>
          </table:table-cell>
          <table:table-cell office:value-type="string" table:style-name="ce1">
            <text:p>Y. Pestis R88</text:p>
          </table:table-cell>
          <table:table-cell table:number-columns-repeated="2" table:style-name="ce1"/>
          <table:table-cell office:value-type="string" table:style-name="ce1">
            <text:p>Transcriptional analysis of quorum sensing null strain in Yersinia pestis CO92 at 30°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_IP32953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7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E-GEOD-80531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 to 37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LB THEN 2,5mM CaCl2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37C-sta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Mutant_tatC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8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E-GEOD-80531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 to 37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LB THEN 2,5mM CaCl2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37C-sta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_IP32953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29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-GEOD-80530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 to 37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LB THEN 2,5mM CaCl2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37C-log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Mutant_tatC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0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-GEOD-80530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 to 37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LB THEN 2,5mM CaCl2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37C-log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_IP32953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1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-GEOD-80529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26C-sta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Mutant_tatC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-GEOD-80529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26C-sta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_IP32953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3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-GEOD-80528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26C-log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seudotuberculosisMutant_tatC_Agilent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4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-GEOD-80528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</text:p>
          </table:table-cell>
          <table:table-cell table:number-columns-repeated="2" table:style-name="ce1"/>
          <table:table-cell office:value-type="string" table:style-name="ce1">
            <text:p>Transcriptomic and phenotypic analysis reveals new functions for the Tat pathway in Yersinia pseudotuberculosis [dtatC-vs-ip_26C-log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KIM53_Agilent_2016_KIM53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5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A-GEOD-9861</text:p>
          </table:table-cell>
          <table:table-cell table:number-columns-repeated="3"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MHB</text:p>
          </table:table-cell>
          <table:table-cell table:style-name="ce1"/>
          <table:table-cell office:value-type="string" table:style-name="ce1">
            <text:p>Y. Pestis KIM53</text:p>
          </table:table-cell>
          <table:table-cell office:value-type="string" table:style-name="ce1">
            <text:p>Y. Pestis KIM54</text:p>
          </table:table-cell>
          <table:table-cell table:number-columns-repeated="2" table:style-name="ce1"/>
          <table:table-cell office:value-type="string" table:style-name="ce1">
            <text:p>Y. pestis exposed to various concentrations of ciprofloxacin for various time points (treated/nontreated analysis in each array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iprofloxacin001Pestis_KIM53_Agilent_2016_KIM53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6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A-GEOD-9861</text:p>
          </table:table-cell>
          <table:table-cell table:style-name="ce1"/>
          <table:table-cell office:value-type="string" table:style-name="ce1">
            <text:p>0.001 µg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MHB + ciprofloxacin</text:p>
          </table:table-cell>
          <table:table-cell table:style-name="ce1"/>
          <table:table-cell office:value-type="string" table:style-name="ce1">
            <text:p>Y. Pestis KIM53</text:p>
          </table:table-cell>
          <table:table-cell office:value-type="string" table:style-name="ce1">
            <text:p>Y. Pestis KIM54</text:p>
          </table:table-cell>
          <table:table-cell table:number-columns-repeated="2" table:style-name="ce1"/>
          <table:table-cell office:value-type="string" table:style-name="ce1">
            <text:p>Y. pestis exposed to various concentrations of ciprofloxacin for various time points (treated/nontreated analysis in each array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iprofloxacin016Pestis_KIM53_Agilent_2016_KIM53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7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A-GEOD-9861</text:p>
          </table:table-cell>
          <table:table-cell table:style-name="ce1"/>
          <table:table-cell office:value-type="string" table:style-name="ce1">
            <text:p>0.016 µg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MHB + ciprofloxacin</text:p>
          </table:table-cell>
          <table:table-cell table:style-name="ce1"/>
          <table:table-cell office:value-type="string" table:style-name="ce1">
            <text:p>Y. Pestis KIM53</text:p>
          </table:table-cell>
          <table:table-cell office:value-type="string" table:style-name="ce1">
            <text:p>Y. Pestis KIM54</text:p>
          </table:table-cell>
          <table:table-cell table:number-columns-repeated="2" table:style-name="ce1"/>
          <table:table-cell office:value-type="string" table:style-name="ce1">
            <text:p>Y. pestis exposed to various concentrations of ciprofloxacin for various time points (treated/nontreated analysis in each array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iprofloxacin05Pestis_KIM53_Agilent_2016_KIM53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8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A-GEOD-9861</text:p>
          </table:table-cell>
          <table:table-cell table:style-name="ce1"/>
          <table:table-cell office:value-type="string" table:style-name="ce1">
            <text:p>0.05 µg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MHB + ciprofloxacin</text:p>
          </table:table-cell>
          <table:table-cell table:style-name="ce1"/>
          <table:table-cell office:value-type="string" table:style-name="ce1">
            <text:p>Y. Pestis KIM53</text:p>
          </table:table-cell>
          <table:table-cell office:value-type="string" table:style-name="ce1">
            <text:p>Y. Pestis KIM54</text:p>
          </table:table-cell>
          <table:table-cell table:number-columns-repeated="2" table:style-name="ce1"/>
          <table:table-cell office:value-type="string" table:style-name="ce1">
            <text:p>Y. pestis exposed to various concentrations of ciprofloxacin for various time points (treated/nontreated analysis in each array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iprofloxacin4Pestis_KIM53_Agilent_2016_KIM53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9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A-GEOD-9861</text:p>
          </table:table-cell>
          <table:table-cell table:style-name="ce1"/>
          <table:table-cell office:value-type="string" table:style-name="ce1">
            <text:p>4 µg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MHB + ciprofloxacin</text:p>
          </table:table-cell>
          <table:table-cell table:style-name="ce1"/>
          <table:table-cell office:value-type="string" table:style-name="ce1">
            <text:p>Y. Pestis KIM53</text:p>
          </table:table-cell>
          <table:table-cell office:value-type="string" table:style-name="ce1">
            <text:p>Y. Pestis KIM54</text:p>
          </table:table-cell>
          <table:table-cell table:number-columns-repeated="2" table:style-name="ce1"/>
          <table:table-cell office:value-type="string" table:style-name="ce1">
            <text:p>Y. pestis exposed to various concentrations of ciprofloxacin for various time points (treated/nontreated analysis in each array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5mn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0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5mn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6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1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9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2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9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3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12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8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4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18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4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5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24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2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6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32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2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7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2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5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8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5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72hPestis_CO92_Agilent_2016_Cae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49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72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Pestis_Agilent_2016_Ceathiop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50</text:p>
          </table:table-cell>
          <table:table-cell office:value-type="date" office:date-value="2016-01-14T00:00:00" table:style-name="ce3">
            <text:p>14/01/16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Control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BHI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Chlorocebus aethiops</text:p>
          </table:table-cell>
          <table:table-cell table:number-columns-repeated="2" table:style-name="ce1"/>
          <table:table-cell office:value-type="string" table:style-name="ce1">
            <text:p>Detection of a Yersinia pestis homologue in rodent samples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26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1</text:p>
          </table:table-cell>
          <table:table-cell office:value-type="date" office:date-value="2012-02-14T00:00:00" table:style-name="ce3">
            <text:p>14/02/12</text:p>
          </table:table-cell>
          <table:table-cell office:value-type="string" table:style-name="ce4">
            <text:p>PRD000499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style-name="ce1"/>
          <table:table-cell office:value-type="string" table:style-name="ce4">
            <text:p>Analysis of the membrane proteome of Yersinia pestis KIM6+</text:p>
          </table:table-cell>
          <table:table-cell office:value-type="string" table:style-name="ce1">
            <text:p>Membrane proteom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26Pestis_KIM6_MALDI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2</text:p>
          </table:table-cell>
          <table:table-cell office:value-type="date" office:date-value="2012-02-14T00:00:00" table:style-name="ce3">
            <text:p>14/02/12</text:p>
          </table:table-cell>
          <table:table-cell office:value-type="string" table:style-name="ce4">
            <text:p>PRD000499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style-name="ce1"/>
          <table:table-cell office:value-type="string" table:style-name="ce4">
            <text:p>Analysis of the membrane proteome of Yersinia pestis KIM6+</text:p>
          </table:table-cell>
          <table:table-cell office:value-type="string" table:style-name="ce1">
            <text:p>Membran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26PestisMudPIT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3</text:p>
          </table:table-cell>
          <table:table-cell office:value-type="date" office:date-value="2012-02-14T00:00:00" table:style-name="ce3">
            <text:p>14/02/12</text:p>
          </table:table-cell>
          <table:table-cell office:value-type="string" table:style-name="ce4">
            <text:p>PRD000499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style-name="ce1"/>
          <table:table-cell office:value-type="string" table:style-name="ce4">
            <text:p>Analysis of the membrane proteome of Yersinia pestis KIM6+</text:p>
          </table:table-cell>
          <table:table-cell office:value-type="string" table:style-name="ce1">
            <text:p>Membran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4</text:p>
          </table:table-cell>
          <table:table-cell office:value-type="date" office:date-value="2012-04-24T00:00:00" table:style-name="ce3">
            <text:p>24/04/12</text:p>
          </table:table-cell>
          <table:table-cell office:value-type="string" table:style-name="ce6">
            <text:p>PRD000494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N/A</text:p>
          </table:table-cell>
          <table:table-cell table:number-columns-repeated="5" table:style-name="ce1"/>
          <table:table-cell office:value-type="string" table:style-name="ce1">
            <text:p>lysozyme/EDTA lysis</text:p>
          </table:table-cell>
          <table:table-cell office:value-type="string" table:style-name="ce1">
            <text:p>lysozyme/EDTA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Soluble protein fraction</text:p>
          </table:table-cell>
          <table:table-cell table:style-name="ce1"/>
          <table:table-cell office:value-type="string" table:style-name="ce4">
            <text:p>Analysis of the periplasmic proteome of Yersinia pestis KIM6+</text:p>
          </table:table-cell>
          <table:table-cell office:value-type="string" table:style-name="ce1">
            <text:p>Periplasmic proteom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estis_KIM6_MALDI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5</text:p>
          </table:table-cell>
          <table:table-cell office:value-type="date" office:date-value="2012-04-24T00:00:00" table:style-name="ce3">
            <text:p>24/04/12</text:p>
          </table:table-cell>
          <table:table-cell office:value-type="string" table:style-name="ce6">
            <text:p>PRD000494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N/A</text:p>
          </table:table-cell>
          <table:table-cell table:number-columns-repeated="5" table:style-name="ce1"/>
          <table:table-cell office:value-type="string" table:style-name="ce1">
            <text:p>lysozyme/EDTA lysis</text:p>
          </table:table-cell>
          <table:table-cell office:value-type="string" table:style-name="ce1">
            <text:p>lysozyme/EDTA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Soluble protein fraction</text:p>
          </table:table-cell>
          <table:table-cell table:style-name="ce1"/>
          <table:table-cell office:value-type="string" table:style-name="ce4">
            <text:p>Analysis of the periplasmic proteome of Yersinia pestis KIM6+</text:p>
          </table:table-cell>
          <table:table-cell office:value-type="string" table:style-name="ce1">
            <text:p>Periplasmic proteom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37EnterocoliticaEXP16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6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17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7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18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8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19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59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0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0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1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1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2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2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3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3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4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4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5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5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6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6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7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7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8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8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29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69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0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0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1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1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2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2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3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3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4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4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5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5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6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6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7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7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8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8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39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79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37EnterocoliticaEXP40_SOR17_LTQ_2013_JB580v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80</text:p>
          </table:table-cell>
          <table:table-cell office:value-type="date" office:date-value="2013-11-13T00:00:00" table:style-name="ce3">
            <text:p>13/11/13</text:p>
          </table:table-cell>
          <table:table-cell office:value-type="string" table:style-name="ce4">
            <text:p>PXD000475</text:p>
          </table:table-cell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string" table:style-name="ce1">
            <text:p>SOR17 (hfq-)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JB580v</text:p>
          </table:table-cell>
          <table:table-cell office:value-type="string" table:style-name="ce1">
            <text:p>Soluble proteins fraction et other</text:p>
          </table:table-cell>
          <table:table-cell table:style-name="ce1"/>
          <table:table-cell office:value-type="string" table:style-name="ce4">
            <text:p>Yersinia enterocolitica SOR17</text:p>
          </table:table-cell>
          <table:table-cell office:value-type="string" table:style-name="ce1">
            <text:p>Membrane et Cytoplasm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eriplasmic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81</text:p>
          </table:table-cell>
          <table:table-cell office:value-type="date" office:date-value="2012-04-22T00:00:00" table:style-name="ce3">
            <text:p>22/04/12</text:p>
          </table:table-cell>
          <table:table-cell office:value-type="string" table:style-name="ce4">
            <text:p>PRD000484</text:p>
          </table:table-cell>
          <table:table-cell office:value-type="string" table:style-name="ce1">
            <text:p>Not Yet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4">
            <text:p>Proteogenomic annotation of the Yersinia pestis KIM genome</text:p>
          </table:table-cell>
          <table:table-cell office:value-type="string" table:style-name="ce1">
            <text:p>Periplasmic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Cytoplasmic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82</text:p>
          </table:table-cell>
          <table:table-cell office:value-type="date" office:date-value="2012-04-22T00:00:00" table:style-name="ce3">
            <text:p>22/04/12</text:p>
          </table:table-cell>
          <table:table-cell office:value-type="string" table:style-name="ce4">
            <text:p>PRD000484</text:p>
          </table:table-cell>
          <table:table-cell office:value-type="string" table:style-name="ce1">
            <text:p>Not Yet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4">
            <text:p>Proteogenomic annotation of the Yersinia pestis KIM genome</text:p>
          </table:table-cell>
          <table:table-cell office:value-type="string" table:style-name="ce1">
            <text:p>Cytoplas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Membrane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83</text:p>
          </table:table-cell>
          <table:table-cell office:value-type="date" office:date-value="2012-04-22T00:00:00" table:style-name="ce3">
            <text:p>22/04/12</text:p>
          </table:table-cell>
          <table:table-cell office:value-type="string" table:style-name="ce4">
            <text:p>PRD000484</text:p>
          </table:table-cell>
          <table:table-cell office:value-type="string" table:style-name="ce1">
            <text:p>Not Yet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4">
            <text:p>Proteogenomic annotation of the Yersinia pestis KIM genome</text:p>
          </table:table-cell>
          <table:table-cell office:value-type="string" table:style-name="ce1">
            <text:p>Membran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MembraneHighPHElution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84</text:p>
          </table:table-cell>
          <table:table-cell office:value-type="date" office:date-value="2012-04-22T00:00:00" table:style-name="ce3">
            <text:p>22/04/12</text:p>
          </table:table-cell>
          <table:table-cell office:value-type="string" table:style-name="ce4">
            <text:p>PRD000484</text:p>
          </table:table-cell>
          <table:table-cell office:value-type="string" table:style-name="ce1">
            <text:p>Not Yet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4">
            <text:p>Proteogenomic annotation of the Yersinia pestis KIM genome</text:p>
          </table:table-cell>
          <table:table-cell office:value-type="string" table:style-name="ce1">
            <text:p>Membran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MembraneHighSaltElutionPestis_KIM6_LTQ_2012_KIM6</text:p>
          </table:table-cell>
          <table:table-cell office:value-type="string" table:style-name="ce1">
            <text:p>Bottom-up proteomics</text:p>
          </table:table-cell>
          <table:table-cell office:value-type="string" table:style-name="ce1">
            <text:p>Yersinia85</text:p>
          </table:table-cell>
          <table:table-cell office:value-type="date" office:date-value="2012-04-22T00:00:00" table:style-name="ce3">
            <text:p>22/04/12</text:p>
          </table:table-cell>
          <table:table-cell office:value-type="string" table:style-name="ce4">
            <text:p>PRD000484</text:p>
          </table:table-cell>
          <table:table-cell office:value-type="string" table:style-name="ce1">
            <text:p>Not Yet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4">
            <text:p>Proteogenomic annotation of the Yersinia pestis KIM genome</text:p>
          </table:table-cell>
          <table:table-cell office:value-type="string" table:style-name="ce1">
            <text:p>Membran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nterocolitica_ref_MSMS_2015_ref</text:p>
          </table:table-cell>
          <table:table-cell office:value-type="string" table:style-name="ce1">
            <text:p>MS/MS</text:p>
          </table:table-cell>
          <table:table-cell office:value-type="string" table:style-name="ce1">
            <text:p>Yersinia86</text:p>
          </table:table-cell>
          <table:table-cell office:value-type="date" office:date-value="2015-02-26T00:00:00" table:style-name="ce3">
            <text:p>26/02/15</text:p>
          </table:table-cell>
          <table:table-cell office:value-type="string" table:style-name="ce4">
            <text:p>MSV000079053</text:p>
          </table:table-cell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Global proteins</text:p>
          </table:table-cell>
          <table:table-cell table:style-name="ce1"/>
          <table:table-cell office:value-type="string" table:style-name="ce4">
            <text:p>PNNL Biodiversity Library - Microbial Section</text:p>
          </table:table-cell>
          <table:table-cell office:value-type="string" table:style-name="ce1">
            <text:p>?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estis_CO92_MSMS_2015_CO92</text:p>
          </table:table-cell>
          <table:table-cell office:value-type="string" table:style-name="ce1">
            <text:p>MS/MS</text:p>
          </table:table-cell>
          <table:table-cell office:value-type="string" table:style-name="ce1">
            <text:p>Yersinia87</text:p>
          </table:table-cell>
          <table:table-cell office:value-type="date" office:date-value="2015-02-26T00:00:00" table:style-name="ce3">
            <text:p>26/02/15</text:p>
          </table:table-cell>
          <table:table-cell office:value-type="string" table:style-name="ce4">
            <text:p>MSV000079053</text:p>
          </table:table-cell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CO92</text:p>
          </table:table-cell>
          <table:table-cell office:value-type="string" table:style-name="ce1">
            <text:p>Y. Pestis CO92</text:p>
          </table:table-cell>
          <table:table-cell office:value-type="string" table:style-name="ce1">
            <text:p>Global proteins</text:p>
          </table:table-cell>
          <table:table-cell table:style-name="ce1"/>
          <table:table-cell office:value-type="string" table:style-name="ce4">
            <text:p>PNNL Biodiversity Library - Microbial Section</text:p>
          </table:table-cell>
          <table:table-cell office:value-type="string" table:style-name="ce1">
            <text:p>?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estis_KIM_MSMS_2015_KIM</text:p>
          </table:table-cell>
          <table:table-cell office:value-type="string" table:style-name="ce1">
            <text:p>MS/MS</text:p>
          </table:table-cell>
          <table:table-cell office:value-type="string" table:style-name="ce1">
            <text:p>Yersinia88</text:p>
          </table:table-cell>
          <table:table-cell office:value-type="date" office:date-value="2015-02-26T00:00:00" table:style-name="ce3">
            <text:p>26/02/15</text:p>
          </table:table-cell>
          <table:table-cell office:value-type="string" table:style-name="ce4">
            <text:p>MSV000079053</text:p>
          </table:table-cell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Global proteins</text:p>
          </table:table-cell>
          <table:table-cell table:style-name="ce1"/>
          <table:table-cell office:value-type="string" table:style-name="ce4">
            <text:p>PNNL Biodiversity Library - Microbial Section</text:p>
          </table:table-cell>
          <table:table-cell office:value-type="string" table:style-name="ce1">
            <text:p>?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estis_PestoidesF_MSMS_2015_PestoidesF</text:p>
          </table:table-cell>
          <table:table-cell office:value-type="string" table:style-name="ce1">
            <text:p>MS/MS</text:p>
          </table:table-cell>
          <table:table-cell office:value-type="string" table:style-name="ce1">
            <text:p>Yersinia89</text:p>
          </table:table-cell>
          <table:table-cell office:value-type="date" office:date-value="2015-02-26T00:00:00" table:style-name="ce3">
            <text:p>26/02/15</text:p>
          </table:table-cell>
          <table:table-cell office:value-type="string" table:style-name="ce4">
            <text:p>MSV000079053</text:p>
          </table:table-cell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estis Pestoïdes F</text:p>
          </table:table-cell>
          <table:table-cell office:value-type="string" table:style-name="ce1">
            <text:p>Y. Pestis Pestoïdes F</text:p>
          </table:table-cell>
          <table:table-cell office:value-type="string" table:style-name="ce1">
            <text:p>Global proteins</text:p>
          </table:table-cell>
          <table:table-cell table:style-name="ce1"/>
          <table:table-cell office:value-type="string" table:style-name="ce4">
            <text:p>PNNL Biodiversity Library - Microbial Section</text:p>
          </table:table-cell>
          <table:table-cell office:value-type="string" table:style-name="ce1">
            <text:p>?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seudotuberculosis_IP32953_MSMS_2015_IP32953</text:p>
          </table:table-cell>
          <table:table-cell office:value-type="string" table:style-name="ce1">
            <text:p>MS/MS</text:p>
          </table:table-cell>
          <table:table-cell office:value-type="string" table:style-name="ce1">
            <text:p>Yersinia90</text:p>
          </table:table-cell>
          <table:table-cell office:value-type="date" office:date-value="2015-02-26T00:00:00" table:style-name="ce3">
            <text:p>26/02/15</text:p>
          </table:table-cell>
          <table:table-cell office:value-type="string" table:style-name="ce4">
            <text:p>MSV000079053</text:p>
          </table:table-cell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 IP32953</text:p>
          </table:table-cell>
          <table:table-cell office:value-type="string" table:style-name="ce1">
            <text:p>Global proteins</text:p>
          </table:table-cell>
          <table:table-cell table:style-name="ce1"/>
          <table:table-cell office:value-type="string" table:style-name="ce4">
            <text:p>PNNL Biodiversity Library - Microbial Section</text:p>
          </table:table-cell>
          <table:table-cell office:value-type="string" table:style-name="ce1">
            <text:p>?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Pseudotuberculosis_PB1_MSMS_2015_PB1</text:p>
          </table:table-cell>
          <table:table-cell office:value-type="string" table:style-name="ce1">
            <text:p>MS/MS</text:p>
          </table:table-cell>
          <table:table-cell office:value-type="string" table:style-name="ce1">
            <text:p>Yersinia91</text:p>
          </table:table-cell>
          <table:table-cell office:value-type="date" office:date-value="2015-02-26T00:00:00" table:style-name="ce3">
            <text:p>26/02/15</text:p>
          </table:table-cell>
          <table:table-cell office:value-type="string" table:style-name="ce4">
            <text:p>MSV000079053</text:p>
          </table:table-cell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. Pseudotuberculosis PB1+</text:p>
          </table:table-cell>
          <table:table-cell office:value-type="string" table:style-name="ce1">
            <text:p>Y. Pseudotuberculosis PB1+</text:p>
          </table:table-cell>
          <table:table-cell office:value-type="string" table:style-name="ce1">
            <text:p>Global proteins</text:p>
          </table:table-cell>
          <table:table-cell table:style-name="ce1"/>
          <table:table-cell office:value-type="string" table:style-name="ce4">
            <text:p>PNNL Biodiversity Library - Microbial Section</text:p>
          </table:table-cell>
          <table:table-cell office:value-type="string" table:style-name="ce1">
            <text:p>?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2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2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22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37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3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22rfaH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4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rfaH-</text:p>
          </table:table-cell>
          <table:table-cell office:value-type="string" table:style-name="ce1">
            <text:p>22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37rfaH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5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rfaH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22OAntigen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6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O-antigen-</text:p>
          </table:table-cell>
          <table:table-cell office:value-type="string" table:style-name="ce1">
            <text:p>22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2hfq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7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hfq-</text:p>
          </table:table-cell>
          <table:table-cell office:value-type="string" table:style-name="ce1">
            <text:p>22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hfqEnterocolitica_Y11_IHS2000_2015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98</text:p>
          </table:table-cell>
          <table:table-cell office:value-type="date" office:date-value="2015-03-04T00:00:00" table:style-name="ce3">
            <text:p>04/03/15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hfq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RfaH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Monocytes-derivedDCs_Donor_IHS2000_2015_RNAFrags</text:p>
          </table:table-cell>
          <table:table-cell office:value-type="string" table:style-name="ce1">
            <text:p>miRNA-Seq</text:p>
          </table:table-cell>
          <table:table-cell office:value-type="string" table:style-name="ce1">
            <text:p>Yersinia99</text:p>
          </table:table-cell>
          <table:table-cell office:value-type="date" office:date-value="2015-02-18T00:00:00" table:style-name="ce3">
            <text:p>18/02/15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h</text:p>
          </table:table-cell>
          <table:table-cell table:number-columns-repeated="3" table:style-name="ce1"/>
          <table:table-cell office:value-type="string" table:style-name="ce1">
            <text:p>Complete medium</text:p>
          </table:table-cell>
          <table:table-cell table:style-name="ce1"/>
          <table:table-cell office:value-type="string" table:style-name="ce1">
            <text:p>Monocytes-derived Dcs</text:p>
          </table:table-cell>
          <table:table-cell office:value-type="string" table:style-name="ce1">
            <text:p>Monocytes-derived Dcs</text:p>
          </table:table-cell>
          <table:table-cell office:value-type="string" table:style-name="ce1">
            <text:p>6 Donors</text:p>
          </table:table-cell>
          <table:table-cell table:style-name="ce1"/>
          <table:table-cell office:value-type="string" table:style-name="ce1">
            <text:p>Genome-wide profiling of miRNA expression dynamics in monocyte-derived dendritic cells following infection with a panel of intra-cellular bacteri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8hMonocytes-derivedDCs_Donor_IHS2000_2015_RNAFrags</text:p>
          </table:table-cell>
          <table:table-cell office:value-type="string" table:style-name="ce1">
            <text:p>miRNA-Seq</text:p>
          </table:table-cell>
          <table:table-cell office:value-type="string" table:style-name="ce1">
            <text:p>Yersinia100</text:p>
          </table:table-cell>
          <table:table-cell office:value-type="date" office:date-value="2015-02-18T00:00:00" table:style-name="ce3">
            <text:p>18/02/15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18h</text:p>
          </table:table-cell>
          <table:table-cell table:number-columns-repeated="3" table:style-name="ce1"/>
          <table:table-cell office:value-type="string" table:style-name="ce1">
            <text:p>Complete medium</text:p>
          </table:table-cell>
          <table:table-cell table:style-name="ce1"/>
          <table:table-cell office:value-type="string" table:style-name="ce1">
            <text:p>Monocytes-derived Dcs</text:p>
          </table:table-cell>
          <table:table-cell office:value-type="string" table:style-name="ce1">
            <text:p>Monocytes-derived Dcs</text:p>
          </table:table-cell>
          <table:table-cell office:value-type="string" table:style-name="ce1">
            <text:p>6 Donors</text:p>
          </table:table-cell>
          <table:table-cell table:style-name="ce1"/>
          <table:table-cell office:value-type="string" table:style-name="ce1">
            <text:p>Genome-wide profiling of miRNA expression dynamics in monocyte-derived dendritic cells following infection with a panel of intra-cellular bacteri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Monocytes-derivedDCs_Donor_IHS2000_2015_RNAFrags</text:p>
          </table:table-cell>
          <table:table-cell office:value-type="string" table:style-name="ce1">
            <text:p>miRNA-Seq</text:p>
          </table:table-cell>
          <table:table-cell office:value-type="string" table:style-name="ce1">
            <text:p>Yersinia101</text:p>
          </table:table-cell>
          <table:table-cell office:value-type="date" office:date-value="2015-02-18T00:00:00" table:style-name="ce3">
            <text:p>18/02/15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8h</text:p>
          </table:table-cell>
          <table:table-cell table:number-columns-repeated="3" table:style-name="ce1"/>
          <table:table-cell office:value-type="string" table:style-name="ce1">
            <text:p>Complete medium</text:p>
          </table:table-cell>
          <table:table-cell table:style-name="ce1"/>
          <table:table-cell office:value-type="string" table:style-name="ce1">
            <text:p>Monocytes-derived Dcs</text:p>
          </table:table-cell>
          <table:table-cell office:value-type="string" table:style-name="ce1">
            <text:p>Monocytes-derived Dcs</text:p>
          </table:table-cell>
          <table:table-cell office:value-type="string" table:style-name="ce1">
            <text:p>6 Donors</text:p>
          </table:table-cell>
          <table:table-cell table:style-name="ce1"/>
          <table:table-cell office:value-type="string" table:style-name="ce1">
            <text:p>Genome-wide profiling of miRNA expression dynamics in monocyte-derived dendritic cells following infection with a panel of intra-cellular bacteri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seudotuberculosisMonocytes-derivedDCs_Donor__IHS2000_2015_RNAFrags</text:p>
          </table:table-cell>
          <table:table-cell office:value-type="string" table:style-name="ce1">
            <text:p>miRNA-Seq</text:p>
          </table:table-cell>
          <table:table-cell office:value-type="string" table:style-name="ce1">
            <text:p>Yersinia102</text:p>
          </table:table-cell>
          <table:table-cell office:value-type="date" office:date-value="2015-02-18T00:00:00" table:style-name="ce3">
            <text:p>18/02/15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h</text:p>
          </table:table-cell>
          <table:table-cell table:number-columns-repeated="3" table:style-name="ce1"/>
          <table:table-cell office:value-type="string" table:style-name="ce1">
            <text:p>Complete medium + 5µg/ml Gentamycin</text:p>
          </table:table-cell>
          <table:table-cell table:style-name="ce1"/>
          <table:table-cell office:value-type="string" table:style-name="ce1">
            <text:p>Monocytes-derived Dcs</text:p>
          </table:table-cell>
          <table:table-cell office:value-type="string" table:style-name="ce1">
            <text:p>Monocytes-derived Dcs</text:p>
          </table:table-cell>
          <table:table-cell office:value-type="string" table:style-name="ce1">
            <text:p>6 Donors</text:p>
          </table:table-cell>
          <table:table-cell table:style-name="ce1"/>
          <table:table-cell office:value-type="string" table:style-name="ce1">
            <text:p>Genome-wide profiling of miRNA expression dynamics in monocyte-derived dendritic cells following infection with a panel of intra-cellular bacteri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8hPseudotuberculosisMonocytes-derivedDCs_Donor__IHS2000_2015_RNAFrags</text:p>
          </table:table-cell>
          <table:table-cell office:value-type="string" table:style-name="ce1">
            <text:p>miRNA-Seq</text:p>
          </table:table-cell>
          <table:table-cell office:value-type="string" table:style-name="ce1">
            <text:p>Yersinia103</text:p>
          </table:table-cell>
          <table:table-cell office:value-type="date" office:date-value="2015-02-18T00:00:00" table:style-name="ce3">
            <text:p>18/02/15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18h</text:p>
          </table:table-cell>
          <table:table-cell table:number-columns-repeated="3" table:style-name="ce1"/>
          <table:table-cell office:value-type="string" table:style-name="ce1">
            <text:p>Complete medium + 5µg/ml Gentamycin</text:p>
          </table:table-cell>
          <table:table-cell table:style-name="ce1"/>
          <table:table-cell office:value-type="string" table:style-name="ce1">
            <text:p>Monocytes-derived Dcs</text:p>
          </table:table-cell>
          <table:table-cell office:value-type="string" table:style-name="ce1">
            <text:p>Monocytes-derived Dcs</text:p>
          </table:table-cell>
          <table:table-cell office:value-type="string" table:style-name="ce1">
            <text:p>6 Donors</text:p>
          </table:table-cell>
          <table:table-cell table:style-name="ce1"/>
          <table:table-cell office:value-type="string" table:style-name="ce1">
            <text:p>Genome-wide profiling of miRNA expression dynamics in monocyte-derived dendritic cells following infection with a panel of intra-cellular bacteri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PseudotuberculosisMonocytes-derivedDCs_Donor__IHS2000_2015_RNAFrags</text:p>
          </table:table-cell>
          <table:table-cell office:value-type="string" table:style-name="ce1">
            <text:p>miRNA-Seq</text:p>
          </table:table-cell>
          <table:table-cell office:value-type="string" table:style-name="ce1">
            <text:p>Yersinia104</text:p>
          </table:table-cell>
          <table:table-cell office:value-type="date" office:date-value="2015-02-18T00:00:00" table:style-name="ce3">
            <text:p>18/02/15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8h</text:p>
          </table:table-cell>
          <table:table-cell table:number-columns-repeated="3" table:style-name="ce1"/>
          <table:table-cell office:value-type="string" table:style-name="ce1">
            <text:p>Complete medium + 5µg/ml Gentamycin</text:p>
          </table:table-cell>
          <table:table-cell table:style-name="ce1"/>
          <table:table-cell office:value-type="string" table:style-name="ce1">
            <text:p>Monocytes-derived Dcs</text:p>
          </table:table-cell>
          <table:table-cell office:value-type="string" table:style-name="ce1">
            <text:p>Monocytes-derived Dcs</text:p>
          </table:table-cell>
          <table:table-cell office:value-type="string" table:style-name="ce1">
            <text:p>6 Donors</text:p>
          </table:table-cell>
          <table:table-cell table:style-name="ce1"/>
          <table:table-cell office:value-type="string" table:style-name="ce1">
            <text:p>Genome-wide profiling of miRNA expression dynamics in monocyte-derived dendritic cells following infection with a panel of intra-cellular bacteri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jPseudotuberculosisMouse_YPIII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05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2j</text:p>
          </table:table-cell>
          <table:table-cell table:number-columns-repeated="5"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Mouse cecal tissue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2jPseudotuberculosisMouse_YPIII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06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2j</text:p>
          </table:table-cell>
          <table:table-cell table:number-columns-repeated="5"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Mouse cecal tissue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jPseudotuberculosisMouseNonRNADepleted_YPIII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07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2j</text:p>
          </table:table-cell>
          <table:table-cell table:number-columns-repeated="5"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Mouse cecal tissue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2jPseudotuberculosisMouseNonRNADepleted_YPIII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08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style-name="ce1"/>
          <table:table-cell office:value-type="string" table:style-name="ce1">
            <text:p>42j</text:p>
          </table:table-cell>
          <table:table-cell table:number-columns-repeated="5"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Mouse cecal tissue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use_Normal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09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Mouse cecal tissue</text:p>
          </table:table-cell>
          <table:table-cell office:value-type="string" table:style-name="ce1">
            <text:p>Mouse cecal tissue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6Pseudotuberculosis_YPIII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10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Pseudotuberculosis_YPIII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11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RNA-seq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5PseudotuberculosisExpoPhase_YPIII_Agilent_2014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12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6475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5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LB + 10g/l glucose + 0.2M HEPES + aerobic/anaerobic.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microarray I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5PseudotuberculosisStatPhase_YPIII_Agilent_2014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13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-GEOD-56476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A-GEOD-15095</text:p>
          </table:table-cell>
          <table:table-cell table:number-columns-repeated="3" table:style-name="ce1"/>
          <table:table-cell office:value-type="string" table:style-name="ce1">
            <text:p>25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LB + 10g/l glucose + 0.2M HEPES + aerobic/anaerobic.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Complex in vivo RNA-seq analysis reveal reprogramming of Yersinia from virulent to persistent mode during infection [microarray II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2Enterocolitica_Y11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14</text:p>
          </table:table-cell>
          <table:table-cell office:value-type="date" office:date-value="2014-10-23T00:00:00" table:style-name="ce3">
            <text:p>23/10/14</text:p>
          </table:table-cell>
          <table:table-cell office:value-type="string" table:style-name="ce1">
            <text:p>E-GEOD-62601</text:p>
          </table:table-cell>
          <table:table-cell office:value-type="string" table:style-name="ce1">
            <text:p>Leskinen K et al., Microbiology 2015 (Pubmed:25416689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22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YbeY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Enterocolitica_Y11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15</text:p>
          </table:table-cell>
          <table:table-cell office:value-type="date" office:date-value="2014-10-23T00:00:00" table:style-name="ce3">
            <text:p>23/10/14</text:p>
          </table:table-cell>
          <table:table-cell office:value-type="string" table:style-name="ce1">
            <text:p>E-GEOD-62601</text:p>
          </table:table-cell>
          <table:table-cell office:value-type="string" table:style-name="ce1">
            <text:p>Leskinen K et al., Microbiology 2015 (Pubmed:25416689)</text:p>
          </table:table-cell>
          <table:table-cell office:value-type="string" table:style-name="ce1">
            <text:p>N/A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YbeY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2ybeYEnterocolitica_Y11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16</text:p>
          </table:table-cell>
          <table:table-cell office:value-type="date" office:date-value="2014-10-23T00:00:00" table:style-name="ce3">
            <text:p>23/10/14</text:p>
          </table:table-cell>
          <table:table-cell office:value-type="string" table:style-name="ce1">
            <text:p>E-GEOD-62601</text:p>
          </table:table-cell>
          <table:table-cell office:value-type="string" table:style-name="ce1">
            <text:p>Leskinen K et al., Microbiology 2015 (Pubmed:25416689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ybeY-</text:p>
          </table:table-cell>
          <table:table-cell office:value-type="string" table:style-name="ce1">
            <text:p>22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YbeY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ybeYEnterocolitica_Y11_IHS2000_2014_cDNA</text:p>
          </table:table-cell>
          <table:table-cell office:value-type="string" table:style-name="ce1">
            <text:p>RNA-Seq</text:p>
          </table:table-cell>
          <table:table-cell office:value-type="string" table:style-name="ce1">
            <text:p>Yersinia117</text:p>
          </table:table-cell>
          <table:table-cell office:value-type="date" office:date-value="2014-10-23T00:00:00" table:style-name="ce3">
            <text:p>23/10/14</text:p>
          </table:table-cell>
          <table:table-cell office:value-type="string" table:style-name="ce1">
            <text:p>E-GEOD-62601</text:p>
          </table:table-cell>
          <table:table-cell office:value-type="string" table:style-name="ce1">
            <text:p>Leskinen K et al., Microbiology 2015 (Pubmed:25416689)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ybeY-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11</text:p>
          </table:table-cell>
          <table:table-cell office:value-type="string" table:style-name="ce1">
            <text:p>Y. Enterocolitica Y11</text:p>
          </table:table-cell>
          <table:table-cell table:number-columns-repeated="2" table:style-name="ce1"/>
          <table:table-cell office:value-type="string" table:style-name="ce1">
            <text:p>Role of YbeY in Yersinia enterocolitica O: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5NMetcrpPseudotuberculosis_YPIII_Agilent_2014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18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-GEOD-54544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4">
            <text:p>A-GEOD-15095</text:p>
          </table:table-cell>
          <table:table-cell table:number-columns-repeated="2" table:style-name="ce1"/>
          <table:table-cell office:value-type="string" table:style-name="ce1">
            <text:p>crp-</text:p>
          </table:table-cell>
          <table:table-cell office:value-type="string" table:style-name="ce1">
            <text:p>25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HAM’s F-12 Nutrient Mixture + liquid DMEM THEN YMM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The pyruvate-tricarboxylic acid cycle node: a focal point of virulence control in the enteric pathogen Yersinia pseudotuberculosis [crp mutan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5NMetcsrAPseudotuberculosis_YPIII_Agilent_2014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19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-GEOD-54545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A-GEOD-15095</text:p>
          </table:table-cell>
          <table:table-cell table:number-columns-repeated="2" table:style-name="ce1"/>
          <table:table-cell office:value-type="string" table:style-name="ce1">
            <text:p>csrA-</text:p>
          </table:table-cell>
          <table:table-cell office:value-type="string" table:style-name="ce1">
            <text:p>25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HAM’s F-12 Nutrient Mixture + liquid DMEM THEN YMM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The pyruvate-tricarboxylic acid cycle node: a focal point of virulence control in the enteric pathogen Yersinia pseudotuberculosis [csrA mutan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5NMetrovAPseudotuberculosis_YPIII_Agilent_2014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0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-GEOD-54546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A-GEOD-15095</text:p>
          </table:table-cell>
          <table:table-cell table:number-columns-repeated="2" table:style-name="ce1"/>
          <table:table-cell office:value-type="string" table:style-name="ce1">
            <text:p>rovA-</text:p>
          </table:table-cell>
          <table:table-cell office:value-type="string" table:style-name="ce1">
            <text:p>25C</text:p>
          </table:table-cell>
          <table:table-cell office:value-type="string" table:style-name="ce1">
            <text:p>Exponential</text:p>
          </table:table-cell>
          <table:table-cell office:value-type="string" table:style-name="ce1">
            <text:p>HAM’s F-12 Nutrient Mixture + liquid DMEM THEN YMM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The pyruvate-tricarboxylic acid cycle node: a focal point of virulence control in the enteric pathogen Yersinia pseudotuberculosis [rovA mutant]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Intermedia_ATCC29909_tilling_2013_ATCC29909</text:p>
          </table:table-cell>
          <table:table-cell office:value-type="string" table:style-name="ce1">
            <text:p>Tilling</text:p>
          </table:table-cell>
          <table:table-cell office:value-type="string" table:style-name="ce1">
            <text:p>Yersinia121</text:p>
          </table:table-cell>
          <table:table-cell office:value-type="date" office:date-value="2013-09-21T00:00:00" table:style-name="ce3">
            <text:p>21/09/13</text:p>
          </table:table-cell>
          <table:table-cell office:value-type="string" table:style-name="ce1">
            <text:p>E-GEOD-50043</text:p>
          </table:table-cell>
          <table:table-cell office:value-type="string" table:style-name="ce1">
            <text:p>Babujee L et al. , PloS One 2013 (Pubmed:24116118)</text:p>
          </table:table-cell>
          <table:table-cell table:number-columns-repeated="4" table:style-name="ce1"/>
          <table:table-cell office:value-type="string" table:style-name="ce1">
            <text:p>28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minimal <text:s/>medium + glucose ± oxygen</text:p>
          </table:table-cell>
          <table:table-cell table:style-name="ce1"/>
          <table:table-cell office:value-type="string" table:style-name="ce6">
            <text:p>Yersinia intermedia ATCC29909</text:p>
          </table:table-cell>
          <table:table-cell office:value-type="string" table:style-name="ce1">
            <text:p>Yersinia intermedia ATCC29909</text:p>
          </table:table-cell>
          <table:table-cell table:number-columns-repeated="2" table:style-name="ce1"/>
          <table:table-cell office:value-type="string" table:style-name="ce1">
            <text:p>Expression analysis of Yersinia intermedia strain ATCC 29909 at 28 C in minimal medium with glucose under aerobic and anaerobic conditio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5NMetcrpPseudotuberculosis_YPIII_Agilent_2012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2</text:p>
          </table:table-cell>
          <table:table-cell office:value-type="date" office:date-value="2012-12-31T00:00:00" table:style-name="ce3">
            <text:p>31/12/12</text:p>
          </table:table-cell>
          <table:table-cell office:value-type="string" table:style-name="ce1">
            <text:p>E-GEOD-42206</text:p>
          </table:table-cell>
          <table:table-cell office:value-type="string" table:style-name="ce1">
            <text:p>Heroven AK et al., Front Cell Infect Microbiol 2012 (Pubmed:23251905)</text:p>
          </table:table-cell>
          <table:table-cell office:value-type="string" table:style-name="ce1">
            <text:p>A-GEOD-15095</text:p>
          </table:table-cell>
          <table:table-cell table:number-columns-repeated="2" table:style-name="ce1"/>
          <table:table-cell office:value-type="string" table:style-name="ce1">
            <text:p>crp-</text:p>
          </table:table-cell>
          <table:table-cell office:value-type="string" table:style-name="ce1">
            <text:p>25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Crp induces switching of the CsrB and CsrC RNAs in Yersinia pseudotuberculosis and links nutritional status to virulenc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YopMPestisSplenicCells_C57BL6_Microarray_2012_MusMusculu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3</text:p>
          </table:table-cell>
          <table:table-cell office:value-type="date" office:date-value="2012-10-16T00:00:00" table:style-name="ce3">
            <text:p>16/10/12</text:p>
          </table:table-cell>
          <table:table-cell office:value-type="string" table:style-name="ce1">
            <text:p>E-GEOD-41564</text:p>
          </table:table-cell>
          <table:table-cell office:value-type="string" table:style-name="ce1">
            <text:p>Uittenbogaard AM, Front Cell Infect Microbiol 2012 (Pubmed:23248776)</text:p>
          </table:table-cell>
          <table:table-cell office:value-type="string" table:style-name="ce1">
            <text:p>A-GEOD-16174</text:p>
          </table:table-cell>
          <table:table-cell table:style-name="ce1"/>
          <table:table-cell office:value-type="string" table:style-name="ce1">
            <text:p>1h</text:p>
          </table:table-cell>
          <table:table-cell office:value-type="string" table:style-name="ce1">
            <text:p>YopM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Splenic cells from Mouse</text:p>
          </table:table-cell>
          <table:table-cell table:number-columns-repeated="2" table:style-name="ce1"/>
          <table:table-cell office:value-type="string" table:style-name="ce1">
            <text:p>Identifying changes in host responses to Yersinia infection in the presence or absence of YopM virulence facto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6hYopMPestisSplenicCells_C57BL6_Microarray_2012_MusMusculu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4</text:p>
          </table:table-cell>
          <table:table-cell office:value-type="date" office:date-value="2012-10-16T00:00:00" table:style-name="ce3">
            <text:p>16/10/12</text:p>
          </table:table-cell>
          <table:table-cell office:value-type="string" table:style-name="ce1">
            <text:p>E-GEOD-41564</text:p>
          </table:table-cell>
          <table:table-cell office:value-type="string" table:style-name="ce1">
            <text:p>Uittenbogaard AM, Front Cell Infect Microbiol 2012 (Pubmed:23248776)</text:p>
          </table:table-cell>
          <table:table-cell office:value-type="string" table:style-name="ce1">
            <text:p>A-GEOD-16174</text:p>
          </table:table-cell>
          <table:table-cell table:style-name="ce1"/>
          <table:table-cell office:value-type="string" table:style-name="ce1">
            <text:p>16h</text:p>
          </table:table-cell>
          <table:table-cell office:value-type="string" table:style-name="ce1">
            <text:p>YopM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Splenic cells from Mouse</text:p>
          </table:table-cell>
          <table:table-cell table:number-columns-repeated="2" table:style-name="ce1"/>
          <table:table-cell office:value-type="string" table:style-name="ce1">
            <text:p>Identifying changes in host responses to Yersinia infection in the presence or absence of YopM virulence facto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7hymoAPseudotuberculosis_YPIII_Agilent_2012_YPIII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5</text:p>
          </table:table-cell>
          <table:table-cell office:value-type="date" office:date-value="2012-07-30T00:00:00" table:style-name="ce3">
            <text:p>30/07/12</text:p>
          </table:table-cell>
          <table:table-cell office:value-type="string" table:style-name="ce1">
            <text:p>E-GEOD-35043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5095</text:p>
          </table:table-cell>
          <table:table-cell table:style-name="ce1"/>
          <table:table-cell office:value-type="string" table:style-name="ce1">
            <text:p>17h</text:p>
          </table:table-cell>
          <table:table-cell office:value-type="string" table:style-name="ce1">
            <text:p>ymoA-</text:p>
          </table:table-cell>
          <table:table-cell table:number-columns-repeated="4" table:style-name="ce1"/>
          <table:table-cell office:value-type="string" table:style-name="ce1">
            <text:p>Y. Pseudotuberculosis YPIII</text:p>
          </table:table-cell>
          <table:table-cell office:value-type="string" table:style-name="ce1">
            <text:p>Y. Pseudotuberculosis YPIII</text:p>
          </table:table-cell>
          <table:table-cell table:number-columns-repeated="2" table:style-name="ce1"/>
          <table:table-cell office:value-type="string" table:style-name="ce1">
            <text:p>Yersinia pseudotuberculosis ymoA mutant vs. wild type YPII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ckeriJuvenileTroutNoEstrogen_Wild_Microarray_2012_Wild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26</text:p>
          </table:table-cell>
          <table:table-cell office:value-type="date" office:date-value="2012-07-16T00:00:00" table:style-name="ce3">
            <text:p>16/07/12</text:p>
          </table:table-cell>
          <table:table-cell office:value-type="string" table:style-name="ce1">
            <text:p>E-GEOD-38763</text:p>
          </table:table-cell>
          <table:table-cell office:value-type="string" table:style-name="ce1">
            <text:p>Wenger M et al., Mar Biotechnol 2012 (Pubmed:22825393)</text:p>
          </table:table-cell>
          <table:table-cell office:value-type="string" table:style-name="ce1">
            <text:p>A-GEOD-6154</text:p>
          </table:table-cell>
          <table:table-cell table:style-name="ce1"/>
          <table:table-cell office:value-type="string" table:style-name="ce1">
            <text:p>No Estrogen</text:p>
          </table:table-cell>
          <table:table-cell table:style-name="ce1"/>
          <table:table-cell office:value-type="string" table:style-name="ce1">
            <text:p>13.8C</text:p>
          </table:table-cell>
          <table:table-cell table:style-name="ce1"/>
          <table:table-cell office:value-type="string" table:style-name="ce1">
            <text:p>Aerated glass tanks + flow-through of 1 liter/sec of normal tap water + dry feeds at 3% body weight / day</text:p>
          </table:table-cell>
          <table:table-cell table:style-name="ce1"/>
          <table:table-cell office:value-type="string" table:style-name="ce1">
            <text:p>Y. Ruckeri</text:p>
          </table:table-cell>
          <table:table-cell office:value-type="string" table:style-name="ce1">
            <text:p>Oncorhynchus mykiss</text:p>
          </table:table-cell>
          <table:table-cell table:number-columns-repeated="2" table:style-name="ce1"/>
          <table:table-cell office:value-type="string" table:style-name="ce1">
            <text:p>Estrogen modulates hepatic gene expression and survival of rainbow trout infected with pathogenic bacteria Yersinia rucker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ckeriJuvenileTroutLowEstrogen_Wild_Microarray_2012_Wild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27</text:p>
          </table:table-cell>
          <table:table-cell office:value-type="date" office:date-value="2012-07-16T00:00:00" table:style-name="ce3">
            <text:p>16/07/12</text:p>
          </table:table-cell>
          <table:table-cell office:value-type="string" table:style-name="ce1">
            <text:p>E-GEOD-38763</text:p>
          </table:table-cell>
          <table:table-cell office:value-type="string" table:style-name="ce1">
            <text:p>Wenger M et al., Mar Biotechnol 2012 (Pubmed:22825393)</text:p>
          </table:table-cell>
          <table:table-cell office:value-type="string" table:style-name="ce1">
            <text:p>A-GEOD-6154</text:p>
          </table:table-cell>
          <table:table-cell table:style-name="ce1"/>
          <table:table-cell office:value-type="string" table:style-name="ce1">
            <text:p>Low Estrogen</text:p>
          </table:table-cell>
          <table:table-cell table:style-name="ce1"/>
          <table:table-cell office:value-type="string" table:style-name="ce1">
            <text:p>13.8C</text:p>
          </table:table-cell>
          <table:table-cell table:style-name="ce1"/>
          <table:table-cell office:value-type="string" table:style-name="ce1">
            <text:p>Aerated glass tanks + flow-through of 1 liter/sec of normal tap water + dry feeds at 3% body weight / day</text:p>
          </table:table-cell>
          <table:table-cell table:style-name="ce1"/>
          <table:table-cell office:value-type="string" table:style-name="ce1">
            <text:p>Y. Ruckeri</text:p>
          </table:table-cell>
          <table:table-cell office:value-type="string" table:style-name="ce1">
            <text:p>Oncorhynchus mykiss</text:p>
          </table:table-cell>
          <table:table-cell table:number-columns-repeated="2" table:style-name="ce1"/>
          <table:table-cell office:value-type="string" table:style-name="ce1">
            <text:p>Estrogen modulates hepatic gene expression and survival of rainbow trout infected with pathogenic bacteria Yersinia rucker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ckeriJuvenileTroutHighEstrogen_Wild_Microarray_2012_Wild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28</text:p>
          </table:table-cell>
          <table:table-cell office:value-type="date" office:date-value="2012-07-16T00:00:00" table:style-name="ce3">
            <text:p>16/07/12</text:p>
          </table:table-cell>
          <table:table-cell office:value-type="string" table:style-name="ce1">
            <text:p>E-GEOD-38763</text:p>
          </table:table-cell>
          <table:table-cell office:value-type="string" table:style-name="ce1">
            <text:p>Wenger M et al., Mar Biotechnol 2012 (Pubmed:22825393)</text:p>
          </table:table-cell>
          <table:table-cell office:value-type="string" table:style-name="ce1">
            <text:p>A-GEOD-6154</text:p>
          </table:table-cell>
          <table:table-cell table:style-name="ce1"/>
          <table:table-cell office:value-type="string" table:style-name="ce1">
            <text:p>High Estrogen</text:p>
          </table:table-cell>
          <table:table-cell table:style-name="ce1"/>
          <table:table-cell office:value-type="string" table:style-name="ce1">
            <text:p>13.8C</text:p>
          </table:table-cell>
          <table:table-cell table:style-name="ce1"/>
          <table:table-cell office:value-type="string" table:style-name="ce1">
            <text:p>Aerated glass tanks + flow-through of 1 liter/sec of normal tap water + dry feeds at 3% body weight / day</text:p>
          </table:table-cell>
          <table:table-cell table:style-name="ce1"/>
          <table:table-cell office:value-type="string" table:style-name="ce1">
            <text:p>Y. Ruckeri</text:p>
          </table:table-cell>
          <table:table-cell office:value-type="string" table:style-name="ce1">
            <text:p>Oncorhynchus mykiss</text:p>
          </table:table-cell>
          <table:table-cell table:number-columns-repeated="2" table:style-name="ce1"/>
          <table:table-cell office:value-type="string" table:style-name="ce1">
            <text:p>Estrogen modulates hepatic gene expression and survival of rainbow trout infected with pathogenic bacteria Yersinia rucker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Pestis_KIM6_TraSH_2011_KIM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29</text:p>
          </table:table-cell>
          <table:table-cell office:value-type="date" office:date-value="2011-11-28T00:00:00" table:style-name="ce3">
            <text:p>28/11/11</text:p>
          </table:table-cell>
          <table:table-cell office:value-type="string" table:style-name="ce1">
            <text:p>E-GEOD-33982</text:p>
          </table:table-cell>
          <table:table-cell office:value-type="string" table:style-name="ce1">
            <text:p>Klein KA et al., J Bacteriol 2012 (Pubmed:22139502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Overnight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KIM</text:p>
          </table:table-cell>
          <table:table-cell office:value-type="string" table:style-name="ce1">
            <text:p>Y. Pestis</text:p>
          </table:table-cell>
          <table:table-cell office:value-type="string" table:style-name="ce1">
            <text:p>Transposon Site Hybridization (TraSH) technic used</text:p>
          </table:table-cell>
          <table:table-cell table:style-name="ce1"/>
          <table:table-cell office:value-type="string" table:style-name="ce1">
            <text:p>Y. pestis KIM6+ TraSH Microarray Analysis After Intracellular Replicat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BMMs_KIM6_TraSH_2011_KIM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30</text:p>
          </table:table-cell>
          <table:table-cell office:value-type="date" office:date-value="2011-11-28T00:00:00" table:style-name="ce3">
            <text:p>28/11/11</text:p>
          </table:table-cell>
          <table:table-cell office:value-type="string" table:style-name="ce1">
            <text:p>E-GEOD-33982</text:p>
          </table:table-cell>
          <table:table-cell office:value-type="string" table:style-name="ce1">
            <text:p>Klein KA et al., J Bacteriol 2012 (Pubmed:22139502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KIM</text:p>
          </table:table-cell>
          <table:table-cell office:value-type="string" table:style-name="ce1">
            <text:p>BMMs</text:p>
          </table:table-cell>
          <table:table-cell office:value-type="string" table:style-name="ce1">
            <text:p>Y. Pestis KIM6 come from Y. Pestis KIM6 library created with TraSH technic.</text:p>
          </table:table-cell>
          <table:table-cell table:style-name="ce1"/>
          <table:table-cell office:value-type="string" table:style-name="ce1">
            <text:p>Y. pestis KIM6+ TraSH Microarray Analysis After Intracellular Replicat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6ompRPestis_201_Microarray_2011_cDNA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1</text:p>
          </table:table-cell>
          <table:table-cell office:value-type="date" office:date-value="2011-10-23T00:00:00" table:style-name="ce3">
            <text:p>23/10/11</text:p>
          </table:table-cell>
          <table:table-cell office:value-type="string" table:style-name="ce1">
            <text:p>E-GEOD-26601</text:p>
          </table:table-cell>
          <table:table-cell office:value-type="string" table:style-name="ce1">
            <text:p>Gao H et al., BMC Microbiol 2011 (Pubmed:21345178)</text:p>
          </table:table-cell>
          <table:table-cell office:value-type="string" table:style-name="ce1">
            <text:p>A-GEOD-11443</text:p>
          </table:table-cell>
          <table:table-cell table:number-columns-repeated="2" table:style-name="ce1"/>
          <table:table-cell office:value-type="string" table:style-name="ce1">
            <text:p>ompR-</text:p>
          </table:table-cell>
          <table:table-cell office:value-type="string" table:style-name="ce1">
            <text:p>26C</text:p>
          </table:table-cell>
          <table:table-cell office:value-type="string" table:style-name="ce1">
            <text:p>middle exponential phase</text:p>
          </table:table-cell>
          <table:table-cell office:value-type="string" table:style-name="ce1">
            <text:p>TMH THEN TMH + 0.5M Sorbitol (20mn)</text:p>
          </table:table-cell>
          <table:table-cell table:style-name="ce1"/>
          <table:table-cell office:value-type="string" table:style-name="ce1">
            <text:p>Y. Pestis biovar microtus strain 201</text:p>
          </table:table-cell>
          <table:table-cell office:value-type="string" table:style-name="ce1">
            <text:p>Y. Pestis biovar microtus strain 202</text:p>
          </table:table-cell>
          <table:table-cell table:number-columns-repeated="2" table:style-name="ce1"/>
          <table:table-cell office:value-type="string" table:style-name="ce1">
            <text:p>Phenotypic and transcriptional analysis of the osmotic regulator OmpR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estis37VS1hPestis26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2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hPestis37VS2hPestis26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3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2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37VS4hPestis26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4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37VS8hPestis26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5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estis37VS1hPestis26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6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hPestis37VS2hPestis26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7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2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37VS4hPestis26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8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37VS8hPestis26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39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estis37VS1hPestis26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0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hPestis37VS2hPestis26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1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2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37VS4hPestis26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2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37VS8hPestis26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3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37C et 26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estis26VS1hPestis37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4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hPestis26VS2hPestis37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5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2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26VS4hPestis37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6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26VS8hPestis37_COW5_JCVI_2011_COW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7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COW5</text:p>
          </table:table-cell>
          <table:table-cell office:value-type="string" table:style-name="ce1">
            <text:p>Y. Pestis COW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estis26VS1hPestis37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8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hPestis26VS2hPestis37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49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2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26VS4hPestis37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50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26VS8hPestis37_PBIB5_JCVI_2011_PBIB5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51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BIB5</text:p>
          </table:table-cell>
          <table:table-cell office:value-type="string" table:style-name="ce1">
            <text:p>Y. Pestis PBIB5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estis26VS1hPestis37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52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hPestis26VS2hPestis37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53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2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26VS4hPestis37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54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26VS8hPestis37_PestoidesF_JCVI_2011_PestoidesF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55</text:p>
          </table:table-cell>
          <table:table-cell office:value-type="date" office:date-value="2011-07-13T00:00:00" table:style-name="ce3">
            <text:p>13/07/11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A-GEOD-900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6C et 37C</text:p>
          </table:table-cell>
          <table:table-cell table:style-name="ce1"/>
          <table:table-cell office:value-type="string" table:style-name="ce1">
            <text:p>custom media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 Pestoides F</text:p>
          </table:table-cell>
          <table:table-cell table:number-columns-repeated="2" table:style-name="ce1"/>
          <table:table-cell office:value-type="string" table:style-name="ce1">
            <text:p>Gene expression analysis of Yersinia Pestis temperature shif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PseudotuberculosisCaenorhabditisElegans_YPIII_Affymetrix_2011_CaenorhabditisElegan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56</text:p>
          </table:table-cell>
          <table:table-cell office:value-type="date" office:date-value="2011-01-01T00:00:00" table:style-name="ce3">
            <text:p>01/01/11</text:p>
          </table:table-cell>
          <table:table-cell office:value-type="string" table:style-name="ce4">
            <text:p>E-MEXP-2981</text:p>
          </table:table-cell>
          <table:table-cell office:value-type="string" table:style-name="ce1">
            <text:p>George W. P. Joshua et al., Infect Immun. 2015 (Pubmed)25312958</text:p>
          </table:table-cell>
          <table:table-cell office:value-type="string" table:style-name="ce1">
            <text:p>A-AFFY-60</text:p>
          </table:table-cell>
          <table:table-cell table:style-name="ce1"/>
          <table:table-cell office:value-type="string" table:style-name="ce1">
            <text:p>1h</text:p>
          </table:table-cell>
          <table:table-cell table:style-name="ce1"/>
          <table:table-cell office:value-type="string" table:style-name="ce1">
            <text:p>20C</text:p>
          </table:table-cell>
          <table:table-cell table:style-name="ce1"/>
          <table:table-cell office:value-type="string" table:style-name="ce1">
            <text:p>NGM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4">
            <text:p>Caenorhabditis elegans</text:p>
          </table:table-cell>
          <table:table-cell table:number-columns-repeated="2" table:style-name="ce1"/>
          <table:table-cell office:value-type="string" table:style-name="ce1">
            <text:p>Transcription profiling by array of Caenorhabditis elegans with biofilm compared to without biofil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4hPseudotuberculosisCaenorhabditisElegans_YPIII_Affymetrix_2011_CaenorhabditisElegan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57</text:p>
          </table:table-cell>
          <table:table-cell office:value-type="date" office:date-value="2011-01-01T00:00:00" table:style-name="ce3">
            <text:p>01/01/11</text:p>
          </table:table-cell>
          <table:table-cell office:value-type="string" table:style-name="ce4">
            <text:p>E-MEXP-2981</text:p>
          </table:table-cell>
          <table:table-cell office:value-type="string" table:style-name="ce1">
            <text:p>George W. P. Joshua et al., Infect Immun. 2015 (Pubmed)25312958</text:p>
          </table:table-cell>
          <table:table-cell office:value-type="string" table:style-name="ce1">
            <text:p>A-AFFY-60</text:p>
          </table:table-cell>
          <table:table-cell table:style-name="ce1"/>
          <table:table-cell office:value-type="string" table:style-name="ce1">
            <text:p>24h</text:p>
          </table:table-cell>
          <table:table-cell table:style-name="ce1"/>
          <table:table-cell office:value-type="string" table:style-name="ce1">
            <text:p>20C</text:p>
          </table:table-cell>
          <table:table-cell table:style-name="ce1"/>
          <table:table-cell office:value-type="string" table:style-name="ce1">
            <text:p>NGM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4">
            <text:p>Caenorhabditis elegans</text:p>
          </table:table-cell>
          <table:table-cell table:number-columns-repeated="2" table:style-name="ce1"/>
          <table:table-cell office:value-type="string" table:style-name="ce1">
            <text:p>Transcription profiling by array of Caenorhabditis elegans with biofilm compared to without biofilm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ypsIyptbIPseudotuberculosisCaenorhabditisElegans_YPIII_Affymetrix_2011_CaenorhabditisElegan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58</text:p>
          </table:table-cell>
          <table:table-cell office:value-type="date" office:date-value="2011-01-01T00:00:00" table:style-name="ce3">
            <text:p>01/01/11</text:p>
          </table:table-cell>
          <table:table-cell office:value-type="string" table:style-name="ce4">
            <text:p>E-MEXP-2981</text:p>
          </table:table-cell>
          <table:table-cell office:value-type="string" table:style-name="ce1">
            <text:p>George W. P. Joshua et al., Infect Immun. 2015 (Pubmed)25312958</text:p>
          </table:table-cell>
          <table:table-cell office:value-type="string" table:style-name="ce1">
            <text:p>A-AFFY-60</text:p>
          </table:table-cell>
          <table:table-cell table:style-name="ce1"/>
          <table:table-cell office:value-type="string" table:style-name="ce1">
            <text:p>1h</text:p>
          </table:table-cell>
          <table:table-cell office:value-type="string" table:style-name="ce1">
            <text:p>YpsI- et ytbI-</text:p>
          </table:table-cell>
          <table:table-cell office:value-type="string" table:style-name="ce1">
            <text:p>20C</text:p>
          </table:table-cell>
          <table:table-cell table:style-name="ce1"/>
          <table:table-cell office:value-type="string" table:style-name="ce1">
            <text:p>NGM</text:p>
          </table:table-cell>
          <table:table-cell table:style-name="ce1"/>
          <table:table-cell office:value-type="string" table:style-name="ce1">
            <text:p>Y. Pseudotuberculosis YPIII</text:p>
          </table:table-cell>
          <table:table-cell office:value-type="string" table:style-name="ce4">
            <text:p>Caenorhabditis elegans</text:p>
          </table:table-cell>
          <table:table-cell office:value-type="string" table:style-name="ce1">
            <text:p>A voir pour les time point</text:p>
          </table:table-cell>
          <table:table-cell table:style-name="ce1"/>
          <table:table-cell office:value-type="string" table:style-name="ce1">
            <text:p>Transcription profiling by array of Caenorhabditis elegans with biofilm compared to without biofilm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PseudotuberculosisCaenorhabditisElegans_3384_Affymetrix_2011_CaenorhabditisElegan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159</text:p>
          </table:table-cell>
          <table:table-cell office:value-type="date" office:date-value="2011-01-01T00:00:00" table:style-name="ce3">
            <text:p>01/01/11</text:p>
          </table:table-cell>
          <table:table-cell office:value-type="string" table:style-name="ce4">
            <text:p>E-MEXP-2981</text:p>
          </table:table-cell>
          <table:table-cell office:value-type="string" table:style-name="ce1">
            <text:p>George W. P. Joshua et al., Infect Immun. 2015 (Pubmed)25312958</text:p>
          </table:table-cell>
          <table:table-cell office:value-type="string" table:style-name="ce1">
            <text:p>A-AFFY-60</text:p>
          </table:table-cell>
          <table:table-cell table:style-name="ce1"/>
          <table:table-cell office:value-type="string" table:style-name="ce1">
            <text:p>24h</text:p>
          </table:table-cell>
          <table:table-cell table:style-name="ce1"/>
          <table:table-cell office:value-type="string" table:style-name="ce1">
            <text:p>20C</text:p>
          </table:table-cell>
          <table:table-cell table:style-name="ce1"/>
          <table:table-cell office:value-type="string" table:style-name="ce1">
            <text:p>NGM</text:p>
          </table:table-cell>
          <table:table-cell table:style-name="ce1"/>
          <table:table-cell office:value-type="string" table:style-name="ce1">
            <text:p>Y. Pseudotuberculosis 3384</text:p>
          </table:table-cell>
          <table:table-cell office:value-type="string" table:style-name="ce4">
            <text:p>Caenorhabditis elegans</text:p>
          </table:table-cell>
          <table:table-cell office:value-type="string" table:style-name="ce1">
            <text:p>A voir pour les time point</text:p>
          </table:table-cell>
          <table:table-cell table:style-name="ce1"/>
          <table:table-cell office:value-type="string" table:style-name="ce1">
            <text:p>Transcription profiling by array of Caenorhabditis elegans with biofilm compared to without biofil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6hPBS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0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36h</text:p>
          </table:table-cell>
          <table:table-cell table:number-columns-repeated="5" table:style-name="ce1"/>
          <table:table-cell office:value-type="string" table:style-name="ce1">
            <text:p>PBS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6hPestispYVvariant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1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36h</text:p>
          </table:table-cell>
          <table:table-cell office:value-type="string" table:style-name="ce1">
            <text:p>pYV variant</text:p>
          </table:table-cell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HIB THEN LB (21h)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6hPestis195/P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2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36h</text:p>
          </table:table-cell>
          <table:table-cell table:style-name="ce1"/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HIB THEN LB (21h)</text:p>
          </table:table-cell>
          <table:table-cell table:style-name="ce1"/>
          <table:table-cell office:value-type="string" table:style-name="ce1">
            <text:p>Y. Pestis 195/P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6hKilledPestis195/P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3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36h</text:p>
          </table:table-cell>
          <table:table-cell table:style-name="ce1"/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HIB THEN LB (21h)</text:p>
          </table:table-cell>
          <table:table-cell table:style-name="ce1"/>
          <table:table-cell office:value-type="string" table:style-name="ce1">
            <text:p>Y. Pestis 195/P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6hLivePestis195/PANDpYVvariant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4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36h</text:p>
          </table:table-cell>
          <table:table-cell office:value-type="string" table:style-name="ce1">
            <text:p>pYV variant</text:p>
          </table:table-cell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HIB THEN LB (21h)</text:p>
          </table:table-cell>
          <table:table-cell table:style-name="ce1"/>
          <table:table-cell office:value-type="string" table:style-name="ce1">
            <text:p>Y. Pestis 195/P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, be aware co-infection of Y. Pestis 195/P wild type and pYV variant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60hPBS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5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60h</text:p>
          </table:table-cell>
          <table:table-cell table:number-columns-repeated="5" table:style-name="ce1"/>
          <table:table-cell office:value-type="string" table:style-name="ce1">
            <text:p>PBS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60hPestispYVvariant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6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60h</text:p>
          </table:table-cell>
          <table:table-cell office:value-type="string" table:style-name="ce1">
            <text:p>pYV variant</text:p>
          </table:table-cell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HIB THEN LB (21h)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60hPestis195/Prat_BrownNorway_Affymetrix_2010_BrownNorway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7</text:p>
          </table:table-cell>
          <table:table-cell office:value-type="date" office:date-value="2010-12-07T00:00:00" table:style-name="ce3">
            <text:p>07/12/10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A-AFFY-43</text:p>
          </table:table-cell>
          <table:table-cell table:style-name="ce1"/>
          <table:table-cell office:value-type="string" table:style-name="ce1">
            <text:p>60h</text:p>
          </table:table-cell>
          <table:table-cell table:style-name="ce1"/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HIB THEN LB (21h)</text:p>
          </table:table-cell>
          <table:table-cell table:style-name="ce1"/>
          <table:table-cell office:value-type="string" table:style-name="ce1">
            <text:p>Y. Pestis 195/P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Lymph Node (6-8 weeks)</text:p>
          </table:table-cell>
          <table:table-cell table:style-name="ce1"/>
          <table:table-cell office:value-type="string" table:style-name="ce1">
            <text:p>Role of the Yersinia pestis Virulence Plasmid in Evading a Protective Polymorphonuclear Leukocyte Response During the Early Stages of Bubonic Plag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CO9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Angola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6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Angola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23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23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91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91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90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90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2516-8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2516-8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WA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WA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22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22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F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F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95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95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690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690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08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7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08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C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C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3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3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J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J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9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9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2991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2991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41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41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75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75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90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90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sD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sD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D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8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D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34AJ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34AJ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95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95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1196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1196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A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A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E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E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67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67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6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6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8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8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]C104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_C104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]CO9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19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_CO9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S]D2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S_D2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76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76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9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9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C79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C79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91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91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B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B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39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39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39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39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39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39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HARBIN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0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HARBIN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EPAL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EPAL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95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95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690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690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85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85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77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77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C-77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C-77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4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4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KIM1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KIM1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B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B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ATCC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1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ATCC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76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76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ATCC]ZE-9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ATCC_ZE-9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8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8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428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428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690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690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22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22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85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85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6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6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7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7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9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2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9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29-AJ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29-AJ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8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8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39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39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6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6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961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961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S0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S0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2320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2320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IP3259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IP3259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S0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S0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xU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3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xU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95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95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75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75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R271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R271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9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9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G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G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R271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R271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estoidesI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estoides I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S0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S0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1398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1398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03AJ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4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03AJ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32EPI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32[EPI]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8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]C152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_C152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90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90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397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397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ATCC2320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ATCC2320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]C261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_C261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R271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R271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]C294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_C294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90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5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90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7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7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8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8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2983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2983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90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90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2780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2780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TBIP32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TBIP32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T0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T0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209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209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KIM6plus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KIM6plus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8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6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8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41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41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79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79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C-1473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C-1473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807AJ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807AJ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KIM6plusD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KIM6plusD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690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690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306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306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890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890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A360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A360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85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7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85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95]P]P1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95_P_P1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P1397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P1397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S0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S0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F361]66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F361_66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CO99]301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CO99_301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CO99]B]301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CO99_B_301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R1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R1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2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2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1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1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3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8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3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11]6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11_6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MD3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MD3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69]03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69_03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UMBER1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UMBER1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1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1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2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2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779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779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MSU]H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MSU_H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arkin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arkin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B1]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29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B1_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5]9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5_9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6]3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6_3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India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India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K2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K2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A112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A112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D2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D2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12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12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CO96]318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CO96_318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CO97]559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0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CO97_559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H3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H3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18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18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177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177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Neilson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Neilson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13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4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1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PB1]PLUS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5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PB1_PLUS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1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6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1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20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7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20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YERS061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8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YERS06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ZE94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19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ZE94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IKE]GAKI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20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IKE_GAKI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MD67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21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MD67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MSU]D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22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MSU_D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stis_R5_Agilent_2010_CO92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23</text:p>
          </table:table-cell>
          <table:table-cell office:value-type="date" office:date-value="2010-09-02T00:00:00" table:style-name="ce3">
            <text:p>02/09/10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10805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estis R5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Identification of new genomic areas within the genomes of Yersinia pestis and Yersinia pseudotuberculosis strains through targeted genome sequenc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30PestisDMEM_KIM5_JCVI_2010_KIM5J774A.1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4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1h30</text:p>
          </table:table-cell>
          <table:table-cell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DMEM / HIB + gentamycin (8µg/mL to 2)</text:p>
          </table:table-cell>
          <table:table-cell table:style-name="ce1"/>
          <table:table-cell office:value-type="string" table:style-name="ce1">
            <text:p>Y. Pestis KIM5</text:p>
          </table:table-cell>
          <table:table-cell office:value-type="string" table:style-name="ce1">
            <text:p>Y. Pestis KIM5</text:p>
          </table:table-cell>
          <table:table-cell office:value-type="string" table:style-name="ce1">
            <text:p>J774A.1 are macrophage-like cells</text:p>
          </table:table-cell>
          <table:table-cell table:style-name="ce1"/>
          <table:table-cell office:value-type="string" table:style-name="ce1">
            <text:p>KIM5 intracellular expression profil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h30PestisJ774A.1_KIM5_JCVI_2010_KIM5DMEM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5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1h30</text:p>
          </table:table-cell>
          <table:table-cell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gentamycin (8µg/mL to 2) / DMEM</text:p>
          </table:table-cell>
          <table:table-cell table:style-name="ce1"/>
          <table:table-cell office:value-type="string" table:style-name="ce1">
            <text:p>Y. Pestis KIM5</text:p>
          </table:table-cell>
          <table:table-cell office:value-type="string" table:style-name="ce1">
            <text:p>Y. Pestis KIM5</text:p>
          </table:table-cell>
          <table:table-cell office:value-type="string" table:style-name="ce1">
            <text:p>J774A.1 are macrophage-like cells</text:p>
          </table:table-cell>
          <table:table-cell table:style-name="ce1"/>
          <table:table-cell office:value-type="string" table:style-name="ce1">
            <text:p>KIM5 intracellular expression profil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DMEM_KIM5_JCVI_2010_KIM5J774A.1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6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DMEM / HIB + gentamycin (8µg/mL to 2)</text:p>
          </table:table-cell>
          <table:table-cell table:style-name="ce1"/>
          <table:table-cell office:value-type="string" table:style-name="ce1">
            <text:p>Y. Pestis KIM5</text:p>
          </table:table-cell>
          <table:table-cell office:value-type="string" table:style-name="ce1">
            <text:p>Y. Pestis KIM5</text:p>
          </table:table-cell>
          <table:table-cell office:value-type="string" table:style-name="ce1">
            <text:p>J774A.1 are macrophage-like cells</text:p>
          </table:table-cell>
          <table:table-cell table:style-name="ce1"/>
          <table:table-cell office:value-type="string" table:style-name="ce1">
            <text:p>KIM5 intracellular expression profil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hPestisJ774A.1_KIM5_JCVI_2010_KIM5DMEM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7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4h</text:p>
          </table:table-cell>
          <table:table-cell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gentamycin (8µg/mL to 2) / DMEM</text:p>
          </table:table-cell>
          <table:table-cell table:style-name="ce1"/>
          <table:table-cell office:value-type="string" table:style-name="ce1">
            <text:p>Y. Pestis KIM5</text:p>
          </table:table-cell>
          <table:table-cell office:value-type="string" table:style-name="ce1">
            <text:p>Y. Pestis KIM5</text:p>
          </table:table-cell>
          <table:table-cell office:value-type="string" table:style-name="ce1">
            <text:p>J774A.1 are macrophage-like cells</text:p>
          </table:table-cell>
          <table:table-cell table:style-name="ce1"/>
          <table:table-cell office:value-type="string" table:style-name="ce1">
            <text:p>KIM5 intracellular expression profil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DMEM_KIM5_JCVI_2010_KIM5J774A.1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8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DMEM / HIB + gentamycin (8µg/mL to 2)</text:p>
          </table:table-cell>
          <table:table-cell table:style-name="ce1"/>
          <table:table-cell office:value-type="string" table:style-name="ce1">
            <text:p>Y. Pestis KIM5</text:p>
          </table:table-cell>
          <table:table-cell office:value-type="string" table:style-name="ce1">
            <text:p>Y. Pestis KIM5</text:p>
          </table:table-cell>
          <table:table-cell office:value-type="string" table:style-name="ce1">
            <text:p>J774A.1 are macrophage-like cells</text:p>
          </table:table-cell>
          <table:table-cell table:style-name="ce1"/>
          <table:table-cell office:value-type="string" table:style-name="ce1">
            <text:p>KIM5 intracellular expression profil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PestisJ774A.1_KIM5_JCVI_2010_KIM5DMEM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329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A-GEOD-4199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gentamycin (8µg/mL to 2) / DMEM</text:p>
          </table:table-cell>
          <table:table-cell table:style-name="ce1"/>
          <table:table-cell office:value-type="string" table:style-name="ce1">
            <text:p>Y. Pestis KIM5</text:p>
          </table:table-cell>
          <table:table-cell office:value-type="string" table:style-name="ce1">
            <text:p>Y. Pestis KIM5</text:p>
          </table:table-cell>
          <table:table-cell office:value-type="string" table:style-name="ce1">
            <text:p>J774A.1 are macrophage-like cells</text:p>
          </table:table-cell>
          <table:table-cell table:style-name="ce1"/>
          <table:table-cell office:value-type="string" table:style-name="ce1">
            <text:p>KIM5 intracellular expression profil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ZurPestis_201_Microarray_2009_201WT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330</text:p>
          </table:table-cell>
          <table:table-cell office:value-type="date" office:date-value="2009-03-10T00:00:00" table:style-name="ce3">
            <text:p>10/03/09</text:p>
          </table:table-cell>
          <table:table-cell office:value-type="string" table:style-name="ce1">
            <text:p>E-GEOD-15183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GEOD-5937</text:p>
          </table:table-cell>
          <table:table-cell table:number-columns-repeated="2" table:style-name="ce1"/>
          <table:table-cell office:value-type="string" table:style-name="ce1">
            <text:p>Zur-</text:p>
          </table:table-cell>
          <table:table-cell table:style-name="ce1"/>
          <table:table-cell office:value-type="string" table:style-name="ce1">
            <text:p>Mid Exponential Phase</text:p>
          </table:table-cell>
          <table:table-cell table:number-columns-repeated="2" table:style-name="ce1"/>
          <table:table-cell office:value-type="string" table:style-name="ce1">
            <text:p>Y. Pestis biovar microtus strain 201 Zur-</text:p>
          </table:table-cell>
          <table:table-cell office:value-type="string" table:style-name="ce1">
            <text:p>Y. Pestis biovar microtus strain 2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107_MS_1995_IP110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107</text:p>
          </table:table-cell>
          <table:table-cell office:value-type="string" table:style-name="ce1">
            <text:p>Yersinia pestis IP110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20_MS_1985_IP122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20</text:p>
          </table:table-cell>
          <table:table-cell office:value-type="string" table:style-name="ce1">
            <text:p>Yersinia pestis IP122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21_MS_1985_IP122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21</text:p>
          </table:table-cell>
          <table:table-cell office:value-type="string" table:style-name="ce1">
            <text:p>Yersinia pestis IP122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68_MS_1992_IP126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68</text:p>
          </table:table-cell>
          <table:table-cell office:value-type="string" table:style-name="ce1">
            <text:p>Yersinia pestis IP126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3_MS_1975_IP128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3</text:p>
          </table:table-cell>
          <table:table-cell office:value-type="string" table:style-name="ce1">
            <text:p>Yersinia pestis IP128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4_MS_1975_IP128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4</text:p>
          </table:table-cell>
          <table:table-cell office:value-type="string" table:style-name="ce1">
            <text:p>Yersinia pestis IP128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5_MS_1975_IP128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5</text:p>
          </table:table-cell>
          <table:table-cell office:value-type="string" table:style-name="ce1">
            <text:p>Yersinia pestis IP128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6_MS_1976_IP128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6</text:p>
          </table:table-cell>
          <table:table-cell office:value-type="string" table:style-name="ce1">
            <text:p>Yersinia pestis IP128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7_MS_1976_IP128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3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7</text:p>
          </table:table-cell>
          <table:table-cell office:value-type="string" table:style-name="ce1">
            <text:p>Yersinia pestis IP128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8_MS_1977_IP128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8</text:p>
          </table:table-cell>
          <table:table-cell office:value-type="string" table:style-name="ce1">
            <text:p>Yersinia pestis IP128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89_MS_1977_IP128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89</text:p>
          </table:table-cell>
          <table:table-cell office:value-type="string" table:style-name="ce1">
            <text:p>Yersinia pestis IP128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90_MS_1978_IP129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90</text:p>
          </table:table-cell>
          <table:table-cell office:value-type="string" table:style-name="ce1">
            <text:p>Yersinia pestis IP129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91_MS_1979_IP129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91</text:p>
          </table:table-cell>
          <table:table-cell office:value-type="string" table:style-name="ce1">
            <text:p>Yersinia pestis IP129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92_MS_1981_IP129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92</text:p>
          </table:table-cell>
          <table:table-cell office:value-type="string" table:style-name="ce1">
            <text:p>Yersinia pestis IP129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94_MS_1995_IP129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94</text:p>
          </table:table-cell>
          <table:table-cell office:value-type="string" table:style-name="ce1">
            <text:p>Yersinia pestis IP129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96_MS_1996_IP129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96</text:p>
          </table:table-cell>
          <table:table-cell office:value-type="string" table:style-name="ce1">
            <text:p>Yersinia pestis IP129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297_MS_1996_IP129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297</text:p>
          </table:table-cell>
          <table:table-cell office:value-type="string" table:style-name="ce1">
            <text:p>Yersinia pestis IP129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09_MS_1996_IP130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09</text:p>
          </table:table-cell>
          <table:table-cell office:value-type="string" table:style-name="ce1">
            <text:p>Yersinia pestis IP130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22_MS_1996_IP132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4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22</text:p>
          </table:table-cell>
          <table:table-cell office:value-type="string" table:style-name="ce1">
            <text:p>Yersinia pestis IP132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24_MS_1996_IP132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24</text:p>
          </table:table-cell>
          <table:table-cell office:value-type="string" table:style-name="ce1">
            <text:p>Yersinia pestis IP132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39_MS_1996_IP133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39</text:p>
          </table:table-cell>
          <table:table-cell office:value-type="string" table:style-name="ce1">
            <text:p>Yersinia pestis IP133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43_MS_1996_IP134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43</text:p>
          </table:table-cell>
          <table:table-cell office:value-type="string" table:style-name="ce1">
            <text:p>Yersinia pestis IP134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44_MS_1996_IP134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44</text:p>
          </table:table-cell>
          <table:table-cell office:value-type="string" table:style-name="ce1">
            <text:p>Yersinia pestis IP134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49_MS_1996_IP134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49</text:p>
          </table:table-cell>
          <table:table-cell office:value-type="string" table:style-name="ce1">
            <text:p>Yersinia pestis IP134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61_MS_1996_IP136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61</text:p>
          </table:table-cell>
          <table:table-cell office:value-type="string" table:style-name="ce1">
            <text:p>Yersinia pestis IP136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369_MS_1996_IP136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369</text:p>
          </table:table-cell>
          <table:table-cell office:value-type="string" table:style-name="ce1">
            <text:p>Yersinia pestis IP136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64_MS_1996_IP146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64</text:p>
          </table:table-cell>
          <table:table-cell office:value-type="string" table:style-name="ce1">
            <text:p>Yersinia pestis IP146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78_MS_1994_IP147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78</text:p>
          </table:table-cell>
          <table:table-cell office:value-type="string" table:style-name="ce1">
            <text:p>Yersinia pestis IP147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84_MS_1994_IP148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5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84</text:p>
          </table:table-cell>
          <table:table-cell office:value-type="string" table:style-name="ce1">
            <text:p>Yersinia pestis IP148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88_MS_1994_IP148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88</text:p>
          </table:table-cell>
          <table:table-cell office:value-type="string" table:style-name="ce1">
            <text:p>Yersinia pestis IP148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89_MS_1994_IP148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89</text:p>
          </table:table-cell>
          <table:table-cell office:value-type="string" table:style-name="ce1">
            <text:p>Yersinia pestis IP148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90_MS_1994_IP149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90</text:p>
          </table:table-cell>
          <table:table-cell office:value-type="string" table:style-name="ce1">
            <text:p>Yersinia pestis IP149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92_MS_1996_IP149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92</text:p>
          </table:table-cell>
          <table:table-cell office:value-type="string" table:style-name="ce1">
            <text:p>Yersinia pestis IP149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94_MS_1995_IP149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94</text:p>
          </table:table-cell>
          <table:table-cell office:value-type="string" table:style-name="ce1">
            <text:p>Yersinia pestis IP149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96_MS_1995_IP149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96</text:p>
          </table:table-cell>
          <table:table-cell office:value-type="string" table:style-name="ce1">
            <text:p>Yersinia pestis IP149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32_MS_1995_IP183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32</text:p>
          </table:table-cell>
          <table:table-cell office:value-type="string" table:style-name="ce1">
            <text:p>Yersinia pestis IP183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498_MS_1995_IP149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498</text:p>
          </table:table-cell>
          <table:table-cell office:value-type="string" table:style-name="ce1">
            <text:p>Yersinia pestis IP149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10_MS_1996_IP151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10</text:p>
          </table:table-cell>
          <table:table-cell office:value-type="string" table:style-name="ce1">
            <text:p>Yersinia pestis IP151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11_MS_1996_IP151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6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11</text:p>
          </table:table-cell>
          <table:table-cell office:value-type="string" table:style-name="ce1">
            <text:p>Yersinia pestis IP151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12_MS_1996_IP151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12</text:p>
          </table:table-cell>
          <table:table-cell office:value-type="string" table:style-name="ce1">
            <text:p>Yersinia pestis IP151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13_MS_1996_IP151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13</text:p>
          </table:table-cell>
          <table:table-cell office:value-type="string" table:style-name="ce1">
            <text:p>Yersinia pestis IP151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14_MS_1996_IP151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14</text:p>
          </table:table-cell>
          <table:table-cell office:value-type="string" table:style-name="ce1">
            <text:p>Yersinia pestis IP151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21_MS_1994_IP152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21</text:p>
          </table:table-cell>
          <table:table-cell office:value-type="string" table:style-name="ce1">
            <text:p>Yersinia pestis IP152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22_MS_1994_IP152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22</text:p>
          </table:table-cell>
          <table:table-cell office:value-type="string" table:style-name="ce1">
            <text:p>Yersinia pestis IP152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35_MS_1982_IP153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35</text:p>
          </table:table-cell>
          <table:table-cell office:value-type="string" table:style-name="ce1">
            <text:p>Yersinia pestis IP153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37_MS_1984_IP153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37</text:p>
          </table:table-cell>
          <table:table-cell office:value-type="string" table:style-name="ce1">
            <text:p>Yersinia pestis IP153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38_MS_1984_IP153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38</text:p>
          </table:table-cell>
          <table:table-cell office:value-type="string" table:style-name="ce1">
            <text:p>Yersinia pestis IP153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40_MS_1985_IP154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40</text:p>
          </table:table-cell>
          <table:table-cell office:value-type="string" table:style-name="ce1">
            <text:p>Yersinia pestis IP154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41_MS_1986_IP154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7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41</text:p>
          </table:table-cell>
          <table:table-cell office:value-type="string" table:style-name="ce1">
            <text:p>Yersinia pestis IP154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54_MS_1983_IP155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54</text:p>
          </table:table-cell>
          <table:table-cell office:value-type="string" table:style-name="ce1">
            <text:p>Yersinia pestis IP155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88_MS_unknown_IP158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88</text:p>
          </table:table-cell>
          <table:table-cell office:value-type="string" table:style-name="ce1">
            <text:p>Yersinia pestis IP158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89_MS_1957_IP158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89</text:p>
          </table:table-cell>
          <table:table-cell office:value-type="string" table:style-name="ce1">
            <text:p>Yersinia pestis IP158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93_MS_1957_IP159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93</text:p>
          </table:table-cell>
          <table:table-cell office:value-type="string" table:style-name="ce1">
            <text:p>Yersinia pestis IP159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94_MS_1974_IP159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94</text:p>
          </table:table-cell>
          <table:table-cell office:value-type="string" table:style-name="ce1">
            <text:p>Yersinia pestis IP159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96_MS_1997_IP159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96</text:p>
          </table:table-cell>
          <table:table-cell office:value-type="string" table:style-name="ce1">
            <text:p>Yersinia pestis IP159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599_MS_1998_IP159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599</text:p>
          </table:table-cell>
          <table:table-cell office:value-type="string" table:style-name="ce1">
            <text:p>Yersinia pestis IP159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600_MS_1998_IP160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600</text:p>
          </table:table-cell>
          <table:table-cell office:value-type="string" table:style-name="ce1">
            <text:p>Yersinia pestis IP160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601_MS_1998_IP16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601</text:p>
          </table:table-cell>
          <table:table-cell office:value-type="string" table:style-name="ce1">
            <text:p>Yersinia pestis IP16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602_MS_1998_IP16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8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602</text:p>
          </table:table-cell>
          <table:table-cell office:value-type="string" table:style-name="ce1">
            <text:p>Yersinia pestis IP16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633_MS_1987_IP163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633</text:p>
          </table:table-cell>
          <table:table-cell office:value-type="string" table:style-name="ce1">
            <text:p>Yersinia pestis IP163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637_MS_1987_IP163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637</text:p>
          </table:table-cell>
          <table:table-cell office:value-type="string" table:style-name="ce1">
            <text:p>Yersinia pestis IP163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697_MS_1998_IP169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697</text:p>
          </table:table-cell>
          <table:table-cell office:value-type="string" table:style-name="ce1">
            <text:p>Yersinia pestis IP169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71_MS_1968_IP187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71</text:p>
          </table:table-cell>
          <table:table-cell office:value-type="string" table:style-name="ce1">
            <text:p>Yersinia pestis IP187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72_MS_1968_IP187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72</text:p>
          </table:table-cell>
          <table:table-cell office:value-type="string" table:style-name="ce1">
            <text:p>Yersinia pestis IP187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73_MS_1974_IP187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73</text:p>
          </table:table-cell>
          <table:table-cell office:value-type="string" table:style-name="ce1">
            <text:p>Yersinia pestis IP187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74_MS_1968_IP187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74</text:p>
          </table:table-cell>
          <table:table-cell office:value-type="string" table:style-name="ce1">
            <text:p>Yersinia pestis IP187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75_MS_1968_IP187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75</text:p>
          </table:table-cell>
          <table:table-cell office:value-type="string" table:style-name="ce1">
            <text:p>Yersinia pestis IP187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893_MS_unkown_IP189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893</text:p>
          </table:table-cell>
          <table:table-cell office:value-type="string" table:style-name="ce1">
            <text:p>Yersinia pestis IP189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918_MS_1969_IP191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39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918</text:p>
          </table:table-cell>
          <table:table-cell office:value-type="string" table:style-name="ce1">
            <text:p>Yersinia pestis IP191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919_MS_1969_IP191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919</text:p>
          </table:table-cell>
          <table:table-cell office:value-type="string" table:style-name="ce1">
            <text:p>Yersinia pestis IP191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1920_MS_1970_IP192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1920</text:p>
          </table:table-cell>
          <table:table-cell office:value-type="string" table:style-name="ce1">
            <text:p>Yersinia pestis IP192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91001_MS_1970_91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91001</text:p>
          </table:table-cell>
          <table:table-cell office:value-type="string" table:style-name="ce1">
            <text:p>Yersinia pestis 91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0_MS_1983_IP24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0</text:p>
          </table:table-cell>
          <table:table-cell office:value-type="string" table:style-name="ce1">
            <text:p>Yersinia pestis IP24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1_MS_1989_IP24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1</text:p>
          </table:table-cell>
          <table:table-cell office:value-type="string" table:style-name="ce1">
            <text:p>Yersinia pestis IP24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4_MS_1992_IP24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4</text:p>
          </table:table-cell>
          <table:table-cell office:value-type="string" table:style-name="ce1">
            <text:p>Yersinia pestis IP24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5_MS_1992_IP24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5</text:p>
          </table:table-cell>
          <table:table-cell office:value-type="string" table:style-name="ce1">
            <text:p>Yersinia pestis IP24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6_MS_1992_IP24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6</text:p>
          </table:table-cell>
          <table:table-cell office:value-type="string" table:style-name="ce1">
            <text:p>Yersinia pestis IP24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7_MS_1992_IP24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7</text:p>
          </table:table-cell>
          <table:table-cell office:value-type="string" table:style-name="ce1">
            <text:p>Yersinia pestis IP24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8_MS_1992_IP24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0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8</text:p>
          </table:table-cell>
          <table:table-cell office:value-type="string" table:style-name="ce1">
            <text:p>Yersinia pestis IP24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49_MS_1993_IP24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49</text:p>
          </table:table-cell>
          <table:table-cell office:value-type="string" table:style-name="ce1">
            <text:p>Yersinia pestis IP24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53_MS_1994_IP25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53</text:p>
          </table:table-cell>
          <table:table-cell office:value-type="string" table:style-name="ce1">
            <text:p>Yersinia pestis IP25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59_MS_1994_IP25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59</text:p>
          </table:table-cell>
          <table:table-cell office:value-type="string" table:style-name="ce1">
            <text:p>Yersinia pestis IP25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70_MS_1994_IP27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70</text:p>
          </table:table-cell>
          <table:table-cell office:value-type="string" table:style-name="ce1">
            <text:p>Yersinia pestis IP27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72_MS_1995_IP27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72</text:p>
          </table:table-cell>
          <table:table-cell office:value-type="string" table:style-name="ce1">
            <text:p>Yersinia pestis IP27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75_MS_1995_IP27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75</text:p>
          </table:table-cell>
          <table:table-cell office:value-type="string" table:style-name="ce1">
            <text:p>Yersinia pestis IP27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283_MS_1994_IP28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283</text:p>
          </table:table-cell>
          <table:table-cell office:value-type="string" table:style-name="ce1">
            <text:p>Yersinia pestis IP28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304_MS_1969_IP3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304</text:p>
          </table:table-cell>
          <table:table-cell office:value-type="string" table:style-name="ce1">
            <text:p>Yersinia pestis IP3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01_MS_1964_IP5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01</text:p>
          </table:table-cell>
          <table:table-cell office:value-type="string" table:style-name="ce1">
            <text:p>Yersinia pestis IP5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04_MS_1941_IP5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1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04</text:p>
          </table:table-cell>
          <table:table-cell office:value-type="string" table:style-name="ce1">
            <text:p>Yersinia pestis IP5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05_MS_1964_IP50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05</text:p>
          </table:table-cell>
          <table:table-cell office:value-type="string" table:style-name="ce1">
            <text:p>Yersinia pestis IP50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07_MS_1955_IP50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07</text:p>
          </table:table-cell>
          <table:table-cell office:value-type="string" table:style-name="ce1">
            <text:p>Yersinia pestis IP50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13_MS_1964_IP51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13</text:p>
          </table:table-cell>
          <table:table-cell office:value-type="string" table:style-name="ce1">
            <text:p>Yersinia pestis IP51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15_MS_1948_IP51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15</text:p>
          </table:table-cell>
          <table:table-cell office:value-type="string" table:style-name="ce1">
            <text:p>Yersinia pestis IP51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16_MS_1948_IP51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16</text:p>
          </table:table-cell>
          <table:table-cell office:value-type="string" table:style-name="ce1">
            <text:p>Yersinia pestis IP51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17_MS_1947_IP51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17</text:p>
          </table:table-cell>
          <table:table-cell office:value-type="string" table:style-name="ce1">
            <text:p>Yersinia pestis IP51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18_MS_1947_IP51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18</text:p>
          </table:table-cell>
          <table:table-cell office:value-type="string" table:style-name="ce1">
            <text:p>Yersinia pestis IP51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19_MS_1951_IP51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19</text:p>
          </table:table-cell>
          <table:table-cell office:value-type="string" table:style-name="ce1">
            <text:p>Yersinia pestis IP51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0_MS_1947_IP52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0</text:p>
          </table:table-cell>
          <table:table-cell office:value-type="string" table:style-name="ce1">
            <text:p>Yersinia pestis IP52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1_MS_1964_IP52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2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1</text:p>
          </table:table-cell>
          <table:table-cell office:value-type="string" table:style-name="ce1">
            <text:p>Yersinia pestis IP52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3_MS_1944_IP52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3</text:p>
          </table:table-cell>
          <table:table-cell office:value-type="string" table:style-name="ce1">
            <text:p>Yersinia pestis IP52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4_MS_1944_IP52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4</text:p>
          </table:table-cell>
          <table:table-cell office:value-type="string" table:style-name="ce1">
            <text:p>Yersinia pestis IP52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7_MS_1964_IP52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7</text:p>
          </table:table-cell>
          <table:table-cell office:value-type="string" table:style-name="ce1">
            <text:p>Yersinia pestis IP52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8_MS_1946_IP52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8</text:p>
          </table:table-cell>
          <table:table-cell office:value-type="string" table:style-name="ce1">
            <text:p>Yersinia pestis IP52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29_MS_1939_IP52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29</text:p>
          </table:table-cell>
          <table:table-cell office:value-type="string" table:style-name="ce1">
            <text:p>Yersinia pestis IP52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32_MS_1955_IP53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32</text:p>
          </table:table-cell>
          <table:table-cell office:value-type="string" table:style-name="ce1">
            <text:p>Yersinia pestis IP53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35_MS_1952_IP53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35</text:p>
          </table:table-cell>
          <table:table-cell office:value-type="string" table:style-name="ce1">
            <text:p>Yersinia pestis IP53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36_MS_1955_IP53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36</text:p>
          </table:table-cell>
          <table:table-cell office:value-type="string" table:style-name="ce1">
            <text:p>Yersinia pestis IP53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37_MS_1952_IP53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37</text:p>
          </table:table-cell>
          <table:table-cell office:value-type="string" table:style-name="ce1">
            <text:p>Yersinia pestis IP53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38_MS_1952_IP53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3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38</text:p>
          </table:table-cell>
          <table:table-cell office:value-type="string" table:style-name="ce1">
            <text:p>Yersinia pestis IP53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39_MS_1952_IP53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39</text:p>
          </table:table-cell>
          <table:table-cell office:value-type="string" table:style-name="ce1">
            <text:p>Yersinia pestis IP53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0_MS_1952_IP54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0</text:p>
          </table:table-cell>
          <table:table-cell office:value-type="string" table:style-name="ce1">
            <text:p>Yersinia pestis IP54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1_MS_1948_IP54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1</text:p>
          </table:table-cell>
          <table:table-cell office:value-type="string" table:style-name="ce1">
            <text:p>Yersinia pestis IP54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2_MS_1952_IP54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2</text:p>
          </table:table-cell>
          <table:table-cell office:value-type="string" table:style-name="ce1">
            <text:p>Yersinia pestis IP54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3_MS_1953_IP54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3</text:p>
          </table:table-cell>
          <table:table-cell office:value-type="string" table:style-name="ce1">
            <text:p>Yersinia pestis IP54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4_MS_1984_IP54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4</text:p>
          </table:table-cell>
          <table:table-cell office:value-type="string" table:style-name="ce1">
            <text:p>Yersinia pestis IP54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5_MS_1979_IP54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5</text:p>
          </table:table-cell>
          <table:table-cell office:value-type="string" table:style-name="ce1">
            <text:p>Yersinia pestis IP54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6_MS_1984_IP54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6</text:p>
          </table:table-cell>
          <table:table-cell office:value-type="string" table:style-name="ce1">
            <text:p>Yersinia pestis IP54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7_MS_1948_IP54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7</text:p>
          </table:table-cell>
          <table:table-cell office:value-type="string" table:style-name="ce1">
            <text:p>Yersinia pestis IP54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8_MS_1948_IP54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4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8</text:p>
          </table:table-cell>
          <table:table-cell office:value-type="string" table:style-name="ce1">
            <text:p>Yersinia pestis IP54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49_MS_1953_IP54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49</text:p>
          </table:table-cell>
          <table:table-cell office:value-type="string" table:style-name="ce1">
            <text:p>Yersinia pestis IP54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0_MS_1981_IP55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0</text:p>
          </table:table-cell>
          <table:table-cell office:value-type="string" table:style-name="ce1">
            <text:p>Yersinia pestis IP55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1_MS_1981_IP55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1</text:p>
          </table:table-cell>
          <table:table-cell office:value-type="string" table:style-name="ce1">
            <text:p>Yersinia pestis IP55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2_MS_1982_IP55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2</text:p>
          </table:table-cell>
          <table:table-cell office:value-type="string" table:style-name="ce1">
            <text:p>Yersinia pestis IP55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3_MS_1981_IP55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3</text:p>
          </table:table-cell>
          <table:table-cell office:value-type="string" table:style-name="ce1">
            <text:p>Yersinia pestis IP55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4_MS_1983_IP55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4</text:p>
          </table:table-cell>
          <table:table-cell office:value-type="string" table:style-name="ce1">
            <text:p>Yersinia pestis IP55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6_MS_1963_IP55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6</text:p>
          </table:table-cell>
          <table:table-cell office:value-type="string" table:style-name="ce1">
            <text:p>Yersinia pestis IP55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7_MS_1963_IP55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7</text:p>
          </table:table-cell>
          <table:table-cell office:value-type="string" table:style-name="ce1">
            <text:p>Yersinia pestis IP55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8_MS_1963_IP55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8</text:p>
          </table:table-cell>
          <table:table-cell office:value-type="string" table:style-name="ce1">
            <text:p>Yersinia pestis IP55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59_MS_1963_IP55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5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59</text:p>
          </table:table-cell>
          <table:table-cell office:value-type="string" table:style-name="ce1">
            <text:p>Yersinia pestis IP55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0_MS_1963_IP56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0</text:p>
          </table:table-cell>
          <table:table-cell office:value-type="string" table:style-name="ce1">
            <text:p>Yersinia pestis IP56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1_MS_1963_IP56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1</text:p>
          </table:table-cell>
          <table:table-cell office:value-type="string" table:style-name="ce1">
            <text:p>Yersinia pestis IP56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2_MS_1947_IP56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2</text:p>
          </table:table-cell>
          <table:table-cell office:value-type="string" table:style-name="ce1">
            <text:p>Yersinia pestis IP56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3_MS_1947_IP56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3</text:p>
          </table:table-cell>
          <table:table-cell office:value-type="string" table:style-name="ce1">
            <text:p>Yersinia pestis IP56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5_MS_1952_IP56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5</text:p>
          </table:table-cell>
          <table:table-cell office:value-type="string" table:style-name="ce1">
            <text:p>Yersinia pestis IP56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6_MS_1964_IP56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6</text:p>
          </table:table-cell>
          <table:table-cell office:value-type="string" table:style-name="ce1">
            <text:p>Yersinia pestis IP56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68_MS_1967_IP56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68</text:p>
          </table:table-cell>
          <table:table-cell office:value-type="string" table:style-name="ce1">
            <text:p>Yersinia pestis IP56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71_MS_1967_IP57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71</text:p>
          </table:table-cell>
          <table:table-cell office:value-type="string" table:style-name="ce1">
            <text:p>Yersinia pestis IP57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73_MS_1948_IP57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73</text:p>
          </table:table-cell>
          <table:table-cell office:value-type="string" table:style-name="ce1">
            <text:p>Yersinia pestis IP57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74_MS_1950_IP57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6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74</text:p>
          </table:table-cell>
          <table:table-cell office:value-type="string" table:style-name="ce1">
            <text:p>Yersinia pestis IP57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77_MS_1940_IP57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77</text:p>
          </table:table-cell>
          <table:table-cell office:value-type="string" table:style-name="ce1">
            <text:p>Yersinia pestis IP57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78_MS_1940_IP57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78</text:p>
          </table:table-cell>
          <table:table-cell office:value-type="string" table:style-name="ce1">
            <text:p>Yersinia pestis IP57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79_MS_1898_IP57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79</text:p>
          </table:table-cell>
          <table:table-cell office:value-type="string" table:style-name="ce1">
            <text:p>Yersinia pestis IP57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85_MS_1954_IP58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85</text:p>
          </table:table-cell>
          <table:table-cell office:value-type="string" table:style-name="ce1">
            <text:p>Yersinia pestis IP58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594_MS_1970_IP59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594</text:p>
          </table:table-cell>
          <table:table-cell office:value-type="string" table:style-name="ce1">
            <text:p>Yersinia pestis IP59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00_MS_1982_IP60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00</text:p>
          </table:table-cell>
          <table:table-cell office:value-type="string" table:style-name="ce1">
            <text:p>Yersinia pestis IP60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01_MS_1984_IP6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01</text:p>
          </table:table-cell>
          <table:table-cell office:value-type="string" table:style-name="ce1">
            <text:p>Yersinia pestis IP6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04_MS_1988_IP6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04</text:p>
          </table:table-cell>
          <table:table-cell office:value-type="string" table:style-name="ce1">
            <text:p>Yersinia pestis IP6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06_MS_1983_IP60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06</text:p>
          </table:table-cell>
          <table:table-cell office:value-type="string" table:style-name="ce1">
            <text:p>Yersinia pestis IP60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08_MS_1964_IP60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7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08</text:p>
          </table:table-cell>
          <table:table-cell office:value-type="string" table:style-name="ce1">
            <text:p>Yersinia pestis IP60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0_MS_1946_IP61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0</text:p>
          </table:table-cell>
          <table:table-cell office:value-type="string" table:style-name="ce1">
            <text:p>Yersinia pestis IP61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1_MS_unknown_IP61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1</text:p>
          </table:table-cell>
          <table:table-cell office:value-type="string" table:style-name="ce1">
            <text:p>Yersinia pestis IP61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2_MS_1970_IP61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2</text:p>
          </table:table-cell>
          <table:table-cell office:value-type="string" table:style-name="ce1">
            <text:p>Yersinia pestis IP61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3_MS_1970_IP61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3</text:p>
          </table:table-cell>
          <table:table-cell office:value-type="string" table:style-name="ce1">
            <text:p>Yersinia pestis IP61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6_MS_unknown_IP61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6</text:p>
          </table:table-cell>
          <table:table-cell office:value-type="string" table:style-name="ce1">
            <text:p>Yersinia pestis IP61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7_MS_unknown_IP61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7</text:p>
          </table:table-cell>
          <table:table-cell office:value-type="string" table:style-name="ce1">
            <text:p>Yersinia pestis IP61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19_MS_1945_IP61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19</text:p>
          </table:table-cell>
          <table:table-cell office:value-type="string" table:style-name="ce1">
            <text:p>Yersinia pestis IP61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37_MS_1949_IP63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37</text:p>
          </table:table-cell>
          <table:table-cell office:value-type="string" table:style-name="ce1">
            <text:p>Yersinia pestis IP63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43_MS_1983_IP64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43</text:p>
          </table:table-cell>
          <table:table-cell office:value-type="string" table:style-name="ce1">
            <text:p>Yersinia pestis IP64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56_MS_1964_IP65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8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56</text:p>
          </table:table-cell>
          <table:table-cell office:value-type="string" table:style-name="ce1">
            <text:p>Yersinia pestis IP65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57_MS_1983_IP65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57</text:p>
          </table:table-cell>
          <table:table-cell office:value-type="string" table:style-name="ce1">
            <text:p>Yersinia pestis IP65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58_MS_1983_IP65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58</text:p>
          </table:table-cell>
          <table:table-cell office:value-type="string" table:style-name="ce1">
            <text:p>Yersinia pestis IP65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59_MS_1986_IP65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59</text:p>
          </table:table-cell>
          <table:table-cell office:value-type="string" table:style-name="ce1">
            <text:p>Yersinia pestis IP65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1_MS_1988_IP66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1</text:p>
          </table:table-cell>
          <table:table-cell office:value-type="string" table:style-name="ce1">
            <text:p>Yersinia pestis IP66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2_MS_1989_IP66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2</text:p>
          </table:table-cell>
          <table:table-cell office:value-type="string" table:style-name="ce1">
            <text:p>Yersinia pestis IP66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4_MS_1990_IP66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4</text:p>
          </table:table-cell>
          <table:table-cell office:value-type="string" table:style-name="ce1">
            <text:p>Yersinia pestis IP66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5_MS_1990_IP66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5</text:p>
          </table:table-cell>
          <table:table-cell office:value-type="string" table:style-name="ce1">
            <text:p>Yersinia pestis IP66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6_MS_1992_IP66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6</text:p>
          </table:table-cell>
          <table:table-cell office:value-type="string" table:style-name="ce1">
            <text:p>Yersinia pestis IP66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7_MS_1993_IP66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7</text:p>
          </table:table-cell>
          <table:table-cell office:value-type="string" table:style-name="ce1">
            <text:p>Yersinia pestis IP66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8_MS_1993_IP66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49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8</text:p>
          </table:table-cell>
          <table:table-cell office:value-type="string" table:style-name="ce1">
            <text:p>Yersinia pestis IP66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69_MS_1965_IP66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69</text:p>
          </table:table-cell>
          <table:table-cell office:value-type="string" table:style-name="ce1">
            <text:p>Yersinia pestis IP66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70_MS_1965_IP67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70</text:p>
          </table:table-cell>
          <table:table-cell office:value-type="string" table:style-name="ce1">
            <text:p>Yersinia pestis IP67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74_MS_1952_IP67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74</text:p>
          </table:table-cell>
          <table:table-cell office:value-type="string" table:style-name="ce1">
            <text:p>Yersinia pestis IP67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77_MS_1981_IP67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77</text:p>
          </table:table-cell>
          <table:table-cell office:value-type="string" table:style-name="ce1">
            <text:p>Yersinia pestis IP67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78_MS_1950_IP678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78</text:p>
          </table:table-cell>
          <table:table-cell office:value-type="string" table:style-name="ce1">
            <text:p>Yersinia pestis IP678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85_MS_1952_IP68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85</text:p>
          </table:table-cell>
          <table:table-cell office:value-type="string" table:style-name="ce1">
            <text:p>Yersinia pestis IP68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95_MS_1952_IP69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95</text:p>
          </table:table-cell>
          <table:table-cell office:value-type="string" table:style-name="ce1">
            <text:p>Yersinia pestis IP69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696_MS_1952_IP69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696</text:p>
          </table:table-cell>
          <table:table-cell office:value-type="string" table:style-name="ce1">
            <text:p>Yersinia pestis IP69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772_MS_1963_IP77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772</text:p>
          </table:table-cell>
          <table:table-cell office:value-type="string" table:style-name="ce1">
            <text:p>Yersinia pestis IP77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820_MS_1964_IP82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0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820</text:p>
          </table:table-cell>
          <table:table-cell office:value-type="string" table:style-name="ce1">
            <text:p>Yersinia pestis IP82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847_MS_1964_IP847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847</text:p>
          </table:table-cell>
          <table:table-cell office:value-type="string" table:style-name="ce1">
            <text:p>Yersinia pestis IP847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91001_MS_1970_91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91001</text:p>
          </table:table-cell>
          <table:table-cell office:value-type="string" table:style-name="ce1">
            <text:p>Yersinia pestis 91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P989_MS_1964_IP98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P989</text:p>
          </table:table-cell>
          <table:table-cell office:value-type="string" table:style-name="ce1">
            <text:p>Yersinia pestis IP98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A1956001_MS_1956_A1956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A1956001</text:p>
          </table:table-cell>
          <table:table-cell office:value-type="string" table:style-name="ce1">
            <text:p>Yersinia pestis A1956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A1966001_MS_1966_A1966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A1966001</text:p>
          </table:table-cell>
          <table:table-cell office:value-type="string" table:style-name="ce1">
            <text:p>Yersinia pestis A1966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A1973001_MS_1973_A1973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A1973001</text:p>
          </table:table-cell>
          <table:table-cell office:value-type="string" table:style-name="ce1">
            <text:p>Yersinia pestis A1973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11989001_MS_1989_B11989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11989001</text:p>
          </table:table-cell>
          <table:table-cell office:value-type="string" table:style-name="ce1">
            <text:p>Yersinia pestis B11989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A1992001_MS_1992_A1992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A1992001</text:p>
          </table:table-cell>
          <table:table-cell office:value-type="string" table:style-name="ce1">
            <text:p>Yersinia pestis A1992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21959001_MS_1959_B21959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21959001</text:p>
          </table:table-cell>
          <table:table-cell office:value-type="string" table:style-name="ce1">
            <text:p>Yersinia pestis B21959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31965002_MS_1965_B31965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1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31965002</text:p>
          </table:table-cell>
          <table:table-cell office:value-type="string" table:style-name="ce1">
            <text:p>Yersinia pestis B31965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31965001_MS_1965_B31965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31965001</text:p>
          </table:table-cell>
          <table:table-cell office:value-type="string" table:style-name="ce1">
            <text:p>Yersinia pestis B31965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31971001_MS_1971_B31971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31971001</text:p>
          </table:table-cell>
          <table:table-cell office:value-type="string" table:style-name="ce1">
            <text:p>Yersinia pestis B31971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21972002_MS_1972_B21972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21972002</text:p>
          </table:table-cell>
          <table:table-cell office:value-type="string" table:style-name="ce1">
            <text:p>Yersinia pestis B21972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41976001_MS_1976_B41976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41976001</text:p>
          </table:table-cell>
          <table:table-cell office:value-type="string" table:style-name="ce1">
            <text:p>Yersinia pestis B41976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41976003_MS_1976_B41976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41976003</text:p>
          </table:table-cell>
          <table:table-cell office:value-type="string" table:style-name="ce1">
            <text:p>Yersinia pestis B41976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31981001_MS_1981_B31981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31981001</text:p>
          </table:table-cell>
          <table:table-cell office:value-type="string" table:style-name="ce1">
            <text:p>Yersinia pestis B31981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31983002_MS_1983_B31983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31983002</text:p>
          </table:table-cell>
          <table:table-cell office:value-type="string" table:style-name="ce1">
            <text:p>Yersinia pestis B31983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21984003_MS_1984_B21984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21984003</text:p>
          </table:table-cell>
          <table:table-cell office:value-type="string" table:style-name="ce1">
            <text:p>Yersinia pestis B21984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B42003004_MS_2003_B42003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B42003004</text:p>
          </table:table-cell>
          <table:table-cell office:value-type="string" table:style-name="ce1">
            <text:p>Yersinia pestis B42003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54001_MS_1954_C1954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2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54001</text:p>
          </table:table-cell>
          <table:table-cell office:value-type="string" table:style-name="ce1">
            <text:p>Yersinia pestis C1954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60003_MS_1960_C1960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60003</text:p>
          </table:table-cell>
          <table:table-cell office:value-type="string" table:style-name="ce1">
            <text:p>Yersinia pestis C1960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60001_MS_1960_C1960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60001</text:p>
          </table:table-cell>
          <table:table-cell office:value-type="string" table:style-name="ce1">
            <text:p>Yersinia pestis C1960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62003_MS_1962_C1962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62003</text:p>
          </table:table-cell>
          <table:table-cell office:value-type="string" table:style-name="ce1">
            <text:p>Yersinia pestis C1962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62002_MS_1962_C1962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62002</text:p>
          </table:table-cell>
          <table:table-cell office:value-type="string" table:style-name="ce1">
            <text:p>Yersinia pestis C1962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0005_MS_1970_C197000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0005</text:p>
          </table:table-cell>
          <table:table-cell office:value-type="string" table:style-name="ce1">
            <text:p>Yersinia pestis C197000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2004_MS_1972_C1972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2004</text:p>
          </table:table-cell>
          <table:table-cell office:value-type="string" table:style-name="ce1">
            <text:p>Yersinia pestis C1972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2001_MS_1972_C1972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2001</text:p>
          </table:table-cell>
          <table:table-cell office:value-type="string" table:style-name="ce1">
            <text:p>Yersinia pestis C1972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5003_MS_1975_C1975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5003</text:p>
          </table:table-cell>
          <table:table-cell office:value-type="string" table:style-name="ce1">
            <text:p>Yersinia pestis C1975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6002_MS_1976_C1976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6002</text:p>
          </table:table-cell>
          <table:table-cell office:value-type="string" table:style-name="ce1">
            <text:p>Yersinia pestis C1976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6005_MS_1976_C197600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3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6005</text:p>
          </table:table-cell>
          <table:table-cell office:value-type="string" table:style-name="ce1">
            <text:p>Yersinia pestis C197600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6001_MS_1976_C1976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6001</text:p>
          </table:table-cell>
          <table:table-cell office:value-type="string" table:style-name="ce1">
            <text:p>Yersinia pestis C1976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7001_MS_1977_C1977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7001</text:p>
          </table:table-cell>
          <table:table-cell office:value-type="string" table:style-name="ce1">
            <text:p>Yersinia pestis C1977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79002_MS_1979_C1979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79002</text:p>
          </table:table-cell>
          <table:table-cell office:value-type="string" table:style-name="ce1">
            <text:p>Yersinia pestis C1979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80002_MS_1980_C1980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80002</text:p>
          </table:table-cell>
          <table:table-cell office:value-type="string" table:style-name="ce1">
            <text:p>Yersinia pestis C1980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84001_MS_1984_D1984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84001</text:p>
          </table:table-cell>
          <table:table-cell office:value-type="string" table:style-name="ce1">
            <text:p>Yersinia pestis D1984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21985002_MS_1985_K21985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21985002</text:p>
          </table:table-cell>
          <table:table-cell office:value-type="string" table:style-name="ce1">
            <text:p>Yersinia pestis K21985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21985003_MS_1985_K21985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21985003</text:p>
          </table:table-cell>
          <table:table-cell office:value-type="string" table:style-name="ce1">
            <text:p>Yersinia pestis K21985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21985006_MS_1985_K2198500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21985006</text:p>
          </table:table-cell>
          <table:table-cell office:value-type="string" table:style-name="ce1">
            <text:p>Yersinia pestis K2198500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21987003_MS_1987_K21987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21987003</text:p>
          </table:table-cell>
          <table:table-cell office:value-type="string" table:style-name="ce1">
            <text:p>Yersinia pestis K21987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89001_MS_1989_C1989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4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89001</text:p>
          </table:table-cell>
          <table:table-cell office:value-type="string" table:style-name="ce1">
            <text:p>Yersinia pestis C1989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1994002_MS_1994_C1994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1994002</text:p>
          </table:table-cell>
          <table:table-cell office:value-type="string" table:style-name="ce1">
            <text:p>Yersinia pestis C1994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2000001_MS_2000_C2000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2000001</text:p>
          </table:table-cell>
          <table:table-cell office:value-type="string" table:style-name="ce1">
            <text:p>Yersinia pestis C2000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CO92_MS_1992_CO9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CO92</text:p>
          </table:table-cell>
          <table:table-cell office:value-type="string" table:style-name="ce1">
            <text:p>Yersinia pestis CO9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64002_MS_1964_D1964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64002</text:p>
          </table:table-cell>
          <table:table-cell office:value-type="string" table:style-name="ce1">
            <text:p>Yersinia pestis D1964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64001_MS_1964_D1964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64001</text:p>
          </table:table-cell>
          <table:table-cell office:value-type="string" table:style-name="ce1">
            <text:p>Yersinia pestis D1964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77001_MS_1977_D1977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77001</text:p>
          </table:table-cell>
          <table:table-cell office:value-type="string" table:style-name="ce1">
            <text:p>Yersinia pestis D1977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82001_MS_1982_D1982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82001</text:p>
          </table:table-cell>
          <table:table-cell office:value-type="string" table:style-name="ce1">
            <text:p>Yersinia pestis D1982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91004_MS_1991_D1991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91004</text:p>
          </table:table-cell>
          <table:table-cell office:value-type="string" table:style-name="ce1">
            <text:p>Yersinia pestis D1991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D1991005_MS_1991_D199100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D1991005</text:p>
          </table:table-cell>
          <table:table-cell office:value-type="string" table:style-name="ce1">
            <text:p>Yersinia pestis D199100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E1954001_MS_1954_E1954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5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E1954001</text:p>
          </table:table-cell>
          <table:table-cell office:value-type="string" table:style-name="ce1">
            <text:p>Yersinia pestis E1954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E1977002_MS_1977_E1977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E1977002</text:p>
          </table:table-cell>
          <table:table-cell office:value-type="string" table:style-name="ce1">
            <text:p>Yersinia pestis E1977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E1977001_MS_1977_E1977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E1977001</text:p>
          </table:table-cell>
          <table:table-cell office:value-type="string" table:style-name="ce1">
            <text:p>Yersinia pestis E1977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E1979001_MS_1979_E1979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E1979001</text:p>
          </table:table-cell>
          <table:table-cell office:value-type="string" table:style-name="ce1">
            <text:p>Yersinia pestis E1979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46001_MS_1946_F1946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46001</text:p>
          </table:table-cell>
          <table:table-cell office:value-type="string" table:style-name="ce1">
            <text:p>Yersinia pestis F1946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52001_MS_1952_F1952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52001</text:p>
          </table:table-cell>
          <table:table-cell office:value-type="string" table:style-name="ce1">
            <text:p>Yersinia pestis F1952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53003_MS_1953_F1953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53003</text:p>
          </table:table-cell>
          <table:table-cell office:value-type="string" table:style-name="ce1">
            <text:p>Yersinia pestis F1953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84001_MS_1984_F1984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84001</text:p>
          </table:table-cell>
          <table:table-cell office:value-type="string" table:style-name="ce1">
            <text:p>Yersinia pestis F1984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55001_MS_1955_F1955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55001</text:p>
          </table:table-cell>
          <table:table-cell office:value-type="string" table:style-name="ce1">
            <text:p>Yersinia pestis F1955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54001_MS_1954_F1954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54001</text:p>
          </table:table-cell>
          <table:table-cell office:value-type="string" table:style-name="ce1">
            <text:p>Yersinia pestis F1954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84003_MS_1984_F1984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6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84003</text:p>
          </table:table-cell>
          <table:table-cell office:value-type="string" table:style-name="ce1">
            <text:p>Yersinia pestis F1984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1991016_MS_1991_F199101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1991016</text:p>
          </table:table-cell>
          <table:table-cell office:value-type="string" table:style-name="ce1">
            <text:p>Yersinia pestis F199101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2000004_MS_2000_F2000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2000004</text:p>
          </table:table-cell>
          <table:table-cell office:value-type="string" table:style-name="ce1">
            <text:p>Yersinia pestis F2000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F2000005_MS_2000_F200000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F2000005</text:p>
          </table:table-cell>
          <table:table-cell office:value-type="string" table:style-name="ce1">
            <text:p>Yersinia pestis F200000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G1966002_MS_1966_G1966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G1966002</text:p>
          </table:table-cell>
          <table:table-cell office:value-type="string" table:style-name="ce1">
            <text:p>Yersinia pestis G1966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G1995001_MS_1995_G1995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G1995001</text:p>
          </table:table-cell>
          <table:table-cell office:value-type="string" table:style-name="ce1">
            <text:p>Yersinia pestis G1995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G1996006_MS_1996_G199600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G1996006</text:p>
          </table:table-cell>
          <table:table-cell office:value-type="string" table:style-name="ce1">
            <text:p>Yersinia pestis G199600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G1996001_MS_1996_G1996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G1996001</text:p>
          </table:table-cell>
          <table:table-cell office:value-type="string" table:style-name="ce1">
            <text:p>Yersinia pestis G1996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G1996010_MS_1996_G199601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G1996010</text:p>
          </table:table-cell>
          <table:table-cell office:value-type="string" table:style-name="ce1">
            <text:p>Yersinia pestis G199601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G1968001_MS_1968_G1968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G1968001</text:p>
          </table:table-cell>
          <table:table-cell office:value-type="string" table:style-name="ce1">
            <text:p>Yersinia pestis G1968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48001_MS_1948_H1948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7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48001</text:p>
          </table:table-cell>
          <table:table-cell office:value-type="string" table:style-name="ce1">
            <text:p>Yersinia pestis H1948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54002_MS_1954_H1954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54002</text:p>
          </table:table-cell>
          <table:table-cell office:value-type="string" table:style-name="ce1">
            <text:p>Yersinia pestis H1954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58004_MS_1958_H1958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58004</text:p>
          </table:table-cell>
          <table:table-cell office:value-type="string" table:style-name="ce1">
            <text:p>Yersinia pestis H1958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59004_MS_1959_H1959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59004</text:p>
          </table:table-cell>
          <table:table-cell office:value-type="string" table:style-name="ce1">
            <text:p>Yersinia pestis H1959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60004_MS_1960_H1960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60004</text:p>
          </table:table-cell>
          <table:table-cell office:value-type="string" table:style-name="ce1">
            <text:p>Yersinia pestis H1960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54003_MS_1954_H1954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54003</text:p>
          </table:table-cell>
          <table:table-cell office:value-type="string" table:style-name="ce1">
            <text:p>Yersinia pestis H1954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57001_MS_1957_I1957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57001</text:p>
          </table:table-cell>
          <table:table-cell office:value-type="string" table:style-name="ce1">
            <text:p>Yersinia pestis I1957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69003_MS_1969_I1969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69003</text:p>
          </table:table-cell>
          <table:table-cell office:value-type="string" table:style-name="ce1">
            <text:p>Yersinia pestis I1969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70005_MS_1970_I197000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70005</text:p>
          </table:table-cell>
          <table:table-cell office:value-type="string" table:style-name="ce1">
            <text:p>Yersinia pestis I197000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70003_MS_1970_H1970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70003</text:p>
          </table:table-cell>
          <table:table-cell office:value-type="string" table:style-name="ce1">
            <text:p>Yersinia pestis H1970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70010_MS_1970_I197001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8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70010</text:p>
          </table:table-cell>
          <table:table-cell office:value-type="string" table:style-name="ce1">
            <text:p>Yersinia pestis I197001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70025_MS_1960_I1970025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70025</text:p>
          </table:table-cell>
          <table:table-cell office:value-type="string" table:style-name="ce1">
            <text:p>Yersinia pestis I1970025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H1972001_MS_1972_H1972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H1972001</text:p>
          </table:table-cell>
          <table:table-cell office:value-type="string" table:style-name="ce1">
            <text:p>Yersinia pestis H1972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75001_MS_1975_I1975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75001</text:p>
          </table:table-cell>
          <table:table-cell office:value-type="string" table:style-name="ce1">
            <text:p>Yersinia pestis I1975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86002_MS_1986_I1986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86002</text:p>
          </table:table-cell>
          <table:table-cell office:value-type="string" table:style-name="ce1">
            <text:p>Yersinia pestis I1986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87004_MS_1987_I1987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87004</text:p>
          </table:table-cell>
          <table:table-cell office:value-type="string" table:style-name="ce1">
            <text:p>Yersinia pestis I1987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91001_MS_1991_I1991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91001</text:p>
          </table:table-cell>
          <table:table-cell office:value-type="string" table:style-name="ce1">
            <text:p>Yersinia pestis I1991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92002_MS_1992_I1992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92002</text:p>
          </table:table-cell>
          <table:table-cell office:value-type="string" table:style-name="ce1">
            <text:p>Yersinia pestis I1992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97003_MS_1997_I1997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97003</text:p>
          </table:table-cell>
          <table:table-cell office:value-type="string" table:style-name="ce1">
            <text:p>Yersinia pestis I1997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97001_MS_1997_I1997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97001</text:p>
          </table:table-cell>
          <table:table-cell office:value-type="string" table:style-name="ce1">
            <text:p>Yersinia pestis I1997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98001_MS_1998_I1998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59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98001</text:p>
          </table:table-cell>
          <table:table-cell office:value-type="string" table:style-name="ce1">
            <text:p>Yersinia pestis I1998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2001001_MS_2001_I2001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2001001</text:p>
          </table:table-cell>
          <table:table-cell office:value-type="string" table:style-name="ce1">
            <text:p>Yersinia pestis I2001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J1962002_MS_1962_J1962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J1962002</text:p>
          </table:table-cell>
          <table:table-cell office:value-type="string" table:style-name="ce1">
            <text:p>Yersinia pestis J1962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J1963002_MS_1963_J1963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J1963002</text:p>
          </table:table-cell>
          <table:table-cell office:value-type="string" table:style-name="ce1">
            <text:p>Yersinia pestis J1963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J1971002_MS_1971_J1971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J1971002</text:p>
          </table:table-cell>
          <table:table-cell office:value-type="string" table:style-name="ce1">
            <text:p>Yersinia pestis J1971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J1978002_MS_1978_J1978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J1978002</text:p>
          </table:table-cell>
          <table:table-cell office:value-type="string" table:style-name="ce1">
            <text:p>Yersinia pestis J1978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J1977003_MS_1977_J1977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J1977003</text:p>
          </table:table-cell>
          <table:table-cell office:value-type="string" table:style-name="ce1">
            <text:p>Yersinia pestis J1977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J1978002_MS_1977_J1978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J1978002</text:p>
          </table:table-cell>
          <table:table-cell office:value-type="string" table:style-name="ce1">
            <text:p>Yersinia pestis J1978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I1994006_MS_1994_I199400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I1994006</text:p>
          </table:table-cell>
          <table:table-cell office:value-type="string" table:style-name="ce1">
            <text:p>Yersinia pestis I199400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11972003_MS_1972_K11972003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11972003</text:p>
          </table:table-cell>
          <table:table-cell office:value-type="string" table:style-name="ce1">
            <text:p>Yersinia pestis K11972003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11973001_MS_1973_K11973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0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11973001</text:p>
          </table:table-cell>
          <table:table-cell office:value-type="string" table:style-name="ce1">
            <text:p>Yersinia pestis K11973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11973002_MS_1973_K11973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0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11973002</text:p>
          </table:table-cell>
          <table:table-cell office:value-type="string" table:style-name="ce1">
            <text:p>Yersinia pestis K11973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K11973004_MS_1973_K11973004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1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K11973004</text:p>
          </table:table-cell>
          <table:table-cell office:value-type="string" table:style-name="ce1">
            <text:p>Yersinia pestis K11973004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L1970002_MS_1970_L1970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2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L1970002</text:p>
          </table:table-cell>
          <table:table-cell office:value-type="string" table:style-name="ce1">
            <text:p>Yersinia pestis L1970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L1970006_MS_1970_L1970006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3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L1970006</text:p>
          </table:table-cell>
          <table:table-cell office:value-type="string" table:style-name="ce1">
            <text:p>Yersinia pestis L1970006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L1970011_MS_1970_L197001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4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L1970011</text:p>
          </table:table-cell>
          <table:table-cell office:value-type="string" table:style-name="ce1">
            <text:p>Yersinia pestis L197001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M0000002_MS_1987_M0000002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5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M0000002</text:p>
          </table:table-cell>
          <table:table-cell office:value-type="string" table:style-name="ce1">
            <text:p>Yersinia pestis M0000002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M1997001_MS_1997_M1997001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6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M1997001</text:p>
          </table:table-cell>
          <table:table-cell office:value-type="string" table:style-name="ce1">
            <text:p>Yersinia pestis M1997001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M2001009_MS_2001_M2001009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7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M2001009</text:p>
          </table:table-cell>
          <table:table-cell office:value-type="string" table:style-name="ce1">
            <text:p>Yersinia pestis M2001009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M2001010_MS_2001_M2001010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8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M2001010</text:p>
          </table:table-cell>
          <table:table-cell office:value-type="string" table:style-name="ce1">
            <text:p>Yersinia pestis M2001010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rsinia pestis_PestoidesF_MS_1984_PestoidesF</text:p>
          </table:table-cell>
          <table:table-cell office:value-type="string" table:style-name="ce1">
            <text:p>DNA Mass Spectrometer</text:p>
          </table:table-cell>
          <table:table-cell office:value-type="string" table:style-name="ce1">
            <text:p>Yersinia619</text:p>
          </table:table-cell>
          <table:table-cell office:value-type="date" office:date-value="2010-05-01T00:00:00" table:style-name="ce3">
            <text:p>01/05/10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N/A</text:p>
          </table:table-cell>
          <table:table-cell table:number-columns-repeated="7" table:style-name="ce1"/>
          <table:table-cell office:value-type="string" table:style-name="ce1">
            <text:p>Yersinia pestis Pestoides F</text:p>
          </table:table-cell>
          <table:table-cell office:value-type="string" table:style-name="ce1">
            <text:p>Yersinia pestis Pestoides F</text:p>
          </table:table-cell>
          <table:table-cell table:number-columns-repeated="2" table:style-name="ce1"/>
          <table:table-cell office:value-type="string" table:style-name="ce1">
            <text:p>Characterization of Zur-dependent genes and direct Zur targets in Yersinia pest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hyitRPestisMidLog_KIM6_Affymetrix_2010_KIM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0</text:p>
          </table:table-cell>
          <table:table-cell office:value-type="date" office:date-value="2010-04-06T00:00:00" table:style-name="ce3">
            <text:p>06/04/10</text:p>
          </table:table-cell>
          <table:table-cell office:value-type="string" table:style-name="ce9">
            <text:p>E-GEOD-16493</text:p>
          </table:table-cell>
          <table:table-cell office:value-type="string" table:style-name="ce1">
            <text:p>Vadyvaloo V et al., PloS Pathog 2010 (Pubmed:20195507)</text:p>
          </table:table-cell>
          <table:table-cell office:value-type="string" table:style-name="ce1">
            <text:p>A-GEOD-2129</text:p>
          </table:table-cell>
          <table:table-cell table:style-name="ce1"/>
          <table:table-cell office:value-type="string" table:style-name="ce1">
            <text:p>7h</text:p>
          </table:table-cell>
          <table:table-cell office:value-type="string" table:style-name="ce1">
            <text:p>yitR-</text:p>
          </table:table-cell>
          <table:table-cell office:value-type="string" table:style-name="ce1">
            <text:p>28C to 21C</text:p>
          </table:table-cell>
          <table:table-cell office:value-type="string" table:style-name="ce1">
            <text:p>Mid Logarithmic Phase</text:p>
          </table:table-cell>
          <table:table-cell office:value-type="string" table:style-name="ce1">
            <text:p>BHI THEN LB + 100mM MOPS + pH7.4</text:p>
          </table:table-cell>
          <table:table-cell table:style-name="ce1"/>
          <table:table-cell office:value-type="string" table:style-name="ce1">
            <text:p>Yersinia Pestis KIM6</text:p>
          </table:table-cell>
          <table:table-cell office:value-type="string" table:style-name="ce1">
            <text:p>Yersinia Pestis KIM6</text:p>
          </table:table-cell>
          <table:table-cell table:number-columns-repeated="2" table:style-name="ce1"/>
          <table:table-cell office:value-type="string" table:style-name="ce1">
            <text:p>Preadaptation of Yersinia pestis to resist mammalian innate immunity during transit through the flea vecto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hyitRPestisStat_KIM6_Affymetrix_2010_KIM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1</text:p>
          </table:table-cell>
          <table:table-cell office:value-type="date" office:date-value="2010-04-06T00:00:00" table:style-name="ce3">
            <text:p>06/04/10</text:p>
          </table:table-cell>
          <table:table-cell office:value-type="string" table:style-name="ce9">
            <text:p>E-GEOD-16493</text:p>
          </table:table-cell>
          <table:table-cell office:value-type="string" table:style-name="ce1">
            <text:p>Vadyvaloo V et al., PloS Pathog 2010 (Pubmed:20195507)</text:p>
          </table:table-cell>
          <table:table-cell office:value-type="string" table:style-name="ce1">
            <text:p>A-GEOD-2129</text:p>
          </table:table-cell>
          <table:table-cell table:style-name="ce1"/>
          <table:table-cell office:value-type="string" table:style-name="ce1">
            <text:p>7h</text:p>
          </table:table-cell>
          <table:table-cell office:value-type="string" table:style-name="ce1">
            <text:p>yitR-</text:p>
          </table:table-cell>
          <table:table-cell office:value-type="string" table:style-name="ce1">
            <text:p>28C to 21C</text:p>
          </table:table-cell>
          <table:table-cell office:value-type="string" table:style-name="ce1">
            <text:p>Stationary</text:p>
          </table:table-cell>
          <table:table-cell office:value-type="string" table:style-name="ce1">
            <text:p>BHI THEN LB + 100mM MOPS + pH7.4</text:p>
          </table:table-cell>
          <table:table-cell table:style-name="ce1"/>
          <table:table-cell office:value-type="string" table:style-name="ce1">
            <text:p>Yersinia Pestis KIM6</text:p>
          </table:table-cell>
          <table:table-cell office:value-type="string" table:style-name="ce1">
            <text:p>Yersinia Pestis KIM6</text:p>
          </table:table-cell>
          <table:table-cell table:number-columns-repeated="2" table:style-name="ce1"/>
          <table:table-cell office:value-type="string" table:style-name="ce1">
            <text:p>Preadaptation of Yersinia pestis to resist mammalian innate immunity during transit through the flea vecto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hyitRPestisFlowcell_KIM6_Affymetrix_2010_KIM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2</text:p>
          </table:table-cell>
          <table:table-cell office:value-type="date" office:date-value="2010-04-06T00:00:00" table:style-name="ce3">
            <text:p>06/04/10</text:p>
          </table:table-cell>
          <table:table-cell office:value-type="string" table:style-name="ce9">
            <text:p>E-GEOD-16493</text:p>
          </table:table-cell>
          <table:table-cell office:value-type="string" table:style-name="ce1">
            <text:p>Vadyvaloo V et al., PloS Pathog 2010 (Pubmed:20195507)</text:p>
          </table:table-cell>
          <table:table-cell office:value-type="string" table:style-name="ce1">
            <text:p>A-GEOD-2129</text:p>
          </table:table-cell>
          <table:table-cell table:style-name="ce1"/>
          <table:table-cell office:value-type="string" table:style-name="ce1">
            <text:p>7h</text:p>
          </table:table-cell>
          <table:table-cell office:value-type="string" table:style-name="ce1">
            <text:p>yitR-</text:p>
          </table:table-cell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BHI THEN LB + 100mM MOPS + pH7.4</text:p>
          </table:table-cell>
          <table:table-cell table:style-name="ce1"/>
          <table:table-cell office:value-type="string" table:style-name="ce1">
            <text:p>Yersinia Pestis KIM6</text:p>
          </table:table-cell>
          <table:table-cell office:value-type="string" table:style-name="ce1">
            <text:p>Yersinia Pestis KIM6</text:p>
          </table:table-cell>
          <table:table-cell table:number-columns-repeated="2" table:style-name="ce1"/>
          <table:table-cell office:value-type="string" table:style-name="ce1">
            <text:p>Preadaptation of Yersinia pestis to resist mammalian innate immunity during transit through the flea vecto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hyitRPestisFleaBiofilm_KIM6_Affymetrix_2010_KIM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3</text:p>
          </table:table-cell>
          <table:table-cell office:value-type="date" office:date-value="2010-04-06T00:00:00" table:style-name="ce3">
            <text:p>06/04/10</text:p>
          </table:table-cell>
          <table:table-cell office:value-type="string" table:style-name="ce9">
            <text:p>E-GEOD-16493</text:p>
          </table:table-cell>
          <table:table-cell office:value-type="string" table:style-name="ce1">
            <text:p>Vadyvaloo V et al., PloS Pathog 2010 (Pubmed:20195507)</text:p>
          </table:table-cell>
          <table:table-cell office:value-type="string" table:style-name="ce1">
            <text:p>A-GEOD-2129</text:p>
          </table:table-cell>
          <table:table-cell table:style-name="ce1"/>
          <table:table-cell office:value-type="string" table:style-name="ce1">
            <text:p>7h</text:p>
          </table:table-cell>
          <table:table-cell office:value-type="string" table:style-name="ce1">
            <text:p>yitR-</text:p>
          </table:table-cell>
          <table:table-cell office:value-type="string" table:style-name="ce1">
            <text:p>28C to 21C</text:p>
          </table:table-cell>
          <table:table-cell table:style-name="ce1"/>
          <table:table-cell office:value-type="string" table:style-name="ce1">
            <text:p>BHI THEN LB + 100mM MOPS + pH7.4</text:p>
          </table:table-cell>
          <table:table-cell table:style-name="ce1"/>
          <table:table-cell office:value-type="string" table:style-name="ce1">
            <text:p>Yersinia Pestis KIM6</text:p>
          </table:table-cell>
          <table:table-cell office:value-type="string" table:style-name="ce1">
            <text:p>Yersinia Pestis KIM6</text:p>
          </table:table-cell>
          <table:table-cell table:number-columns-repeated="2" table:style-name="ce1"/>
          <table:table-cell office:value-type="string" table:style-name="ce1">
            <text:p>Preadaptation of Yersinia pestis to resist mammalian innate immunity during transit through the flea vecto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4hCaenorhabditisPestis_KIM5_Affymetrix_2010_Caenorhabditis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4</text:p>
          </table:table-cell>
          <table:table-cell office:value-type="date" office:date-value="2010-02-22T00:00:00" table:style-name="ce3">
            <text:p>22/02/10</text:p>
          </table:table-cell>
          <table:table-cell office:value-type="string" table:style-name="ce1">
            <text:p>E-GEOD-20053</text:p>
          </table:table-cell>
          <table:table-cell office:value-type="string" table:style-name="ce1">
            <text:p>Bolz DD et al., J Biol Chem 2010 (Pubmed:20133945)</text:p>
          </table:table-cell>
          <table:table-cell office:value-type="string" table:style-name="ce1">
            <text:p>A-AFFY-60</text:p>
          </table:table-cell>
          <table:table-cell table:style-name="ce1"/>
          <table:table-cell office:value-type="string" table:style-name="ce1">
            <text:p>24h</text:p>
          </table:table-cell>
          <table:table-cell table:number-columns-repeated="3" table:style-name="ce1"/>
          <table:table-cell office:value-type="string" table:style-name="ce1">
            <text:p>NGM</text:p>
          </table:table-cell>
          <table:table-cell table:style-name="ce1"/>
          <table:table-cell office:value-type="string" table:style-name="ce1">
            <text:p>Yersinia Pestis KIM5</text:p>
          </table:table-cell>
          <table:table-cell office:value-type="string" table:style-name="ce1">
            <text:p>Caenorhabditis elegans</text:p>
          </table:table-cell>
          <table:table-cell office:value-type="string" table:style-name="ce1">
            <text:p>Il existe aussi 3 échantillons d’infection avec E. coli à la place de Pestis.</text:p>
          </table:table-cell>
          <table:table-cell table:style-name="ce1"/>
          <table:table-cell office:value-type="string" table:style-name="ce1">
            <text:p>Transcription profiling by array of C. elegans gene expression in response to infection of pathogenic Y. pestis KIM5 compared to not pathogenic E. coli OP5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useLiver_Swiss-Webster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5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number-columns-repeated="7" table:style-name="ce1"/>
          <table:table-cell office:value-type="string" table:style-name="ce1">
            <text:p>Mus Musculu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iver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useSpleen_Swiss-Webster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6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number-columns-repeated="7" table:style-name="ce1"/>
          <table:table-cell office:value-type="string" table:style-name="ce1">
            <text:p>Mus Musculu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pleen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useLung_Swiss-Webster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7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number-columns-repeated="7" table:style-name="ce1"/>
          <table:table-cell office:value-type="string" table:style-name="ce1">
            <text:p>Mus Musculu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ung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lppPestisMouseLiver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8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12h</text:p>
          </table:table-cell>
          <table:table-cell office:value-type="string" table:style-name="ce1">
            <text:p>lpp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iver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lppPestisMouseSpleen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29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12h</text:p>
          </table:table-cell>
          <table:table-cell office:value-type="string" table:style-name="ce1">
            <text:p>lpp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pleen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lppPestisMouseLung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0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12h</text:p>
          </table:table-cell>
          <table:table-cell office:value-type="string" table:style-name="ce1">
            <text:p>lpp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ung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PestisMouseLiver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1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12h</text:p>
          </table:table-cell>
          <table:table-cell table:number-columns-repeated="5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iver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PestisMouseSpleen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2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12h</text:p>
          </table:table-cell>
          <table:table-cell table:number-columns-repeated="5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pleen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PestisMouseLung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3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12h</text:p>
          </table:table-cell>
          <table:table-cell table:number-columns-repeated="5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ung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lppPestisMouseLiver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4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48h</text:p>
          </table:table-cell>
          <table:table-cell office:value-type="string" table:style-name="ce1">
            <text:p>lpp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iver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lppPestisMouseSpleen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5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48h</text:p>
          </table:table-cell>
          <table:table-cell office:value-type="string" table:style-name="ce1">
            <text:p>lpp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pleen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lppPestisMouseLung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6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48h</text:p>
          </table:table-cell>
          <table:table-cell office:value-type="string" table:style-name="ce1">
            <text:p>lpp-</text:p>
          </table:table-cell>
          <table:table-cell table:number-columns-repeated="4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ung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PestisMouseLiver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7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48h</text:p>
          </table:table-cell>
          <table:table-cell table:number-columns-repeated="5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iver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PestisMouseSpleen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8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48h</text:p>
          </table:table-cell>
          <table:table-cell table:number-columns-repeated="5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pleen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8hPestisMouseLung_CO92_Affymetrix_2009_Swiss-Webster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39</text:p>
          </table:table-cell>
          <table:table-cell office:value-type="date" office:date-value="2009-09-25T00:00:00" table:style-name="ce3">
            <text:p>25/09/09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A-AFFY-45</text:p>
          </table:table-cell>
          <table:table-cell table:style-name="ce1"/>
          <table:table-cell office:value-type="string" table:style-name="ce1">
            <text:p>48h</text:p>
          </table:table-cell>
          <table:table-cell table:number-columns-repeated="5" table:style-name="ce1"/>
          <table:table-cell office:value-type="string" table:style-name="ce1">
            <text:p>Y.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Lung</text:p>
          </table:table-cell>
          <table:table-cell table:style-name="ce1"/>
          <table:table-cell office:value-type="string" table:style-name="ce1">
            <text:p>Transcription profiling of mouse pneumonic plague model after infection with wild-type Yersinia pestis CO92 and its Braun lipoprotein mutan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IL12IL18MouseNK_Normal_Affymetrix_2007_Normal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40</text:p>
          </table:table-cell>
          <table:table-cell office:value-type="date" office:date-value="2007-11-30T00:00:00" table:style-name="ce3">
            <text:p>30/11/07</text:p>
          </table:table-cell>
          <table:table-cell office:value-type="string" table:style-name="ce1">
            <text:p>E-GEOD-9735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AFFY-45</text:p>
          </table:table-cell>
          <table:table-cell table:number-columns-repeated="6" table:style-name="ce1"/>
          <table:table-cell office:value-type="string" table:style-name="ce1">
            <text:p>IL12 + IL18</text:p>
          </table:table-cell>
          <table:table-cell office:value-type="string" table:style-name="ce1">
            <text:p>NK Mus musculu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IL-2 NK cells</text:p>
          </table:table-cell>
          <table:table-cell table:style-name="ce1"/>
          <table:table-cell office:value-type="string" table:style-name="ce1">
            <text:p>Transcription profiling of mouse IL-12+IL-18 treated and Yersinia enterocolitica infected C57BL/6 NK cell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MouseNK_WA_Affymetrix_2007_Normal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41</text:p>
          </table:table-cell>
          <table:table-cell office:value-type="date" office:date-value="2007-11-30T00:00:00" table:style-name="ce3">
            <text:p>30/11/07</text:p>
          </table:table-cell>
          <table:table-cell office:value-type="string" table:style-name="ce1">
            <text:p>E-GEOD-9735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AFFY-45</text:p>
          </table:table-cell>
          <table:table-cell table:number-columns-repeated="6" table:style-name="ce1"/>
          <table:table-cell office:value-type="string" table:style-name="ce1">
            <text:p>IL12 + IL18</text:p>
          </table:table-cell>
          <table:table-cell office:value-type="string" table:style-name="ce1">
            <text:p>NK Mus musculu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IL-2 NK cells</text:p>
          </table:table-cell>
          <table:table-cell table:style-name="ce1"/>
          <table:table-cell office:value-type="string" table:style-name="ce1">
            <text:p>Transcription profiling of mouse IL-12+IL-18 treated and Yersinia enterocolitica infected C57BL/6 NK cell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useNK_Normal_Affymetrix_2007_Normal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42</text:p>
          </table:table-cell>
          <table:table-cell office:value-type="date" office:date-value="2007-11-30T00:00:00" table:style-name="ce3">
            <text:p>30/11/07</text:p>
          </table:table-cell>
          <table:table-cell office:value-type="string" table:style-name="ce1">
            <text:p>E-GEOD-9735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AFFY-45</text:p>
          </table:table-cell>
          <table:table-cell table:number-columns-repeated="7" table:style-name="ce1"/>
          <table:table-cell office:value-type="string" table:style-name="ce1">
            <text:p>NK Mus musculu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IL-2 NK cells</text:p>
          </table:table-cell>
          <table:table-cell table:style-name="ce1"/>
          <table:table-cell office:value-type="string" table:style-name="ce1">
            <text:p>Transcription profiling of mouse IL-12+IL-18 treated and Yersinia enterocolitica infected C57BL/6 NK cell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_JB580v_Spectrophotometer_2008_JB580v</text:p>
          </table:table-cell>
          <table:table-cell office:value-type="string" table:style-name="ce1">
            <text:p>Transcription profiling</text:p>
          </table:table-cell>
          <table:table-cell office:value-type="string" table:style-name="ce1">
            <text:p>Yersinia643</text:p>
          </table:table-cell>
          <table:table-cell office:value-type="date" office:date-value="2008-11-17T00:00:00" table:style-name="ce3">
            <text:p>17/11/08</text:p>
          </table:table-cell>
          <table:table-cell office:value-type="string" table:style-name="ce1">
            <text:p>E-BUGS-53</text:p>
          </table:table-cell>
          <table:table-cell office:value-type="string" table:style-name="ce1">
            <text:p>Axler-DiPerte GL et al., J Bacteriol 2009 (Pubmed:19011024)</text:p>
          </table:table-cell>
          <table:table-cell office:value-type="string" table:style-name="ce1">
            <text:p>A-BUGS-27</text:p>
          </table:table-cell>
          <table:table-cell table:number-columns-repeated="3" table:style-name="ce1"/>
          <table:table-cell office:value-type="string" table:style-name="ce1">
            <text:p>26/37C</text:p>
          </table:table-cell>
          <table:table-cell table:style-name="ce1"/>
          <table:table-cell office:value-type="string" table:style-name="ce1">
            <text:p>BHI-MOX (+kan/ytxR+)</text:p>
          </table:table-cell>
          <table:table-cell table:style-name="ce1"/>
          <table:table-cell office:value-type="string" table:style-name="ce1">
            <text:p>Y. Enterocolitica JB580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eveals YtxR acts as an overriding transcriptional off switch for the Ysc-Yop type 3 secretion syste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txRInsEnterocolitica_JB580v_Spectrophotometer_2008_JB580v</text:p>
          </table:table-cell>
          <table:table-cell office:value-type="string" table:style-name="ce1">
            <text:p>Transcription profiling</text:p>
          </table:table-cell>
          <table:table-cell office:value-type="string" table:style-name="ce1">
            <text:p>Yersinia644</text:p>
          </table:table-cell>
          <table:table-cell office:value-type="date" office:date-value="2008-11-17T00:00:00" table:style-name="ce3">
            <text:p>17/11/08</text:p>
          </table:table-cell>
          <table:table-cell office:value-type="string" table:style-name="ce1">
            <text:p>E-BUGS-53</text:p>
          </table:table-cell>
          <table:table-cell office:value-type="string" table:style-name="ce1">
            <text:p>Axler-DiPerte GL et al., J Bacteriol 2009 (Pubmed:19011024)</text:p>
          </table:table-cell>
          <table:table-cell office:value-type="string" table:style-name="ce1">
            <text:p>A-BUGS-27</text:p>
          </table:table-cell>
          <table:table-cell table:number-columns-repeated="2" table:style-name="ce1"/>
          <table:table-cell office:value-type="string" table:style-name="ce1">
            <text:p>ytxR+</text:p>
          </table:table-cell>
          <table:table-cell office:value-type="string" table:style-name="ce1">
            <text:p>26/37C</text:p>
          </table:table-cell>
          <table:table-cell table:style-name="ce1"/>
          <table:table-cell office:value-type="string" table:style-name="ce1">
            <text:p>BHI-MOX (+kan/ytxR+)</text:p>
          </table:table-cell>
          <table:table-cell table:style-name="ce1"/>
          <table:table-cell office:value-type="string" table:style-name="ce1">
            <text:p>Y. Enterocolitica JB580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eveals YtxR acts as an overriding transcriptional off switch for the Ysc-Yop type 3 secretion syste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txRDelEnterocolitica_JB580v_Spectrophotometer_2008_JB580v</text:p>
          </table:table-cell>
          <table:table-cell office:value-type="string" table:style-name="ce1">
            <text:p>Transcription profiling</text:p>
          </table:table-cell>
          <table:table-cell office:value-type="string" table:style-name="ce1">
            <text:p>Yersinia645</text:p>
          </table:table-cell>
          <table:table-cell office:value-type="date" office:date-value="2008-11-17T00:00:00" table:style-name="ce3">
            <text:p>17/11/08</text:p>
          </table:table-cell>
          <table:table-cell office:value-type="string" table:style-name="ce1">
            <text:p>E-BUGS-53</text:p>
          </table:table-cell>
          <table:table-cell office:value-type="string" table:style-name="ce1">
            <text:p>Axler-DiPerte GL et al., J Bacteriol 2009 (Pubmed:19011024)</text:p>
          </table:table-cell>
          <table:table-cell office:value-type="string" table:style-name="ce1">
            <text:p>A-BUGS-27</text:p>
          </table:table-cell>
          <table:table-cell table:number-columns-repeated="2" table:style-name="ce1"/>
          <table:table-cell office:value-type="string" table:style-name="ce1">
            <text:p>ytxR-</text:p>
          </table:table-cell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JB580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eveals YtxR acts as an overriding transcriptional off switch for the Ysc-Yop type 3 secretion syste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txRDelytxRInsEnterocolitica_JB580v_Spectrophotometer_2008_JB580v</text:p>
          </table:table-cell>
          <table:table-cell office:value-type="string" table:style-name="ce1">
            <text:p>Transcription profiling</text:p>
          </table:table-cell>
          <table:table-cell office:value-type="string" table:style-name="ce1">
            <text:p>Yersinia646</text:p>
          </table:table-cell>
          <table:table-cell office:value-type="date" office:date-value="2008-11-17T00:00:00" table:style-name="ce3">
            <text:p>17/11/08</text:p>
          </table:table-cell>
          <table:table-cell office:value-type="string" table:style-name="ce1">
            <text:p>E-BUGS-53</text:p>
          </table:table-cell>
          <table:table-cell office:value-type="string" table:style-name="ce1">
            <text:p>Axler-DiPerte GL et al., J Bacteriol 2009 (Pubmed:19011024)</text:p>
          </table:table-cell>
          <table:table-cell office:value-type="string" table:style-name="ce1">
            <text:p>A-BUGS-27</text:p>
          </table:table-cell>
          <table:table-cell table:number-columns-repeated="2" table:style-name="ce1"/>
          <table:table-cell office:value-type="string" table:style-name="ce1">
            <text:p>ytxR- ytxR+</text:p>
          </table:table-cell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JB580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eveals YtxR acts as an overriding transcriptional off switch for the Ysc-Yop type 3 secretion syste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usePeyerPatches_Normal_Affymetrix_2007_Normal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47</text:p>
          </table:table-cell>
          <table:table-cell office:value-type="date" office:date-value="2007-11-08T00:00:00" table:style-name="ce3">
            <text:p>08/11/07</text:p>
          </table:table-cell>
          <table:table-cell office:value-type="string" table:style-name="ce1">
            <text:p>E-GEOD-9558</text:p>
          </table:table-cell>
          <table:table-cell office:value-type="string" table:style-name="ce1">
            <text:p>Hartmann H et al., Gastroenterology 2008 (Pubmed:18325389)</text:p>
          </table:table-cell>
          <table:table-cell office:value-type="string" table:style-name="ce1">
            <text:p>A-AFFY-6</text:p>
          </table:table-cell>
          <table:table-cell table:number-columns-repeated="7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es after infection of C57BL/6 strai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jEnterocoliticaMousePeyerPatches_WA-314_Affymetrix_2007_Normal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48</text:p>
          </table:table-cell>
          <table:table-cell office:value-type="date" office:date-value="2007-11-08T00:00:00" table:style-name="ce3">
            <text:p>08/11/07</text:p>
          </table:table-cell>
          <table:table-cell office:value-type="string" table:style-name="ce1">
            <text:p>E-GEOD-9558</text:p>
          </table:table-cell>
          <table:table-cell office:value-type="string" table:style-name="ce1">
            <text:p>Hartmann H et al., Gastroenterology 2008 (Pubmed:18325389)</text:p>
          </table:table-cell>
          <table:table-cell office:value-type="string" table:style-name="ce1">
            <text:p>A-AFFY-6</text:p>
          </table:table-cell>
          <table:table-cell table:number-columns-repeated="7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es after infection of C57BL/6 strai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jEnterocoliticaMousePeyerPatches_WA-314_Affymetrix_2007_Normal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49</text:p>
          </table:table-cell>
          <table:table-cell office:value-type="date" office:date-value="2007-11-08T00:00:00" table:style-name="ce3">
            <text:p>08/11/07</text:p>
          </table:table-cell>
          <table:table-cell office:value-type="string" table:style-name="ce1">
            <text:p>E-GEOD-9558</text:p>
          </table:table-cell>
          <table:table-cell office:value-type="string" table:style-name="ce1">
            <text:p>Hartmann H et al., Gastroenterology 2008 (Pubmed:18325389)</text:p>
          </table:table-cell>
          <table:table-cell office:value-type="string" table:style-name="ce1">
            <text:p>A-AFFY-6</text:p>
          </table:table-cell>
          <table:table-cell table:number-columns-repeated="7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es after infection of C57BL/6 strai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D11Mouse_C57BL/6_Affymetrix_2008_C57BL/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50</text:p>
          </table:table-cell>
          <table:table-cell office:value-type="date" office:date-value="2008-06-11T00:00:00" table:style-name="ce3">
            <text:p>11/06/08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A-AFFY-6</text:p>
          </table:table-cell>
          <table:table-cell table:number-columns-repeated="7" table:style-name="ce1"/>
          <table:table-cell office:value-type="string" table:style-name="ce1">
            <text:p>CD11+ Mouse C57BL/6 cell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6 – 8 weeks</text:p>
          </table:table-cell>
          <table:table-cell table:style-name="ce1"/>
          <table:table-cell office:value-type="string" table:style-name="ce1">
            <text:p>Transcription profiling of mouse CD11b+ cells after infection of lethal and sublethal wild type Yersinia enterolitica vs controls reveals IFN-g counteracts YopH mediated immune evas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jSubLethalEnterocoliticaCD11Mouse_WA-314_Affymetrix_2008_C57BL/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51</text:p>
          </table:table-cell>
          <table:table-cell office:value-type="date" office:date-value="2008-06-11T00:00:00" table:style-name="ce3">
            <text:p>11/06/08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1j</text:p>
          </table:table-cell>
          <table:table-cell table:number-columns-repeated="5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6 – 8 weeks</text:p>
          </table:table-cell>
          <table:table-cell table:style-name="ce1"/>
          <table:table-cell office:value-type="string" table:style-name="ce1">
            <text:p>Transcription profiling of mouse CD11b+ cells after infection of lethal and sublethal wild type Yersinia enterolitica vs controls reveals IFN-g counteracts YopH mediated immune evas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jLethalEnterocoliticaCD11Mouse_WA-314_Affymetrix_2008_C57BL/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52</text:p>
          </table:table-cell>
          <table:table-cell office:value-type="date" office:date-value="2008-06-11T00:00:00" table:style-name="ce3">
            <text:p>11/06/08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1j</text:p>
          </table:table-cell>
          <table:table-cell table:number-columns-repeated="5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6 – 8 weeks</text:p>
          </table:table-cell>
          <table:table-cell table:style-name="ce1"/>
          <table:table-cell office:value-type="string" table:style-name="ce1">
            <text:p>Transcription profiling of mouse CD11b+ cells after infection of lethal and sublethal wild type Yersinia enterolitica vs controls reveals IFN-g counteracts YopH mediated immune evas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jSubLethalYopHEnterocoliticaCD11Mouse_WA-314_Affymetrix_2008_C57BL/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53</text:p>
          </table:table-cell>
          <table:table-cell office:value-type="date" office:date-value="2008-06-11T00:00:00" table:style-name="ce3">
            <text:p>11/06/08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1j</text:p>
          </table:table-cell>
          <table:table-cell office:value-type="string" table:style-name="ce1">
            <text:p>YopH-</text:p>
          </table:table-cell>
          <table:table-cell table:number-columns-repeated="4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6 – 8 weeks</text:p>
          </table:table-cell>
          <table:table-cell table:style-name="ce1"/>
          <table:table-cell office:value-type="string" table:style-name="ce1">
            <text:p>Transcription profiling of mouse CD11b+ cells after infection of lethal and sublethal wild type Yersinia enterolitica vs controls reveals IFN-g counteracts YopH mediated immune evas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jLethalYopHEnterocoliticaCD11Mouse_WA-314_Affymetrix_2008_C57BL/6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54</text:p>
          </table:table-cell>
          <table:table-cell office:value-type="date" office:date-value="2008-06-11T00:00:00" table:style-name="ce3">
            <text:p>11/06/08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1j</text:p>
          </table:table-cell>
          <table:table-cell office:value-type="string" table:style-name="ce1">
            <text:p>YopH-</text:p>
          </table:table-cell>
          <table:table-cell table:number-columns-repeated="4" table:style-name="ce1"/>
          <table:table-cell office:value-type="string" table:style-name="ce1">
            <text:p>Y. Enterocolitica WA-314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6 – 8 weeks</text:p>
          </table:table-cell>
          <table:table-cell table:style-name="ce1"/>
          <table:table-cell office:value-type="string" table:style-name="ce1">
            <text:p>Transcription profiling of mouse CD11b+ cells after infection of lethal and sublethal wild type Yersinia enterolitica vs controls reveals IFN-g counteracts YopH mediated immune evas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55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2</text:p>
          </table:table-cell>
          <table:table-cell table:number-columns-repeated="2" table:style-name="ce1"/>
          <table:table-cell office:value-type="string" table:style-name="ce1">
            <text:p>DjlA+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office:value-type="string" table:style-name="ce1">
            <text:p>Wild Type Phenotype</text:p>
          </table:table-cell>
          <table:table-cell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56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2</text:p>
          </table:table-cell>
          <table:table-cell table:number-columns-repeated="2" table:style-name="ce1"/>
          <table:table-cell office:value-type="string" table:style-name="ce1">
            <text:p>DjlA+</text:p>
          </table:table-cell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office:value-type="string" table:style-name="ce1">
            <text:p>Wild Type Phenotype</text:p>
          </table:table-cell>
          <table:table-cell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RcsC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57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2</text:p>
          </table:table-cell>
          <table:table-cell table:number-columns-repeated="2" table:style-name="ce1"/>
          <table:table-cell office:value-type="string" table:style-name="ce1">
            <text:p>DjlA+ RcsC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RcsC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58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2</text:p>
          </table:table-cell>
          <table:table-cell table:number-columns-repeated="2" table:style-name="ce1"/>
          <table:table-cell office:value-type="string" table:style-name="ce1">
            <text:p>DjlA+ RcsC-</text:p>
          </table:table-cell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RcsBplus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59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RcsB+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RcsBplus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0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RcsB+</text:p>
          </table:table-cell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RcsB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1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RcsB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office:value-type="string" table:style-name="ce1">
            <text:p>Wild Type Phenotype</text:p>
          </table:table-cell>
          <table:table-cell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RcsBPseudotuberculosis_YPIIIplB1_Spectrophotometer_2008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2</text:p>
          </table:table-cell>
          <table:table-cell office:value-type="date" office:date-value="2008-04-04T00:00:00" table:style-name="ce3">
            <text:p>04/04/08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RcsB-</text:p>
          </table:table-cell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 + 0.1 % glucose + antibiotics</text:p>
          </table:table-cell>
          <table:table-cell table:style-name="ce1"/>
          <table:table-cell office:value-type="string" table:style-name="ce1">
            <text:p>Y. Pseudotuberculosis YPIII plB1</text:p>
          </table:table-cell>
          <table:table-cell office:value-type="string" table:style-name="ce1">
            <text:p>Y. Pestis</text:p>
          </table:table-cell>
          <table:table-cell office:value-type="string" table:style-name="ce1">
            <text:p>Wild Type Phenotype</text:p>
          </table:table-cell>
          <table:table-cell table:style-name="ce1"/>
          <table:table-cell office:value-type="string" table:style-name="ce1">
            <text:p>Transcription profiling of Yersinia pseudotuberculosis to determine the importance of the Rcs phosphorelay in its survival and pathogenesi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eyerMouse_C57BL/6j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3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number-columns-repeated="7" table:style-name="ce1"/>
          <table:table-cell office:value-type="string" table:style-name="ce1">
            <text:p>Peyer Mouse C57BL/6j cells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EnterocoliticaPeyer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4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12h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jEnterocoliticaPeyer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5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2j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jEnterocoliticaPeyer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6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4j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jEnterocoliticaPeyer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7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7j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ymphNodesMouse_C57BL/6j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8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number-columns-repeated="7" table:style-name="ce1"/>
          <table:table-cell office:value-type="string" table:style-name="ce1">
            <text:p>Lymph nodes Mouse C57BL/6j cells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12hEnterocoliticaLymphNodes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69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12h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jEnterocoliticaLymphNodes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0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2j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4jEnterocoliticaLymphNodes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1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4j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jEnterocoliticaLymphNodesMouse_ref_Affymetrix_2006_C57BL/6j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2</text:p>
          </table:table-cell>
          <table:table-cell office:value-type="date" office:date-value="2006-05-02T00:00:00" table:style-name="ce3">
            <text:p>02/05/06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A-AFFY-6</text:p>
          </table:table-cell>
          <table:table-cell table:style-name="ce1"/>
          <table:table-cell office:value-type="string" table:style-name="ce1">
            <text:p>7j</text:p>
          </table:table-cell>
          <table:table-cell table:number-columns-repeated="5" table:style-name="ce1"/>
          <table:table-cell office:value-type="string" table:style-name="ce1">
            <text:p>Y. Enterocolitica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mouse Peyers patch and mesenteric lymph nodes after oral infection with Y. enter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RandomPrimersEnterocolitica_JB580v_Spectrophotometer_2007_JB580v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3</text:p>
          </table:table-cell>
          <table:table-cell office:value-type="date" office:date-value="2007-09-06T00:00:00" table:style-name="ce3">
            <text:p>06/09/07</text:p>
          </table:table-cell>
          <table:table-cell office:value-type="string" table:style-name="ce1">
            <text:p>E-BUGS-5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BUGS-27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JB580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ovA- mutant and wild type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Cy3dCTPEnterocolitica_JB580v_Spectrophotometer_2007_JB580v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4</text:p>
          </table:table-cell>
          <table:table-cell office:value-type="date" office:date-value="2007-09-06T00:00:00" table:style-name="ce3">
            <text:p>06/09/07</text:p>
          </table:table-cell>
          <table:table-cell office:value-type="string" table:style-name="ce1">
            <text:p>E-BUGS-5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BUGS-27</text:p>
          </table:table-cell>
          <table:table-cell table:style-name="ce1"/>
          <table:table-cell office:value-type="string" table:style-name="ce1">
            <text:p>8h</text:p>
          </table:table-cell>
          <table:table-cell table:style-name="ce1"/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JB580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ovA- mutant and wild type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RandomPrimersrovAEnterocolitica_YVM927v_Spectrophotometer_2007_YVM927v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5</text:p>
          </table:table-cell>
          <table:table-cell office:value-type="date" office:date-value="2007-09-06T00:00:00" table:style-name="ce3">
            <text:p>06/09/07</text:p>
          </table:table-cell>
          <table:table-cell office:value-type="string" table:style-name="ce1">
            <text:p>E-BUGS-5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BUGS-27</text:p>
          </table:table-cell>
          <table:table-cell table:style-name="ce1"/>
          <table:table-cell office:value-type="string" table:style-name="ce1">
            <text:p>8h</text:p>
          </table:table-cell>
          <table:table-cell office:value-type="string" table:style-name="ce1">
            <text:p>rovA-</text:p>
          </table:table-cell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VM927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ovA- mutant and wild type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Cy3dCTProvAEnterocolitica_YVM927v_Spectrophotometer_2007_YVM927v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6</text:p>
          </table:table-cell>
          <table:table-cell office:value-type="date" office:date-value="2007-09-06T00:00:00" table:style-name="ce3">
            <text:p>06/09/07</text:p>
          </table:table-cell>
          <table:table-cell office:value-type="string" table:style-name="ce1">
            <text:p>E-BUGS-51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A-BUGS-27</text:p>
          </table:table-cell>
          <table:table-cell table:style-name="ce1"/>
          <table:table-cell office:value-type="string" table:style-name="ce1">
            <text:p>8h</text:p>
          </table:table-cell>
          <table:table-cell office:value-type="string" table:style-name="ce1">
            <text:p>rovA-</text:p>
          </table:table-cell>
          <table:table-cell office:value-type="string" table:style-name="ce1">
            <text:p>26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Enterocolitica YVM927v</text:p>
          </table:table-cell>
          <table:table-cell office:value-type="string" table:style-name="ce1">
            <text:p>Y. Enterocolitica 11552</text:p>
          </table:table-cell>
          <table:table-cell table:number-columns-repeated="2" table:style-name="ce1"/>
          <table:table-cell office:value-type="string" table:style-name="ce1">
            <text:p>Transcription profiling of Yersinia enterocolitica RovA- mutant and wild type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crophagesMouse_C57BL/6_Affymetrix_2005_C57BL/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7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7" table:style-name="ce1"/>
          <table:table-cell office:value-type="string" table:style-name="ce1">
            <text:p>Macrophages Mouse C57BL/6 cells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IFNGammaMacrophagesMouse_C57BL/6_Affymetrix_2005_C57BL/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8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6" table:style-name="ce1"/>
          <table:table-cell office:value-type="string" table:style-name="ce1">
            <text:p>IFN Gamma</text:p>
          </table:table-cell>
          <table:table-cell office:value-type="string" table:style-name="ce1">
            <text:p>Macrophages Mouse C57BL/6 cells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MacrophagesMouse_p60_Affymetrix_2005_C57BL/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79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7" table:style-name="ce1"/>
          <table:table-cell office:value-type="string" table:style-name="ce1">
            <text:p>Y. Enterocolitica p60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non virulente (Control)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IFNGammaMacrophagesMouse_p60_Affymetrix_2005_C57BL/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0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6" table:style-name="ce1"/>
          <table:table-cell office:value-type="string" table:style-name="ce1">
            <text:p>IFN Gamma</text:p>
          </table:table-cell>
          <table:table-cell office:value-type="string" table:style-name="ce1">
            <text:p>Y. Enterocolitica p60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non virulente (Control)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MacrophagesMouse_WAP_Affymetrix_2005_C57BL/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1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7" table:style-name="ce1"/>
          <table:table-cell office:value-type="string" table:style-name="ce1">
            <text:p>Y. Enterocolitica WAP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virulente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IFNGammaMacrophagesMouse_WAP_Affymetrix_2005_C57BL/6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2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6" table:style-name="ce1"/>
          <table:table-cell office:value-type="string" table:style-name="ce1">
            <text:p>IFN Gamma</text:p>
          </table:table-cell>
          <table:table-cell office:value-type="string" table:style-name="ce1">
            <text:p>Y. Enterocolitica WAP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virulente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crophagesMouse_BALB/c_Affymetrix_2005_BALB/c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3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7" table:style-name="ce1"/>
          <table:table-cell office:value-type="string" table:style-name="ce1">
            <text:p>Macrophages Mouse BALB/c cells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IFNGammaMacrophagesMouse_BALB/c_Affymetrix_2005_BALB/c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4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6" table:style-name="ce1"/>
          <table:table-cell office:value-type="string" table:style-name="ce1">
            <text:p>IFN Gamma</text:p>
          </table:table-cell>
          <table:table-cell office:value-type="string" table:style-name="ce1">
            <text:p>Macrophages Mouse BALB/c cells</text:p>
          </table:table-cell>
          <table:table-cell office:value-type="string" table:style-name="ce1">
            <text:p>Mus Musculus</text:p>
          </table:table-cell>
          <table:table-cell table:number-columns-repeated="2"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MacrophagesMouse_p60_Affymetrix_2005_BALB/c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5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7" table:style-name="ce1"/>
          <table:table-cell office:value-type="string" table:style-name="ce1">
            <text:p>Y. Enterocolitica p60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non virulente (Control)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IFNGammaMacrophagesMouse_p60_Affymetrix_2005_BALB/c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6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6" table:style-name="ce1"/>
          <table:table-cell office:value-type="string" table:style-name="ce1">
            <text:p>IFN Gamma</text:p>
          </table:table-cell>
          <table:table-cell office:value-type="string" table:style-name="ce1">
            <text:p>Y. Enterocolitica p60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non virulente (Control)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MacrophagesMouse_WAP_Affymetrix_2005_BALB/c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7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7" table:style-name="ce1"/>
          <table:table-cell office:value-type="string" table:style-name="ce1">
            <text:p>Y. Enterocolitica WAP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virulente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nterocoliticaIFNGammaMacrophagesMouse_WAP_Affymetrix_2005_BALB/c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8</text:p>
          </table:table-cell>
          <table:table-cell office:value-type="date" office:date-value="2005-07-21T00:00:00" table:style-name="ce3">
            <text:p>21/07/05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A-AFFY-36</text:p>
          </table:table-cell>
          <table:table-cell table:number-columns-repeated="6" table:style-name="ce1"/>
          <table:table-cell office:value-type="string" table:style-name="ce1">
            <text:p>IFN Gamma</text:p>
          </table:table-cell>
          <table:table-cell office:value-type="string" table:style-name="ce1">
            <text:p>Y. Enterocolitica WAP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Yersinia virulente</text:p>
          </table:table-cell>
          <table:table-cell table:style-name="ce1"/>
          <table:table-cell office:value-type="string" table:style-name="ce1">
            <text:p>Transcription profiling of bone marrow-derived macrophages from BALB/c and C57BL/6J mice with or without IFN-gamma treatment and then infection with Yersinia enterocolitica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RandomPrimersPseudotuberculosis_IP32953_Spectrophotometer_2007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89</text:p>
          </table:table-cell>
          <table:table-cell office:value-type="date" office:date-value="2007-04-30T00:00:00" table:style-name="ce3">
            <text:p>30/04/07</text:p>
          </table:table-cell>
          <table:table-cell office:value-type="string" table:style-name="ce1">
            <text:p>E-BUGS-48</text:p>
          </table:table-cell>
          <table:table-cell office:value-type="string" table:style-name="ce1">
            <text:p>Garbom S et al., Microbiology 2007 (Pubmed:17464060)</text:p>
          </table:table-cell>
          <table:table-cell office:value-type="string" table:style-name="ce1">
            <text:p>A-BUGS-11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vagH mutan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Cy3dCTPPseudotuberculosis_IP32953_Spectrophotometer_2007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90</text:p>
          </table:table-cell>
          <table:table-cell office:value-type="date" office:date-value="2007-04-30T00:00:00" table:style-name="ce3">
            <text:p>30/04/07</text:p>
          </table:table-cell>
          <table:table-cell office:value-type="string" table:style-name="ce1">
            <text:p>E-BUGS-48</text:p>
          </table:table-cell>
          <table:table-cell office:value-type="string" table:style-name="ce1">
            <text:p>Garbom S et al., Microbiology 2007 (Pubmed:17464060)</text:p>
          </table:table-cell>
          <table:table-cell office:value-type="string" table:style-name="ce1">
            <text:p>A-BUGS-11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vagH mutan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RandomPrimersvagHPseudotuberculosis_IP32953_Spectrophotometer_2007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91</text:p>
          </table:table-cell>
          <table:table-cell office:value-type="date" office:date-value="2007-04-30T00:00:00" table:style-name="ce3">
            <text:p>30/04/07</text:p>
          </table:table-cell>
          <table:table-cell office:value-type="string" table:style-name="ce1">
            <text:p>E-BUGS-48</text:p>
          </table:table-cell>
          <table:table-cell office:value-type="string" table:style-name="ce1">
            <text:p>Garbom S et al., Microbiology 2007 (Pubmed:17464060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vagH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vagH mutan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8hCy3dCTPvagHPseudotuberculosis_IP32953_Spectrophotometer_2007_IP32953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92</text:p>
          </table:table-cell>
          <table:table-cell office:value-type="date" office:date-value="2007-04-30T00:00:00" table:style-name="ce3">
            <text:p>30/04/07</text:p>
          </table:table-cell>
          <table:table-cell office:value-type="string" table:style-name="ce1">
            <text:p>E-BUGS-48</text:p>
          </table:table-cell>
          <table:table-cell office:value-type="string" table:style-name="ce1">
            <text:p>Garbom S et al., Microbiology 2007 (Pubmed:17464060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vagH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. Pseudotuberculosis IP32953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seudotuberculosis vagH mutan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Pestis_GB_Spectrophotometer_2007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93</text:p>
          </table:table-cell>
          <table:table-cell office:value-type="date" office:date-value="2007-01-30T00:00:00" table:style-name="ce3">
            <text:p>30/01/07</text:p>
          </table:table-cell>
          <table:table-cell office:value-type="string" table:style-name="ce1">
            <text:p>E-BUGS-32</text:p>
          </table:table-cell>
          <table:table-cell office:value-type="string" table:style-name="ce1">
            <text:p>Robinson VL et al., FEMS Microbiol Lett 2005 (Pubmed:16188402)</text:p>
          </table:table-cell>
          <table:table-cell office:value-type="string" table:style-name="ce1">
            <text:p>A-BUGS-11</text:p>
          </table:table-cell>
          <table:table-cell table:number-columns-repeated="3" table:style-name="ce1"/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BAB Broth</text:p>
          </table:table-cell>
          <table:table-cell table:style-name="ce1"/>
          <table:table-cell office:value-type="string" table:style-name="ce1">
            <text:p>Y. Pestis GB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estis dam mutant that has attenuated virulence in mic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7DamPestis_GB_Spectrophotometer_2007_Pestis</text:p>
          </table:table-cell>
          <table:table-cell office:value-type="string" table:style-name="ce1">
            <text:p>ExpressionMatrix</text:p>
          </table:table-cell>
          <table:table-cell office:value-type="string" table:style-name="ce1">
            <text:p>Yersinia694</text:p>
          </table:table-cell>
          <table:table-cell office:value-type="date" office:date-value="2007-01-30T00:00:00" table:style-name="ce3">
            <text:p>30/01/07</text:p>
          </table:table-cell>
          <table:table-cell office:value-type="string" table:style-name="ce1">
            <text:p>E-BUGS-32</text:p>
          </table:table-cell>
          <table:table-cell office:value-type="string" table:style-name="ce1">
            <text:p>Robinson VL et al., FEMS Microbiol Lett 2005 (Pubmed:16188402)</text:p>
          </table:table-cell>
          <table:table-cell office:value-type="string" table:style-name="ce1">
            <text:p>A-BUGS-11</text:p>
          </table:table-cell>
          <table:table-cell table:number-columns-repeated="2" table:style-name="ce1"/>
          <table:table-cell office:value-type="string" table:style-name="ce1">
            <text:p>Dam-</text:p>
          </table:table-cell>
          <table:table-cell office:value-type="string" table:style-name="ce1">
            <text:p>37C</text:p>
          </table:table-cell>
          <table:table-cell table:style-name="ce1"/>
          <table:table-cell office:value-type="string" table:style-name="ce1">
            <text:p>BAB Broth</text:p>
          </table:table-cell>
          <table:table-cell table:style-name="ce1"/>
          <table:table-cell office:value-type="string" table:style-name="ce1">
            <text:p>Y. Pestis GB</text:p>
          </table:table-cell>
          <table:table-cell office:value-type="string" table:style-name="ce1">
            <text:p>Y. Pestis</text:p>
          </table:table-cell>
          <table:table-cell table:number-columns-repeated="2" table:style-name="ce1"/>
          <table:table-cell office:value-type="string" table:style-name="ce1">
            <text:p>Transcription profiling of Yersinia pestis dam mutant that has attenuated virulence in mic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3Pestis_KIM6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95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3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3"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KIM6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wild type and phoP deletion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5Pestis_KIM6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96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3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3" table:style-name="ce1"/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KIM6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wild type and phoP deletion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3phoPPestis_KIM6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97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3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2" table:style-name="ce1"/>
          <table:table-cell office:value-type="string" table:style-name="ce1">
            <text:p>phoP-</text:p>
          </table:table-cell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KIM6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wild type and phoP deletion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5phoPPestis_KIM6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98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3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2" table:style-name="ce1"/>
          <table:table-cell office:value-type="string" table:style-name="ce1">
            <text:p>phoP-</text:p>
          </table:table-cell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</text:p>
          </table:table-cell>
          <table:table-cell table:style-name="ce1"/>
          <table:table-cell office:value-type="string" table:style-name="ce1">
            <text:p>Y. Pestis KIM6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wild type and phoP deletion strain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3phoPPestis_KIM10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699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2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2" table:style-name="ce1"/>
          <table:table-cell office:value-type="string" table:style-name="ce1">
            <text:p>phoP- phoP</text:p>
          </table:table-cell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100µg/mL ampicillin + 500µM IPTG</text:p>
          </table:table-cell>
          <table:table-cell table:style-name="ce1"/>
          <table:table-cell office:value-type="string" table:style-name="ce1">
            <text:p>Y. Pestis KIM10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overexpressing phoP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5phoPPestis_KIM10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0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2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2" table:style-name="ce1"/>
          <table:table-cell office:value-type="string" table:style-name="ce1">
            <text:p>phoP- phoP</text:p>
          </table:table-cell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100µg/mL ampicillin + 500µM IPTG</text:p>
          </table:table-cell>
          <table:table-cell table:style-name="ce1"/>
          <table:table-cell office:value-type="string" table:style-name="ce1">
            <text:p>Y. Pestis KIM10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overexpressing phoP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3phoPMMB67EHPestis_KIM10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1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2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2" table:style-name="ce1"/>
          <table:table-cell office:value-type="string" table:style-name="ce1">
            <text:p>phoP- MMB67EH</text:p>
          </table:table-cell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100µg/mL ampicillin + 500µM IPTG</text:p>
          </table:table-cell>
          <table:table-cell table:style-name="ce1"/>
          <table:table-cell office:value-type="string" table:style-name="ce1">
            <text:p>Y. Pestis KIM10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overexpressing phoP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Cy5phoPMMB67EHPestis_KIM10_Microarray_2006_KIM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2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E-MEXP-712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A-MEXP-364</text:p>
          </table:table-cell>
          <table:table-cell table:number-columns-repeated="2" table:style-name="ce1"/>
          <table:table-cell office:value-type="string" table:style-name="ce1">
            <text:p>phoP- MMB67EH</text:p>
          </table:table-cell>
          <table:table-cell office:value-type="string" table:style-name="ce1">
            <text:p>28C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HIB + 100µg/mL ampicillin + 500µM IPTG</text:p>
          </table:table-cell>
          <table:table-cell table:style-name="ce1"/>
          <table:table-cell office:value-type="string" table:style-name="ce1">
            <text:p>Y. Pestis KIM10</text:p>
          </table:table-cell>
          <table:table-cell office:value-type="string" table:style-name="ce1">
            <text:p>Y. Pestis KIM</text:p>
          </table:table-cell>
          <table:table-cell table:number-columns-repeated="2" table:style-name="ce1"/>
          <table:table-cell office:value-type="string" table:style-name="ce1">
            <text:p>Transcription profiling of Yersinia pestis overexpressing phoP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1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1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2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2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3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3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3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3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3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3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4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4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4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0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4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7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7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8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8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9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9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9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9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09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09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1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1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19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19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2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1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2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2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2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3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3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3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3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4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4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4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4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49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49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5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5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6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2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6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6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6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7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7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77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77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190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190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2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2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4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4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3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7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7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8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8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8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8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09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09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4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2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2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4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4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18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18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0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5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0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2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2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4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4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7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7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9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9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29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29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0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0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6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2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2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7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7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38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38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24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24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30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30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30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30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34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34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35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7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35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38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38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39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39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41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41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46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46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50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50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53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53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54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54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55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55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56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56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58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8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58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69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69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1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1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3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3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3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3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4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4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6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6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7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7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79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79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79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0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1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2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3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4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5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6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7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8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89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08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08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1/0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1/0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81/0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81/0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2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09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2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30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0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30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30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1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30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30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2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30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68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3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68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69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4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69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70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5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70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71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6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71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73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7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73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8YersiniaEnterocolitica_Y89_Microarray_2006_20000</text:p>
          </table:table-cell>
          <table:table-cell office:value-type="string" table:style-name="ce1">
            <text:p>GeneExpression</text:p>
          </table:table-cell>
          <table:table-cell office:value-type="string" table:style-name="ce1">
            <text:p>Yersinia918</text:p>
          </table:table-cell>
          <table:table-cell office:value-type="date" office:date-value="2006-06-20T00:00:00" table:style-name="ce3">
            <text:p>20/06/06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A-BUGS-25</text:p>
          </table:table-cell>
          <table:table-cell table:style-name="ce1"/>
          <table:table-cell office:value-type="string" table:style-name="ce1">
            <text:p>16h</text:p>
          </table:table-cell>
          <table:table-cell table:style-name="ce1"/>
          <table:table-cell office:value-type="string" table:style-name="ce1">
            <text:p>28C</text:p>
          </table:table-cell>
          <table:table-cell table:style-name="ce1"/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 Y89</text:p>
          </table:table-cell>
          <table:table-cell office:value-type="string" table:style-name="ce1">
            <text:p>Y. Enterocolitica 20000</text:p>
          </table:table-cell>
          <table:table-cell table:number-columns-repeated="2" table:style-name="ce1"/>
          <table:table-cell office:value-type="string" table:style-name="ce1">
            <text:p>Comparative genomic hybridization of 94 Yersinia enterocolitica strains to identify genetic differences related to pathogenicity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7656" table:style-name="ro2">
          <table:table-cell table:number-columns-repeated="16384"/>
        </table:table-row>
      </table:table>
      <table:table table:name="YersiniaProteomeDetailReformatF" table:style-name="ta1">
        <table:table-column table:style-name="co19" table:number-columns-repeated="15" table:default-cell-style-name="ce1"/>
        <table:table-column table:style-name="co17" table:number-columns-repeated="16369" table:default-cell-style-name="ce1"/>
        <table:table-row table:style-name="ro1">
          <table:table-cell office:value-type="string" table:style-name="ce1">
            <text:p>Data Name</text:p>
          </table:table-cell>
          <table:table-cell office:value-type="string" table:style-name="ce1">
            <text:p>Localiza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b proteins</text:p>
          </table:table-cell>
          <table:table-cell office:value-type="string" table:style-name="ce1">
            <text:p>Growth</text:p>
          </table:table-cell>
          <table:table-cell office:value-type="string" table:style-name="ce1">
            <text:p>TimePoint</text:p>
          </table:table-cell>
          <table:table-cell office:value-type="string" table:style-name="ce1">
            <text:p>ëC</text:p>
          </table:table-cell>
          <table:table-cell office:value-type="string" table:style-name="ce1">
            <text:p>Mutant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MediaGrowthProperties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Strain used</text:p>
          </table:table-cell>
          <table:table-cell office:value-type="string" table:style-name="ce1">
            <text:p>Strain array</text:p>
          </table:table-cell>
          <table:table-cell office:value-type="string" table:style-name="ce1">
            <text:p>Comm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</text:p>
          </table:table-cell>
          <table:table-cell office:value-type="string" table:style-name="ce1">
            <text:p>Membrane proteome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341" table:style-name="ce1">
            <text:p>34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617" table:style-name="ce1">
            <text:p>617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solation from cell lysate fraction + lysozyme/EDTA spheroplasting THEN <text:s/>sodium bromide 2.5M THEN alkaline sodium carbonate THEN 2M thiourea + 7M urea + 1 % amidosulfobetaine-14.</text:p>
          </table:table-cell>
          <table:table-cell office:value-type="string" table:style-name="ce1">
            <text:p>isolation from cell lysate, lysozyme/EDTA, sodium bromide, alkaline sodium carbonate, thiourea + urea + amidosulfobetaine-14.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Insoluble proteins frac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4</text:p>
          </table:table-cell>
          <table:table-cell office:value-type="string" table:style-name="ce1">
            <text:p>Periplasmic proteome</text:p>
          </table:table-cell>
          <table:table-cell office:value-type="string" table:style-name="ce1">
            <text:p>Proteome</text:p>
          </table:table-cell>
          <table:table-cell office:value-type="date" office:date-value="2009-11-10T00:00:00" table:style-name="ce3">
            <text:p>10/11/09</text:p>
          </table:table-cell>
          <table:table-cell office:value-type="float" office:value="221" table:style-name="ce1">
            <text:p>221</text:p>
          </table:table-cell>
          <table:table-cell table:number-columns-repeated="4" table:style-name="ce1"/>
          <table:table-cell office:value-type="string" table:style-name="ce1">
            <text:p>lysozyme/EDTA lysis</text:p>
          </table:table-cell>
          <table:table-cell office:value-type="string" table:style-name="ce1">
            <text:p>lysozyme/EDTA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Soluble protein frac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5</text:p>
          </table:table-cell>
          <table:table-cell office:value-type="string" table:style-name="ce1">
            <text:p>Periplasmic proteome</text:p>
          </table:table-cell>
          <table:table-cell office:value-type="string" table:style-name="ce1">
            <text:p>Proteome</text:p>
          </table:table-cell>
          <table:table-cell office:value-type="date" office:date-value="2010-06-23T00:00:00" table:style-name="ce3">
            <text:p>23/06/10</text:p>
          </table:table-cell>
          <table:table-cell office:value-type="float" office:value="89" table:style-name="ce1">
            <text:p>89</text:p>
          </table:table-cell>
          <table:table-cell table:number-columns-repeated="4" table:style-name="ce1"/>
          <table:table-cell office:value-type="string" table:style-name="ce1">
            <text:p>lysozyme/EDTA lysis</text:p>
          </table:table-cell>
          <table:table-cell office:value-type="string" table:style-name="ce1">
            <text:p>lysozyme/EDTA</text:p>
          </table:table-cell>
          <table:table-cell office:value-type="string" table:style-name="ce1">
            <text:p>Pieper R et al., Proteome Sci 2009 (PubMed:19228400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Soluble protein frac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6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4-02-24T00:00:00" table:style-name="ce3">
            <text:p>24/02/14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7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4-02-24T00:00:00" table:style-name="ce3">
            <text:p>24/02/14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8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9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0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1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9-11-10T00:00:00" table:style-name="ce3">
            <text:p>10/11/0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2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0-06-23T00:00:00" table:style-name="ce3">
            <text:p>23/06/10</text:p>
          </table:table-cell>
          <table:table-cell office:value-type="float" office:value="216" table:style-name="ce1">
            <text:p>216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3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4-02-24T00:00:00" table:style-name="ce3">
            <text:p>24/02/1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4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4-02-24T00:00:00" table:style-name="ce3">
            <text:p>24/02/1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5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6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7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5-11T00:00:00" table:style-name="ce3">
            <text:p>11/05/11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8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9-11-10T00:00:00" table:style-name="ce3">
            <text:p>10/11/0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19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9-11-10T00:00:00" table:style-name="ce3">
            <text:p>10/11/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0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9-12-10T00:00:00" table:style-name="ce3">
            <text:p>10/12/0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1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4-07-23T00:00:00" table:style-name="ce3">
            <text:p>23/07/14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2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2-07-10T00:00:00" table:style-name="ce3">
            <text:p>10/07/1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3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2-07-10T00:00:00" table:style-name="ce3">
            <text:p>10/07/1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4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9-12-10T00:00:00" table:style-name="ce3">
            <text:p>10/12/0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5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4-06-24T00:00:00" table:style-name="ce3">
            <text:p>24/06/0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6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04-06-24T00:00:00" table:style-name="ce3">
            <text:p>24/06/0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7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5-01-09T00:00:00" table:style-name="ce3">
            <text:p>09/01/1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8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NTerm</text:p>
          </table:table-cell>
          <table:table-cell office:value-type="date" office:date-value="2014-06-24T00:00:00" table:style-name="ce3">
            <text:p>24/06/1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29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0-10-01T00:00:00" table:style-name="ce3">
            <text:p>01/10/1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0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3-03-27T00:00:00" table:style-name="ce3">
            <text:p>27/03/1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5h, 16h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OR17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Kakoschke T et al., PLoS One. 2014 (Pubmed:24454955)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Yersinia enterocolitica SOR17</text:p>
          </table:table-cell>
          <table:table-cell office:value-type="string" table:style-name="ce1">
            <text:p>Soluble proteins fraction et oth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1</text:p>
          </table:table-cell>
          <table:table-cell office:value-type="string" table:style-name="ce1">
            <text:p>Periplasmic</text:p>
          </table:table-cell>
          <table:table-cell office:value-type="string" table:style-name="ce1">
            <text:p>Proteome</text:p>
          </table:table-cell>
          <table:table-cell office:value-type="date" office:date-value="2013-03-27T00:00:00" table:style-name="ce3">
            <text:p>27/03/13</text:p>
          </table:table-cell>
          <table:table-cell office:value-type="float" office:value="987" table:style-name="ce1">
            <text:p>987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2</text:p>
          </table:table-cell>
          <table:table-cell office:value-type="string" table:style-name="ce1">
            <text:p>Cytoplasm</text:p>
          </table:table-cell>
          <table:table-cell office:value-type="string" table:style-name="ce1">
            <text:p>Proteome</text:p>
          </table:table-cell>
          <table:table-cell office:value-type="date" office:date-value="2011-08-16T00:00:00" table:style-name="ce3">
            <text:p>16/08/11</text:p>
          </table:table-cell>
          <table:table-cell office:value-type="float" office:value="703" table:style-name="ce1">
            <text:p>703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3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1-08-16T00:00:00" table:style-name="ce3">
            <text:p>16/08/11</text:p>
          </table:table-cell>
          <table:table-cell office:value-type="float" office:value="841" table:style-name="ce1">
            <text:p>841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4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618" table:style-name="ce1">
            <text:p>618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5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442" table:style-name="ce1">
            <text:p>442</text:p>
          </table:table-cell>
          <table:table-cell table:number-columns-repeated="6" table:style-name="ce1"/>
          <table:table-cell office:value-type="string" table:style-name="ce1">
            <text:p>Not Yet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6</text:p>
          </table:table-cell>
          <table:table-cell office:value-type="string" table:style-name="ce1">
            <text:p>Membrane proteom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string" table:style-name="ce1">
            <text:p>?</text:p>
          </table:table-cell>
          <table:table-cell table:number-columns-repeated="6" table:style-name="ce1"/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Y. Pestis et Y. Pseudotuberculosis</text:p>
          </table:table-cell>
          <table:table-cell office:value-type="string" table:style-name="ce1">
            <text:p>Y. Pestis et Y. Pseudotuberculosis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7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1630" table:style-name="ce1">
            <text:p>1630</text:p>
          </table:table-cell>
          <table:table-cell table:number-columns-repeated="6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8</text:p>
          </table:table-cell>
          <table:table-cell office:value-type="string" table:style-name="ce1">
            <text:p>Membran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2302" table:style-name="ce1">
            <text:p>2302</text:p>
          </table:table-cell>
          <table:table-cell table:number-columns-repeated="6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estis CO92</text:p>
          </table:table-cell>
          <table:table-cell office:value-type="string" table:style-name="ce1">
            <text:p>Y. Pestis CO92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39</text:p>
          </table:table-cell>
          <table:table-cell office:value-type="string" table:style-name="ce1">
            <text:p>Periplasmic proteom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1371" table:style-name="ce1">
            <text:p>1371</text:p>
          </table:table-cell>
          <table:table-cell table:number-columns-repeated="6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Y. Pestis KIM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40</text:p>
          </table:table-cell>
          <table:table-cell office:value-type="string" table:style-name="ce1">
            <text:p>Periplasmic proteome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2153" table:style-name="ce1">
            <text:p>2153</text:p>
          </table:table-cell>
          <table:table-cell table:number-columns-repeated="6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estis Pestoïdes F</text:p>
          </table:table-cell>
          <table:table-cell office:value-type="string" table:style-name="ce1">
            <text:p>Y. Pestis Pestoïdes F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41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4-12-17T00:00:00" table:style-name="ce3">
            <text:p>17/12/14</text:p>
          </table:table-cell>
          <table:table-cell office:value-type="float" office:value="2166" table:style-name="ce1">
            <text:p>2166</text:p>
          </table:table-cell>
          <table:table-cell table:number-columns-repeated="6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seudotuberculosis IP32953</text:p>
          </table:table-cell>
          <table:table-cell office:value-type="string" table:style-name="ce1">
            <text:p>Y. Pseudotuberculosis IP32953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ersinia42</text:p>
          </table:table-cell>
          <table:table-cell office:value-type="string" table:style-name="ce1">
            <text:p>Membrane et Cytoplasm</text:p>
          </table:table-cell>
          <table:table-cell office:value-type="string" table:style-name="ce1">
            <text:p>Proteome</text:p>
          </table:table-cell>
          <table:table-cell office:value-type="date" office:date-value="2011-08-16T00:00:00" table:style-name="ce3">
            <text:p>16/08/11</text:p>
          </table:table-cell>
          <table:table-cell office:value-type="float" office:value="2029" table:style-name="ce1">
            <text:p>2029</text:p>
          </table:table-cell>
          <table:table-cell table:number-columns-repeated="6" table:style-name="ce1"/>
          <table:table-cell office:value-type="string" table:style-name="ce1">
            <text:p>Payne SH et al., Sci Data 2015 (Pubmed:26306205)</text:p>
          </table:table-cell>
          <table:table-cell office:value-type="string" table:style-name="ce1">
            <text:p>Y. Pseudotuberculosis PB1+</text:p>
          </table:table-cell>
          <table:table-cell office:value-type="string" table:style-name="ce1">
            <text:p>Y. Pseudotuberculosis PB1+</text:p>
          </table:table-cell>
          <table:table-cell office:value-type="string" table:style-name="ce1">
            <text:p>Unknown</text:p>
          </table:table-cell>
          <table:table-cell table:number-columns-repeated="16369"/>
        </table:table-row>
        <table:table-row table:number-rows-repeated="1048533" table:style-name="ro1">
          <table:table-cell table:number-columns-repeated="16384"/>
        </table:table-row>
      </table:table>
      <table:table table:name="YersiniaTranscriptomeDetailRefo" table:style-name="ta1">
        <table:table-column table:style-name="co19" table:number-columns-repeated="14" table:default-cell-style-name="ce1"/>
        <table:table-column table:style-name="co17" table:number-columns-repeated="16370" table:default-cell-style-name="ce1"/>
        <table:table-row table:style-name="ro1">
          <table:table-cell office:value-type="string" table:style-name="ce1">
            <text:p>Data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Growth</text:p>
          </table:table-cell>
          <table:table-cell office:value-type="string" table:style-name="ce1">
            <text:p>TimePoin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utant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MediaGrowthProperties</text:p>
          </table:table-cell>
          <table:table-cell office:value-type="string" table:style-name="ce1">
            <text:p>Strain used</text:p>
          </table:table-cell>
          <table:table-cell office:value-type="string" table:style-name="ce1">
            <text:p>Strain array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ArrayExpressId</text:p>
          </table:table-cell>
          <table:table-cell office:value-type="string" table:style-name="ce1">
            <text:p>ArrayExpressTechno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32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31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29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28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341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6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string" table:style-name="ce1">
            <text:p>30 or 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333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7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073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8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0238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9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237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0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Late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109</text:p>
          </table:table-cell>
          <table:table-cell office:value-type="string" table:style-name="ce1">
            <text:p>A-GEOD-10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Late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30108</text:p>
          </table:table-cell>
          <table:table-cell office:value-type="string" table:style-name="ce1">
            <text:p>A-GEOD-10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2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29240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3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22847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4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3T00:00:00" table:style-name="ce3">
            <text:p>03/07/16</text:p>
          </table:table-cell>
          <table:table-cell office:value-type="string" table:style-name="ce1">
            <text:p>Mid Logarithmiq Phas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gm-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BHI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Yu J et al., Infect Immun 2013 (Pubmed:23959719)</text:p>
          </table:table-cell>
          <table:table-cell office:value-type="string" table:style-name="ce1">
            <text:p>E-GEOD-20217</text:p>
          </table:table-cell>
          <table:table-cell office:value-type="string" table:style-name="ce1">
            <text:p>A-GEOD-10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5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string" table:style-name="ce1">
            <text:p>26 then 37</text:p>
          </table:table-cell>
          <table:table-cell table:style-name="ce1"/>
          <table:table-cell office:value-type="string" table:style-name="ce1">
            <text:p>LB THEN 2,5mM CaCl2</text:p>
          </table:table-cell>
          <table:table-cell office:value-type="string" table:style-name="ce1">
            <text:p>LB, CaCl2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31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6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string" table:style-name="ce1">
            <text:p>26 then 37</text:p>
          </table:table-cell>
          <table:table-cell table:style-name="ce1"/>
          <table:table-cell office:value-type="string" table:style-name="ce1">
            <text:p>LB THEN 2,5mM CaCl2</text:p>
          </table:table-cell>
          <table:table-cell office:value-type="string" table:style-name="ce1">
            <text:p>LB, CaCl2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30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7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29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8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7-01T00:00:00" table:style-name="ce3">
            <text:p>01/07/16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Avican U et al., J Bacteriol 2016 (Pubmed:27501981)</text:p>
          </table:table-cell>
          <table:table-cell office:value-type="string" table:style-name="ce1">
            <text:p>E-GEOD-80528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19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3-30T00:00:00" table:style-name="ce3">
            <text:p>30/03/16</text:p>
          </table:table-cell>
          <table:table-cell office:value-type="string" table:style-name="ce1">
            <text:p>Growth Inhibition</text:p>
          </table:table-cell>
          <table:table-cell office:value-type="string" table:style-name="ce1">
            <text:p>45, 90, 12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HB</text:p>
          </table:table-cell>
          <table:table-cell office:value-type="string" table:style-name="ce1">
            <text:p>MHB et 150rpm 2h</text:p>
          </table:table-cell>
          <table:table-cell office:value-type="string" table:style-name="ce1">
            <text:p>BHIA-plated Y. pestis Kimberley53</text:p>
          </table:table-cell>
          <table:table-cell office:value-type="string" table:style-name="ce1">
            <text:p>BHIA-plated Y. pestis Kimberley53</text:p>
          </table:table-cell>
          <table:table-cell office:value-type="string" table:style-name="ce1">
            <text:p>Steinberger-Levy I et al., Front Microbiol 2016 (Pubmed:27242774)</text:p>
          </table:table-cell>
          <table:table-cell office:value-type="string" table:style-name="ce1">
            <text:p>E-GEOD-79687</text:p>
          </table:table-cell>
          <table:table-cell office:value-type="string" table:style-name="ce1">
            <text:p>A-GEOD-216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0</text:p>
          </table:table-cell>
          <table:table-cell office:value-type="string" table:style-name="ce1">
            <text:p>comparative genomic hybridization by array <text:s/>Profiling</text:p>
          </table:table-cell>
          <table:table-cell office:value-type="date" office:date-value="2016-02-11T00:00:00" table:style-name="ce3">
            <text:p>11/02/16</text:p>
          </table:table-cell>
          <table:table-cell table:number-columns-repeated="6" table:style-name="ce1"/>
          <table:table-cell office:value-type="string" table:style-name="ce1">
            <text:p>Yersinia Pestis et al</text:p>
          </table:table-cell>
          <table:table-cell office:value-type="string" table:style-name="ce1">
            <text:p>Rodent Chip DNA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77765</text:p>
          </table:table-cell>
          <table:table-cell office:value-type="string" table:style-name="ce1">
            <text:p>A-GEOD-214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1</text:p>
          </table:table-cell>
          <table:table-cell office:value-type="string" table:style-name="ce1">
            <text:p>Transcription Profiling</text:p>
          </table:table-cell>
          <table:table-cell office:value-type="date" office:date-value="2016-01-14T00:00:00" table:style-name="ce3">
            <text:p>14/01/16</text:p>
          </table:table-cell>
          <table:table-cell table:style-name="ce1"/>
          <table:table-cell office:value-type="string" table:style-name="ce1">
            <text:p>45, 6h, 9h, 12h, 18h, 24h, 32h, 42h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Brain Heart Infusion Broth</text:p>
          </table:table-cell>
          <table:table-cell table:style-name="ce1"/>
          <table:table-cell office:value-type="string" table:style-name="ce1">
            <text:p>Yersinia Pestis CO92</text:p>
          </table:table-cell>
          <table:table-cell office:value-type="string" table:style-name="ce1">
            <text:p>Rhesus Macaque</text:p>
          </table:table-cell>
          <table:table-cell office:value-type="string" table:style-name="ce1">
            <text:p>Hammamieh R et al., PLoS One 2016 (Pubmed:27003632)</text:p>
          </table:table-cell>
          <table:table-cell office:value-type="string" table:style-name="ce1">
            <text:p>E-GEOD-63560</text:p>
          </table:table-cell>
          <table:table-cell office:value-type="string" table:style-name="ce1">
            <text:p>A-GEOD-98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2</text:p>
          </table:table-cell>
          <table:table-cell office:value-type="string" table:style-name="ce1">
            <text:p>Expression profiling by high throughput sequencing</text:p>
          </table:table-cell>
          <table:table-cell office:value-type="date" office:date-value="2015-07-13T00:00:00" table:style-name="ce3">
            <text:p>13/07/15</text:p>
          </table:table-cell>
          <table:table-cell table:number-columns-repeated="6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Stasulli NM et al., Mbio 2015 (Pubmed:26463167)</text:p>
          </table:table-cell>
          <table:table-cell office:value-type="string" table:style-name="ce1">
            <text:p>E-GEOD-70819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3</text:p>
          </table:table-cell>
          <table:table-cell office:value-type="string" table:style-name="ce1">
            <text:p>Expression profiling by high throughput sequencing</text:p>
          </table:table-cell>
          <table:table-cell office:value-type="date" office:date-value="2015-03-31T00:00:00" table:style-name="ce3">
            <text:p>31/03/15</text:p>
          </table:table-cell>
          <table:table-cell table:style-name="ce1"/>
          <table:table-cell office:value-type="string" table:style-name="ce1">
            <text:p>4h, 18h, 48h</text:p>
          </table:table-cell>
          <table:table-cell table:number-columns-repeated="2" table:style-name="ce1"/>
          <table:table-cell office:value-type="string" table:style-name="ce1">
            <text:p>RPMI (6-7j) + M-CSF (Macrophage Colony-Stimulating Factor). PBS + gentamycin (bacterial infection)</text:p>
          </table:table-cell>
          <table:table-cell office:value-type="string" table:style-name="ce1">
            <text:p>RPMI et M-CSF; PBS et Gentamycin</text:p>
          </table:table-cell>
          <table:table-cell office:value-type="string" table:style-name="ce1">
            <text:p>Yersinia Pseudotuberculosis et al</text:p>
          </table:table-cell>
          <table:table-cell office:value-type="string" table:style-name="ce1">
            <text:p>Homo Sapiens</text:p>
          </table:table-cell>
          <table:table-cell office:value-type="string" table:style-name="ce1">
            <text:p>Blischak JD et al., Sci Rep 2015 (Pubmed:26586179)</text:p>
          </table:table-cell>
          <table:table-cell office:value-type="string" table:style-name="ce1">
            <text:p>E-GEOD-67427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4</text:p>
          </table:table-cell>
          <table:table-cell office:value-type="string" table:style-name="ce1">
            <text:p>Expression profiling by high throughput sequencing</text:p>
          </table:table-cell>
          <table:table-cell office:value-type="date" office:date-value="2015-03-04T00:00:00" table:style-name="ce3">
            <text:p>04/03/15</text:p>
          </table:table-cell>
          <table:table-cell table:number-columns-repeated="2" table:style-name="ce1"/>
          <table:table-cell office:value-type="string" table:style-name="ce1">
            <text:p>22 or 37</text:p>
          </table:table-cell>
          <table:table-cell office:value-type="string" table:style-name="ce1">
            <text:p>RfaH- et hfq-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enterocolitica (6471/6476 or YeO3-hfq::Km)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Leskinen K et al., Microbiology 2015 (Pubmed:25767108) ; Leon-Velarde CG et al., Appl Environ Microbiol 2016 (Pubmed:27342557)</text:p>
          </table:table-cell>
          <table:table-cell office:value-type="string" table:style-name="ce1">
            <text:p>E-GEOD-66516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5</text:p>
          </table:table-cell>
          <table:table-cell office:value-type="string" table:style-name="ce1">
            <text:p>Non-coding RNA profiling by high throughput sequencing</text:p>
          </table:table-cell>
          <table:table-cell office:value-type="date" office:date-value="2015-02-18T00:00:00" table:style-name="ce3">
            <text:p>18/02/15</text:p>
          </table:table-cell>
          <table:table-cell table:style-name="ce1"/>
          <table:table-cell office:value-type="string" table:style-name="ce1">
            <text:p>4h, 18h, 48h</text:p>
          </table:table-cell>
          <table:table-cell table:number-columns-repeated="2" table:style-name="ce1"/>
          <table:table-cell office:value-type="string" table:style-name="ce1">
            <text:p>RPMI-1640 (5j) + 10% heat-inactivated FCS, L-glutamine, GM-CSF et IL-4 THEN complete medium with cytokines. Bacterium + Gentamycin (bacterial infection)</text:p>
          </table:table-cell>
          <table:table-cell office:value-type="string" table:style-name="ce1">
            <text:p>RPMI-1640 + 10% heat-inactivated FCS + L-glutamine + GM-CSF et IL-4. Complete medium + cytokines ; <text:s/>Bacterium + Gentamycin (bacterial infection)</text:p>
          </table:table-cell>
          <table:table-cell office:value-type="string" table:style-name="ce1">
            <text:p>Yersinia Pseudotuberculosis et al</text:p>
          </table:table-cell>
          <table:table-cell office:value-type="string" table:style-name="ce1">
            <text:p>Homo Sapiens</text:p>
          </table:table-cell>
          <table:table-cell office:value-type="string" table:style-name="ce1">
            <text:p>Siddle KJ et al., PLoS Genet 2015 (Pubmed:25793259) ; PLOS Genetics Staff, PLoS Genet 2015 (Pubmed:26076462)</text:p>
          </table:table-cell>
          <table:table-cell office:value-type="string" table:style-name="ce1">
            <text:p>E-GEOD-64142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6</text:p>
          </table:table-cell>
          <table:table-cell office:value-type="string" table:style-name="ce1">
            <text:p>RNA-seq of coding RNA</text:p>
          </table:table-cell>
          <table:table-cell office:value-type="date" office:date-value="2014-12-05T00:00:00" table:style-name="ce3">
            <text:p>05/12/14</text:p>
          </table:table-cell>
          <table:table-cell table:style-name="ce1"/>
          <table:table-cell office:value-type="string" table:style-name="ce1">
            <text:p>0j, 2j, 42j</text:p>
          </table:table-cell>
          <table:table-cell office:value-type="string" table:style-name="ce1">
            <text:p>26 or 26 to 37</text:p>
          </table:table-cell>
          <table:table-cell table:style-name="ce1"/>
          <table:table-cell office:value-type="string" table:style-name="ce1">
            <text:p>LB or new medium grown to calcium depleted medium</text:p>
          </table:table-cell>
          <table:table-cell office:value-type="string" table:style-name="ce1">
            <text:p>LB or new medium THEN Ca- medium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E-GEOD-55292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7</text:p>
          </table:table-cell>
          <table:table-cell office:value-type="string" table:style-name="ce1">
            <text:p>Transcription Profiling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B + 10g/l glucose + 0.2M HEPES + aerationaerobic.</text:p>
          </table:table-cell>
          <table:table-cell office:value-type="string" table:style-name="ce1">
            <text:p>LB, glucose, HEPES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E-GEOD-56475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8</text:p>
          </table:table-cell>
          <table:table-cell office:value-type="string" table:style-name="ce1">
            <text:p>Transcription Profiling</text:p>
          </table:table-cell>
          <table:table-cell office:value-type="date" office:date-value="2014-12-05T00:00:00" table:style-name="ce3">
            <text:p>05/12/14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B + 10g/l glucose + 0.2M HEPES + aerationaerobic.</text:p>
          </table:table-cell>
          <table:table-cell office:value-type="string" table:style-name="ce1">
            <text:p>LB, glucose, HEPES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Avican K et al., PLoS Pathog 2015 (Pubmed:25590628)</text:p>
          </table:table-cell>
          <table:table-cell office:value-type="string" table:style-name="ce1">
            <text:p>E-GEOD-56476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29</text:p>
          </table:table-cell>
          <table:table-cell office:value-type="string" table:style-name="ce1">
            <text:p>RNA-seq of coding RNA</text:p>
          </table:table-cell>
          <table:table-cell office:value-type="date" office:date-value="2014-10-23T00:00:00" table:style-name="ce3">
            <text:p>23/10/14</text:p>
          </table:table-cell>
          <table:table-cell table:number-columns-repeated="2" table:style-name="ce1"/>
          <table:table-cell office:value-type="string" table:style-name="ce1">
            <text:p>22 or 37</text:p>
          </table:table-cell>
          <table:table-cell office:value-type="string" table:style-name="ce1">
            <text:p>ybeY-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enterocolitica O:3</text:p>
          </table:table-cell>
          <table:table-cell office:value-type="string" table:style-name="ce1">
            <text:p>Yersinia enterocolitica subsp. palearctica Y11</text:p>
          </table:table-cell>
          <table:table-cell office:value-type="string" table:style-name="ce1">
            <text:p>Leskinen K et al., Microbiology 2015 (Pubmed:25416689)</text:p>
          </table:table-cell>
          <table:table-cell office:value-type="string" table:style-name="ce1">
            <text:p>E-GEOD-62601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0</text:p>
          </table:table-cell>
          <table:table-cell office:value-type="string" table:style-name="ce1">
            <text:p>Transcription Profiling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rp-</text:p>
          </table:table-cell>
          <table:table-cell office:value-type="string" table:style-name="ce1">
            <text:p>HAM's F-12 Nutrient Mixture + DMEM medium (Pre-cultures). Yersinia minimal medium (Second et main cultures).</text:p>
          </table:table-cell>
          <table:table-cell office:value-type="string" table:style-name="ce1">
            <text:p>HAM's F-12 Nutrient Mixture + DMEM medium ; YMM = 8 g glucose, 6.62 g KH2PO4, 13.26 g K2HPO4, 0.31 g NaCl, 5 g (NH4)2SO4, 0.20 g MgSO4·7H2O, 30 mg 3,4-dihydroxybenzoic acid, 0.5 mg FeSO4·7H2O, 0.5 mg ZnSO4·7H2O, 2 mg FeCl3·6H2O, 2 mg MnSO4·H2O, 0.8 mg ZnSO4·7H2O, 0.2 mg CuCl2·2H2O, 0.2 mg Na2B4O7·10H2O and 0.1 mg (NH4)6Mo7O24·4H2O.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E-GEOD-54544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1</text:p>
          </table:table-cell>
          <table:table-cell office:value-type="string" table:style-name="ce1">
            <text:p>Transcription Profiling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srA-</text:p>
          </table:table-cell>
          <table:table-cell office:value-type="string" table:style-name="ce1">
            <text:p>HAM's F-12 Nutrient Mixture + DMEM medium (Pre-cultures). Yersinia minimal medium (Second et main cultures).</text:p>
          </table:table-cell>
          <table:table-cell office:value-type="string" table:style-name="ce1">
            <text:p>HAM's F-12 Nutrient Mixture + DMEM medium ; YMM = 8 g glucose, 6.62 g KH2PO4, 13.26 g K2HPO4, 0.31 g NaCl, 5 g (NH4)2SO4, 0.20 g MgSO4·7H2O, 30 mg 3,4-dihydroxybenzoic acid, 0.5 mg FeSO4·7H2O, 0.5 mg ZnSO4·7H2O, 2 mg FeCl3·6H2O, 2 mg MnSO4·H2O, 0.8 mg ZnSO4·7H2O, 0.2 mg CuCl2·2H2O, 0.2 mg Na2B4O7·10H2O and 0.1 mg (NH4)6Mo7O24·4H2O.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E-GEOD-54545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2</text:p>
          </table:table-cell>
          <table:table-cell office:value-type="string" table:style-name="ce1">
            <text:p>Transcription Profiling</text:p>
          </table:table-cell>
          <table:table-cell office:value-type="date" office:date-value="2014-09-17T00:00:00" table:style-name="ce3">
            <text:p>17/09/14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ovA-</text:p>
          </table:table-cell>
          <table:table-cell office:value-type="string" table:style-name="ce1">
            <text:p>HAM's F-12 Nutrient Mixture + DMEM medium (Pre-cultures). Yersinia minimal medium (Second et main cultures).</text:p>
          </table:table-cell>
          <table:table-cell office:value-type="string" table:style-name="ce1">
            <text:p>HAM's F-12 Nutrient Mixture + DMEM medium ; YMM = 8 g glucose, 6.62 g KH2PO4, 13.26 g K2HPO4, 0.31 g NaCl, 5 g (NH4)2SO4, 0.20 g MgSO4·7H2O, 30 mg 3,4-dihydroxybenzoic acid, 0.5 mg FeSO4·7H2O, 0.5 mg ZnSO4·7H2O, 2 mg FeCl3·6H2O, 2 mg MnSO4·H2O, 0.8 mg ZnSO4·7H2O, 0.2 mg CuCl2·2H2O, 0.2 mg Na2B4O7·10H2O and 0.1 mg (NH4)6Mo7O24·4H2O.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Bücker R et al., J Biol Chem 2014 (Pubmed:25164818)</text:p>
          </table:table-cell>
          <table:table-cell office:value-type="string" table:style-name="ce1">
            <text:p>E-GEOD-54546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3</text:p>
          </table:table-cell>
          <table:table-cell office:value-type="string" table:style-name="ce1">
            <text:p><text:s/>Expression profiling by genome tiling array</text:p>
          </table:table-cell>
          <table:table-cell office:value-type="date" office:date-value="2013-09-21T00:00:00" table:style-name="ce3">
            <text:p>21/09/1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inimal medium + glucose (ox +/-)</text:p>
          </table:table-cell>
          <table:table-cell office:value-type="string" table:style-name="ce1">
            <text:p>minimal medium et glucose</text:p>
          </table:table-cell>
          <table:table-cell office:value-type="string" table:style-name="ce1">
            <text:p>Yersinia intermedia strain ATCC 29909</text:p>
          </table:table-cell>
          <table:table-cell office:value-type="string" table:style-name="ce1">
            <text:p>Yersinia intermedia strain ATCC 29909</text:p>
          </table:table-cell>
          <table:table-cell office:value-type="string" table:style-name="ce1">
            <text:p>Babujee L et al. , PloS One 2013 (Pubmed:24116118)</text:p>
          </table:table-cell>
          <table:table-cell office:value-type="string" table:style-name="ce1">
            <text:p>E-GEOD-50043</text:p>
          </table:table-cell>
          <table:table-cell office:value-type="string" table:style-name="ce1">
            <text:p>A-GEOD-175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4</text:p>
          </table:table-cell>
          <table:table-cell office:value-type="string" table:style-name="ce1">
            <text:p>Expression profiling by array</text:p>
          </table:table-cell>
          <table:table-cell office:value-type="date" office:date-value="2012-12-31T00:00:00" table:style-name="ce3">
            <text:p>31/12/12</text:p>
          </table:table-cell>
          <table:table-cell office:value-type="string" table:style-name="ce1">
            <text:p>Stationary Pha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rp-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Pseudotuberculosis YPIII</text:p>
          </table:table-cell>
          <table:table-cell office:value-type="string" table:style-name="ce1">
            <text:p>Heroven AK et al., Front Cell Infect Microbiol 2012 (Pubmed:23251905)</text:p>
          </table:table-cell>
          <table:table-cell office:value-type="string" table:style-name="ce1">
            <text:p>E-GEOD-42206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5</text:p>
          </table:table-cell>
          <table:table-cell office:value-type="string" table:style-name="ce1">
            <text:p>Transcription Profiling</text:p>
          </table:table-cell>
          <table:table-cell office:value-type="date" office:date-value="2012-10-16T00:00:00" table:style-name="ce3">
            <text:p>16/10/12</text:p>
          </table:table-cell>
          <table:table-cell table:style-name="ce1"/>
          <table:table-cell office:value-type="string" table:style-name="ce1">
            <text:p>1h, 16h</text:p>
          </table:table-cell>
          <table:table-cell table:style-name="ce1"/>
          <table:table-cell office:value-type="string" table:style-name="ce1">
            <text:p>YopM-</text:p>
          </table:table-cell>
          <table:table-cell table:number-columns-repeated="2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Uittenbogaard AM, Front Cell Infect Microbiol 2012 (Pubmed:23248776)</text:p>
          </table:table-cell>
          <table:table-cell office:value-type="string" table:style-name="ce1">
            <text:p>E-GEOD-41564</text:p>
          </table:table-cell>
          <table:table-cell office:value-type="string" table:style-name="ce1">
            <text:p>A-GEOD-161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6</text:p>
          </table:table-cell>
          <table:table-cell office:value-type="string" table:style-name="ce1">
            <text:p>Transcription Profiling</text:p>
          </table:table-cell>
          <table:table-cell office:value-type="date" office:date-value="2012-07-30T00:00:00" table:style-name="ce3">
            <text:p>30/07/12</text:p>
          </table:table-cell>
          <table:table-cell table:number-columns-repeated="3" table:style-name="ce1"/>
          <table:table-cell office:value-type="string" table:style-name="ce1">
            <text:p>ymoA-</text:p>
          </table:table-cell>
          <table:table-cell table:number-columns-repeated="2" table:style-name="ce1"/>
          <table:table-cell office:value-type="string" table:style-name="ce1">
            <text:p>Yersinia Pseudotuberculosis YPIII</text:p>
          </table:table-cell>
          <table:table-cell office:value-type="string" table:style-name="ce1">
            <text:p>Yersinia Custom 1 (Pseudotuberculosis YPIII et pYV plasmid of Pseudotuberculosis IP32953)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35043</text:p>
          </table:table-cell>
          <table:table-cell office:value-type="string" table:style-name="ce1">
            <text:p>A-GEOD-15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7</text:p>
          </table:table-cell>
          <table:table-cell office:value-type="string" table:style-name="ce1">
            <text:p>Transcription Profiling</text:p>
          </table:table-cell>
          <table:table-cell office:value-type="date" office:date-value="2012-07-21T00:00:00" table:style-name="ce3">
            <text:p>21/07/12</text:p>
          </table:table-cell>
          <table:table-cell table:style-name="ce1"/>
          <table:table-cell office:value-type="string" table:style-name="ce1">
            <text:p>0h, 8h, 72h</text:p>
          </table:table-cell>
          <table:table-cell table:number-columns-repeated="4" table:style-name="ce1"/>
          <table:table-cell office:value-type="string" table:style-name="ce1">
            <text:p>Yersinia Ruckeri</text:p>
          </table:table-cell>
          <table:table-cell office:value-type="string" table:style-name="ce1">
            <text:p>Custom 2 (Oncorhynchus mykiss et Salmo salar)</text:p>
          </table:table-cell>
          <table:table-cell office:value-type="string" table:style-name="ce1">
            <text:p>Bridle AR et al., PloS One 2012 (Pubmed:22808275)</text:p>
          </table:table-cell>
          <table:table-cell office:value-type="string" table:style-name="ce1">
            <text:p>E-GEOD-36332</text:p>
          </table:table-cell>
          <table:table-cell office:value-type="string" table:style-name="ce1">
            <text:p>A-GEOD-132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8</text:p>
          </table:table-cell>
          <table:table-cell office:value-type="string" table:style-name="ce1">
            <text:p>Transcription Profiling</text:p>
          </table:table-cell>
          <table:table-cell office:value-type="date" office:date-value="2012-06-16T00:00:00" table:style-name="ce3">
            <text:p>16/06/12</text:p>
          </table:table-cell>
          <table:table-cell table:number-columns-repeated="2" table:style-name="ce1"/>
          <table:table-cell office:value-type="float" office:value="13.8" table:style-name="ce1">
            <text:p>13.8</text:p>
          </table:table-cell>
          <table:table-cell table:style-name="ce1"/>
          <table:table-cell office:value-type="string" table:style-name="ce1">
            <text:p>aerated glass tanks of water + dry feeds 3% weight</text:p>
          </table:table-cell>
          <table:table-cell office:value-type="string" table:style-name="ce1">
            <text:p>tanks + dry feeds 3%</text:p>
          </table:table-cell>
          <table:table-cell office:value-type="string" table:style-name="ce1">
            <text:p>Yersinia Ruckeri</text:p>
          </table:table-cell>
          <table:table-cell office:value-type="string" table:style-name="ce1">
            <text:p>Oncorhynchus mykiss</text:p>
          </table:table-cell>
          <table:table-cell office:value-type="string" table:style-name="ce1">
            <text:p>Wenger M et al., Mar Biotechnol 2012 (Pubmed:22825393)</text:p>
          </table:table-cell>
          <table:table-cell office:value-type="string" table:style-name="ce1">
            <text:p>E-GEOD-38763</text:p>
          </table:table-cell>
          <table:table-cell office:value-type="string" table:style-name="ce1">
            <text:p>A-GEOD-61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39</text:p>
          </table:table-cell>
          <table:table-cell office:value-type="string" table:style-name="ce1">
            <text:p>Other</text:p>
          </table:table-cell>
          <table:table-cell office:value-type="date" office:date-value="2011-11-30T00:00:00" table:style-name="ce3">
            <text:p>30/11/1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KIM6+</text:p>
          </table:table-cell>
          <table:table-cell office:value-type="string" table:style-name="ce1">
            <text:p>HI. BMM + PBS + 8g/ml gentamycin (bacteria infection)</text:p>
          </table:table-cell>
          <table:table-cell office:value-type="string" table:style-name="ce1">
            <text:p>HI. BMM + PBS + 8g/ml gentamycin (bacteria infection)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KIM</text:p>
          </table:table-cell>
          <table:table-cell office:value-type="string" table:style-name="ce1">
            <text:p>Klein KA et al., J Bacteriol 2012 (Pubmed:22139502)</text:p>
          </table:table-cell>
          <table:table-cell office:value-type="string" table:style-name="ce1">
            <text:p>E-GEOD-33982</text:p>
          </table:table-cell>
          <table:table-cell office:value-type="string" table:style-name="ce1">
            <text:p>A-GEOD-41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0</text:p>
          </table:table-cell>
          <table:table-cell office:value-type="string" table:style-name="ce1">
            <text:p>Transcription Profiling</text:p>
          </table:table-cell>
          <table:table-cell office:value-type="date" office:date-value="2011-10-23T00:00:00" table:style-name="ce3">
            <text:p>23/10/11</text:p>
          </table:table-cell>
          <table:table-cell office:value-type="string" table:style-name="ce1">
            <text:p>Middle exponential phase to 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ompR-</text:p>
          </table:table-cell>
          <table:table-cell office:value-type="string" table:style-name="ce1">
            <text:p>TMH then 0.5M sorbitol (20 last min)</text:p>
          </table:table-cell>
          <table:table-cell office:value-type="string" table:style-name="ce1">
            <text:p>THM, Sorbitol</text:p>
          </table:table-cell>
          <table:table-cell office:value-type="string" table:style-name="ce1">
            <text:p>Yersinia Pestis biovar microtus strain 201 DompR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Gao H et al., BMC Microbiol 2011 (Pubmed:21345178)</text:p>
          </table:table-cell>
          <table:table-cell office:value-type="string" table:style-name="ce1">
            <text:p>E-GEOD-26601</text:p>
          </table:table-cell>
          <table:table-cell office:value-type="string" table:style-name="ce1">
            <text:p>A-GEOD-114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1</text:p>
          </table:table-cell>
          <table:table-cell office:value-type="string" table:style-name="ce1">
            <text:p>Transcription Profiling</text:p>
          </table:table-cell>
          <table:table-cell office:value-type="date" office:date-value="2011-07-13T00:00:00" table:style-name="ce3">
            <text:p>13/07/11</text:p>
          </table:table-cell>
          <table:table-cell table:style-name="ce1"/>
          <table:table-cell office:value-type="string" table:style-name="ce1">
            <text:p>1h, 2h, 4h, 8h</text:p>
          </table:table-cell>
          <table:table-cell office:value-type="string" table:style-name="ce1">
            <text:p>26 or post temperature shift</text:p>
          </table:table-cell>
          <table:table-cell table:style-name="ce1"/>
          <table:table-cell office:value-type="string" table:style-name="ce1">
            <text:p>Custom media</text:p>
          </table:table-cell>
          <table:table-cell office:value-type="string" table:style-name="ce1">
            <text:p>Custom media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Yersinia Pestis CO92</text:p>
          </table:table-cell>
          <table:table-cell office:value-type="string" table:style-name="ce1">
            <text:p>Schrimpe-Rutledge AC et al., PLoS One 2012 (Pubmed:22479471)</text:p>
          </table:table-cell>
          <table:table-cell office:value-type="string" table:style-name="ce1">
            <text:p>E-GEOD-30634</text:p>
          </table:table-cell>
          <table:table-cell office:value-type="string" table:style-name="ce1">
            <text:p>A-GEOD-9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2</text:p>
          </table:table-cell>
          <table:table-cell office:value-type="string" table:style-name="ce1">
            <text:p>transcription profiling by array, all pairs, co-expression, growth condition design, in vivo Profiling</text:p>
          </table:table-cell>
          <table:table-cell office:value-type="date" office:date-value="2011-01-01T00:00:00" table:style-name="ce3">
            <text:p>01/01/1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ypsI, ytbI</text:p>
          </table:table-cell>
          <table:table-cell office:value-type="string" table:style-name="ce1">
            <text:p>NGM THEN incubation at 20 degrees for 1 hour with C. elegans larval stage (4 times).</text:p>
          </table:table-cell>
          <table:table-cell office:value-type="string" table:style-name="ce1">
            <text:p>NGM + larval incubation stages.</text:p>
          </table:table-cell>
          <table:table-cell office:value-type="string" table:style-name="ce1">
            <text:p>Yersinia Pseudotuberculosis YPIII et 3384 et mutant</text:p>
          </table:table-cell>
          <table:table-cell office:value-type="string" table:style-name="ce1">
            <text:p>Caenorhabditis elegans</text:p>
          </table:table-cell>
          <table:table-cell office:value-type="string" table:style-name="ce1">
            <text:p>George W. P. Joshua et al., Infect Immun. 2015 (Pubmed)25312958</text:p>
          </table:table-cell>
          <table:table-cell office:value-type="string" table:style-name="ce1">
            <text:p>E-MEXP-2981</text:p>
          </table:table-cell>
          <table:table-cell office:value-type="string" table:style-name="ce1">
            <text:p>A-AFFY-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3</text:p>
          </table:table-cell>
          <table:table-cell office:value-type="string" table:style-name="ce1">
            <text:p>Transcription Profiling</text:p>
          </table:table-cell>
          <table:table-cell office:value-type="date" office:date-value="2010-12-07T00:00:00" table:style-name="ce3">
            <text:p>07/12/10</text:p>
          </table:table-cell>
          <table:table-cell table:style-name="ce1"/>
          <table:table-cell office:value-type="string" table:style-name="ce1">
            <text:p>36h, 60h</text:p>
          </table:table-cell>
          <table:table-cell office:value-type="string" table:style-name="ce1">
            <text:p>28 to 21</text:p>
          </table:table-cell>
          <table:table-cell office:value-type="string" table:style-name="ce1">
            <text:p>pYV-</text:p>
          </table:table-cell>
          <table:table-cell office:value-type="string" table:style-name="ce1">
            <text:p>HIB THEN LB (for flea passage).</text:p>
          </table:table-cell>
          <table:table-cell office:value-type="string" table:style-name="ce1">
            <text:p>HIB. LB</text:p>
          </table:table-cell>
          <table:table-cell office:value-type="string" table:style-name="ce1">
            <text:p>Y. pestis 195/P</text:p>
          </table:table-cell>
          <table:table-cell office:value-type="string" table:style-name="ce1">
            <text:p>Rattus Norvegicus</text:p>
          </table:table-cell>
          <table:table-cell office:value-type="string" table:style-name="ce1">
            <text:p>Comer JE et al., Infect Immun 2010 (Pubmed:20876291)</text:p>
          </table:table-cell>
          <table:table-cell office:value-type="string" table:style-name="ce1">
            <text:p>E-GEOD-22299</text:p>
          </table:table-cell>
          <table:table-cell office:value-type="string" table:style-name="ce1">
            <text:p>A-AFFY-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4</text:p>
          </table:table-cell>
          <table:table-cell office:value-type="string" table:style-name="ce1">
            <text:p>comparative genomic hybridization by array</text:p>
          </table:table-cell>
          <table:table-cell office:value-type="date" office:date-value="2010-09-02T00:00:00" table:style-name="ce3">
            <text:p>02/09/10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estis et Pseudotuberculosis</text:p>
          </table:table-cell>
          <table:table-cell office:value-type="string" table:style-name="ce1">
            <text:p>Yersinia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23797</text:p>
          </table:table-cell>
          <table:table-cell office:value-type="string" table:style-name="ce1">
            <text:p>A-GEOD-108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5</text:p>
          </table:table-cell>
          <table:table-cell office:value-type="string" table:style-name="ce1">
            <text:p>Transcription Profiling</text:p>
          </table:table-cell>
          <table:table-cell office:value-type="date" office:date-value="2010-07-07T00:00:00" table:style-name="ce3">
            <text:p>07/07/10</text:p>
          </table:table-cell>
          <table:table-cell office:value-type="string" table:style-name="ce1">
            <text:p>logarithmic Phase</text:p>
          </table:table-cell>
          <table:table-cell office:value-type="string" table:style-name="ce1">
            <text:p>1.5h, 4h, 8h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25mL DMEM + HIB + ampicillin. J774A.1 macrophage-like cells infected under HIB 28 degrees + ampicillin THEN gentamycin.</text:p>
          </table:table-cell>
          <table:table-cell office:value-type="string" table:style-name="ce1">
            <text:p>DMEM, HIB, ampicillin; J774A.1 macrophage-like cells infected under HIB 28 degrees + ampicillin THEN gentamycin.</text:p>
          </table:table-cell>
          <table:table-cell office:value-type="string" table:style-name="ce1">
            <text:p>Yersinia Pestis KIM5</text:p>
          </table:table-cell>
          <table:table-cell office:value-type="string" table:style-name="ce1">
            <text:p>Yersinia Pestis KIM</text:p>
          </table:table-cell>
          <table:table-cell office:value-type="string" table:style-name="ce1">
            <text:p>Fukuto HS et al., Infect Immun 2010 (Pubmed:20566693)</text:p>
          </table:table-cell>
          <table:table-cell office:value-type="string" table:style-name="ce1">
            <text:p>E-GEOD-22168</text:p>
          </table:table-cell>
          <table:table-cell office:value-type="string" table:style-name="ce1">
            <text:p>A-GEOD-41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6</text:p>
          </table:table-cell>
          <table:table-cell office:value-type="string" table:style-name="ce1">
            <text:p>Transcription Profiling</text:p>
          </table:table-cell>
          <table:table-cell office:value-type="date" office:date-value="2009-03-10T00:00:00" table:style-name="ce3">
            <text:p>10/03/09</text:p>
          </table:table-cell>
          <table:table-cell office:value-type="string" table:style-name="ce1">
            <text:p>Middle exponential phase to 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zur-</text:p>
          </table:table-cell>
          <table:table-cell office:value-type="string" table:style-name="ce1">
            <text:p>TMH + 5mM ZnCl2</text:p>
          </table:table-cell>
          <table:table-cell office:value-type="string" table:style-name="ce1">
            <text:p>TMH, ZnCl2</text:p>
          </table:table-cell>
          <table:table-cell office:value-type="string" table:style-name="ce1">
            <text:p>Y. pestis biovar microtus strain 201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15183</text:p>
          </table:table-cell>
          <table:table-cell office:value-type="string" table:style-name="ce1">
            <text:p>A-GEOD-59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7</text:p>
          </table:table-cell>
          <table:table-cell office:value-type="string" table:style-name="ce1">
            <text:p>genotyping by mass spectrometer, individual genetic characteristics</text:p>
          </table:table-cell>
          <table:table-cell office:value-type="date" office:date-value="2010-05-01T00:00:00" table:style-name="ce3">
            <text:p>01/05/10</text:p>
          </table:table-cell>
          <table:table-cell table:number-columns-repeated="6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dHPLC</text:p>
          </table:table-cell>
          <table:table-cell office:value-type="string" table:style-name="ce1">
            <text:p>Bos KI et al., PloS One 2012 (Pubmed:23209603)</text:p>
          </table:table-cell>
          <table:table-cell office:value-type="string" table:style-name="ce1">
            <text:p>E-MTAB-213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8</text:p>
          </table:table-cell>
          <table:table-cell office:value-type="string" table:style-name="ce1">
            <text:p>Transcription Profiling</text:p>
          </table:table-cell>
          <table:table-cell office:value-type="date" office:date-value="2010-04-06T00:00:00" table:style-name="ce3">
            <text:p>06/04/10</text:p>
          </table:table-cell>
          <table:table-cell office:value-type="string" table:style-name="ce1">
            <text:p>Exponential Phase or Stationary Phase</text:p>
          </table:table-cell>
          <table:table-cell table:style-name="ce1"/>
          <table:table-cell office:value-type="string" table:style-name="ce1">
            <text:p>28 to 21</text:p>
          </table:table-cell>
          <table:table-cell office:value-type="string" table:style-name="ce1">
            <text:p>yitR-</text:p>
          </table:table-cell>
          <table:table-cell office:value-type="string" table:style-name="ce1">
            <text:p>BHI THEN LB + 100mM MOPS, pH7.4</text:p>
          </table:table-cell>
          <table:table-cell office:value-type="string" table:style-name="ce1">
            <text:p>BHI. LB + MOPS [pH 7.4]</text:p>
          </table:table-cell>
          <table:table-cell office:value-type="string" table:style-name="ce1">
            <text:p>Yersinia Pestis KIM6+</text:p>
          </table:table-cell>
          <table:table-cell office:value-type="string" table:style-name="ce1">
            <text:p>Custom 3 (Borreliella burgdorferi; Yersinia pestis; Coxiella burnetii; Chlamydia trachomatis; Staphylococcus aureus; Streptococcus pyogenes)</text:p>
          </table:table-cell>
          <table:table-cell office:value-type="string" table:style-name="ce1">
            <text:p>Vadyvaloo V et al., PloS Pathog 2010 (Pubmed:20195507)</text:p>
          </table:table-cell>
          <table:table-cell office:value-type="string" table:style-name="ce1">
            <text:p>E-GEOD-16493</text:p>
          </table:table-cell>
          <table:table-cell office:value-type="string" table:style-name="ce1">
            <text:p>A-GEOD-21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49</text:p>
          </table:table-cell>
          <table:table-cell office:value-type="string" table:style-name="ce1">
            <text:p>Transcription Profiling</text:p>
          </table:table-cell>
          <table:table-cell office:value-type="date" office:date-value="2010-02-22T00:00:00" table:style-name="ce3">
            <text:p>22/02/1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NGM + 0.35% peptone (E. coli OP50) til L4 larval stage THEN M9 buffer THEN modified NGM + Y. Pestis KIM5 or E. coli OP50 (24h).</text:p>
          </table:table-cell>
          <table:table-cell office:value-type="string" table:style-name="ce1">
            <text:p>NGM, peptone. M9 buffer. NGM modified.</text:p>
          </table:table-cell>
          <table:table-cell office:value-type="string" table:style-name="ce1">
            <text:p>Yersinia Pestis KIM5 et al</text:p>
          </table:table-cell>
          <table:table-cell office:value-type="string" table:style-name="ce1">
            <text:p>Caenorhabditis elegans</text:p>
          </table:table-cell>
          <table:table-cell office:value-type="string" table:style-name="ce1">
            <text:p>Bolz DD et al., J Biol Chem 2010 (Pubmed:20133945)</text:p>
          </table:table-cell>
          <table:table-cell office:value-type="string" table:style-name="ce1">
            <text:p>E-GEOD-20053</text:p>
          </table:table-cell>
          <table:table-cell office:value-type="string" table:style-name="ce1">
            <text:p>A-AFFY-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0</text:p>
          </table:table-cell>
          <table:table-cell office:value-type="string" table:style-name="ce1">
            <text:p>Transcription profiling by array, unknown experiment type</text:p>
          </table:table-cell>
          <table:table-cell office:value-type="date" office:date-value="2009-09-25T00:00:00" table:style-name="ce3">
            <text:p>25/09/09</text:p>
          </table:table-cell>
          <table:table-cell table:style-name="ce1"/>
          <table:table-cell office:value-type="string" table:style-name="ce1">
            <text:p>12h, 48h</text:p>
          </table:table-cell>
          <table:table-cell table:style-name="ce1"/>
          <table:table-cell office:value-type="string" table:style-name="ce1">
            <text:p>lpp-</text:p>
          </table:table-cell>
          <table:table-cell table:number-columns-repeated="2" table:style-name="ce1"/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Galindo CL et al., Comp Funct Genomics 2009 (Pubmed:20145715)</text:p>
          </table:table-cell>
          <table:table-cell office:value-type="string" table:style-name="ce1">
            <text:p>E-GEOD-18293</text:p>
          </table:table-cell>
          <table:table-cell office:value-type="string" table:style-name="ce1">
            <text:p>A-AFFY-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1</text:p>
          </table:table-cell>
          <table:table-cell office:value-type="string" table:style-name="ce1">
            <text:p>Transcription profiling by array, unknown experiment type</text:p>
          </table:table-cell>
          <table:table-cell office:value-type="date" office:date-value="2007-11-30T00:00:00" table:style-name="ce3">
            <text:p>30/11/07</text:p>
          </table:table-cell>
          <table:table-cell table:number-columns-repeated="4" table:style-name="ce1"/>
          <table:table-cell office:value-type="string" table:style-name="ce1">
            <text:p>IL-2</text:p>
          </table:table-cell>
          <table:table-cell office:value-type="string" table:style-name="ce1">
            <text:p>IL-2</text:p>
          </table:table-cell>
          <table:table-cell office:value-type="string" table:style-name="ce1">
            <text:p>Yersinia enterocolitica W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GEOD-9735</text:p>
          </table:table-cell>
          <table:table-cell office:value-type="string" table:style-name="ce1">
            <text:p>A-AFFY-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2</text:p>
          </table:table-cell>
          <table:table-cell office:value-type="string" table:style-name="ce1">
            <text:p>Transcription profiling by array, dye swap, genetic modification, replicate</text:p>
          </table:table-cell>
          <table:table-cell office:value-type="date" office:date-value="2008-11-17T00:00:00" table:style-name="ce3">
            <text:p>17/11/08</text:p>
          </table:table-cell>
          <table:table-cell table:number-columns-repeated="2" table:style-name="ce1"/>
          <table:table-cell office:value-type="string" table:style-name="ce1">
            <text:p>26 to 37</text:p>
          </table:table-cell>
          <table:table-cell office:value-type="string" table:style-name="ce1">
            <text:p>ytxR+</text:p>
          </table:table-cell>
          <table:table-cell office:value-type="string" table:style-name="ce1">
            <text:p>LB (100mg/mL kanamycin for ytxR+ strain only) on roller drum THEN dilution in BHI-MOX (100 mg/mL kanamycin + 5mM IPTG for ytxR+ strain only) THEN roller drum 3h at 37 degrees</text:p>
          </table:table-cell>
          <table:table-cell office:value-type="string" table:style-name="ce1">
            <text:p>LB, kanamycin. BHI-MOX, kanamycin, IPTG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Axler-DiPerte GL et al., J Bacteriol 2009 (Pubmed:19011024)</text:p>
          </table:table-cell>
          <table:table-cell office:value-type="string" table:style-name="ce1">
            <text:p>E-BUGS-53</text:p>
          </table:table-cell>
          <table:table-cell office:value-type="string" table:style-name="ce1">
            <text:p>A-BUGS-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3</text:p>
          </table:table-cell>
          <table:table-cell office:value-type="string" table:style-name="ce1">
            <text:p>Transcription profiling by array, unknown experiment type</text:p>
          </table:table-cell>
          <table:table-cell office:value-type="date" office:date-value="2007-11-08T00:00:00" table:style-name="ce3">
            <text:p>08/11/07</text:p>
          </table:table-cell>
          <table:table-cell table:style-name="ce1"/>
          <table:table-cell office:value-type="string" table:style-name="ce1">
            <text:p>1j, 3j</text:p>
          </table:table-cell>
          <table:table-cell table:number-columns-repeated="4"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Hartmann H et al., Gastroenterology 2008 (Pubmed:18325389)</text:p>
          </table:table-cell>
          <table:table-cell office:value-type="string" table:style-name="ce1">
            <text:p>E-GEOD-9558</text:p>
          </table:table-cell>
          <table:table-cell office:value-type="string" table:style-name="ce1">
            <text:p>A-AFFY-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4</text:p>
          </table:table-cell>
          <table:table-cell office:value-type="string" table:style-name="ce1">
            <text:p>Transcription Profiling</text:p>
          </table:table-cell>
          <table:table-cell office:value-type="date" office:date-value="2008-06-12T00:00:00" table:style-name="ce3">
            <text:p>12/06/08</text:p>
          </table:table-cell>
          <table:table-cell table:number-columns-repeated="7" table:style-name="ce1"/>
          <table:table-cell office:value-type="string" table:style-name="ce1">
            <text:p>Staphylococcus aureus</text:p>
          </table:table-cell>
          <table:table-cell office:value-type="string" table:style-name="ce1">
            <text:p>McCarthy AJ et al., Front Cell Infect Microbiol 2012 (Pubmed:22919598) ; McCarthy AJ et al., BMC Microbiol 2012 (Pubmed:22691167) ; Garbom S et al., Microbiology. 2007 (Pubmed:17464060)</text:p>
          </table:table-cell>
          <table:table-cell office:value-type="string" table:style-name="ce1">
            <text:p>E-BUGS-62</text:p>
          </table:table-cell>
          <table:table-cell office:value-type="string" table:style-name="ce1">
            <text:p>A-BUGS-16/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5</text:p>
          </table:table-cell>
          <table:table-cell office:value-type="string" table:style-name="ce1">
            <text:p>Transcription Profiling</text:p>
          </table:table-cell>
          <table:table-cell office:value-type="date" office:date-value="2008-06-11T00:00:00" table:style-name="ce3">
            <text:p>11/06/08</text:p>
          </table:table-cell>
          <table:table-cell table:number-columns-repeated="3" table:style-name="ce1"/>
          <table:table-cell office:value-type="string" table:style-name="ce1">
            <text:p>WA-314 (pYV+) et YopH-</text:p>
          </table:table-cell>
          <table:table-cell office:value-type="string" table:style-name="ce1">
            <text:p>ice-cold HBSS THEN erythrocyte lysis buffer THEN ice-cold HBSS</text:p>
          </table:table-cell>
          <table:table-cell office:value-type="string" table:style-name="ce1">
            <text:p>HBSS (Ca2+ and Mg2+ free Hanks’ balanced salt solution [HBSS; BioWhittaker,Walkersville, MD.] supplemented with 2% FCS [HyClone, Logan, Utah] and 10 mM HEPES buffer). Erythrocyte lysis buffer (170 mM Tris, 160 mM NH4Cl, pH 7,4)</text:p>
          </table:table-cell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Matteoli G et al., BMC Microbiol 2008 (Pubmed:18803824)</text:p>
          </table:table-cell>
          <table:table-cell office:value-type="string" table:style-name="ce1">
            <text:p>E-GEOD-11189</text:p>
          </table:table-cell>
          <table:table-cell office:value-type="string" table:style-name="ce1">
            <text:p>A-AFFY-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6</text:p>
          </table:table-cell>
          <table:table-cell office:value-type="string" table:style-name="ce1">
            <text:p>Transcription profiling by array, dye swap, genetic modification, growth condition, replicate</text:p>
          </table:table-cell>
          <table:table-cell office:value-type="date" office:date-value="2008-04-04T00:00:00" table:style-name="ce3">
            <text:p>04/04/08</text:p>
          </table:table-cell>
          <table:table-cell table:number-columns-repeated="2" table:style-name="ce1"/>
          <table:table-cell office:value-type="string" table:style-name="ce1">
            <text:p>28 to 28 or 37</text:p>
          </table:table-cell>
          <table:table-cell table:style-name="ce1"/>
          <table:table-cell office:value-type="string" table:style-name="ce1">
            <text:p>LB + antibiotics + 0.1% glucose THEN +0.2% L-arabinose at 28 or 37 degrees</text:p>
          </table:table-cell>
          <table:table-cell table:style-name="ce1"/>
          <table:table-cell office:value-type="string" table:style-name="ce1">
            <text:p>Yersinia pseudotuberculosis</text:p>
          </table:table-cell>
          <table:table-cell office:value-type="string" table:style-name="ce1">
            <text:p>Yersinia Custom 4 (Pestis 5184 et 10944)</text:p>
          </table:table-cell>
          <table:table-cell office:value-type="string" table:style-name="ce1">
            <text:p>Hinchliffe SJ et al., Microbiology 2008 (Pubmed:18375804)</text:p>
          </table:table-cell>
          <table:table-cell office:value-type="string" table:style-name="ce1">
            <text:p>E-BUGS-57</text:p>
          </table:table-cell>
          <table:table-cell office:value-type="string" table:style-name="ce1">
            <text:p>A-BUGS-11/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7</text:p>
          </table:table-cell>
          <table:table-cell office:value-type="string" table:style-name="ce1">
            <text:p>Transcription profiling by array, co-expression, disease state, in vivo, organism part comparison, time series</text:p>
          </table:table-cell>
          <table:table-cell office:value-type="date" office:date-value="2006-05-02T00:00:00" table:style-name="ce3">
            <text:p>02/05/06</text:p>
          </table:table-cell>
          <table:table-cell table:style-name="ce1"/>
          <table:table-cell office:value-type="string" table:style-name="ce1">
            <text:p>12h, 2j, 4j, 7j</text:p>
          </table:table-cell>
          <table:table-cell table:number-columns-repeated="4"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Handley SA et al., Proc Natl Acad Sci 2006 (Pubmed:16717182)</text:p>
          </table:table-cell>
          <table:table-cell office:value-type="string" table:style-name="ce1">
            <text:p>E-GEOD-4764</text:p>
          </table:table-cell>
          <table:table-cell office:value-type="string" table:style-name="ce1">
            <text:p>A-AFFY-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8</text:p>
          </table:table-cell>
          <table:table-cell office:value-type="string" table:style-name="ce1">
            <text:p>Transcription profiling by array, dye swap, genetic modification, replicate</text:p>
          </table:table-cell>
          <table:table-cell office:value-type="date" office:date-value="2007-09-06T00:00:00" table:style-name="ce3">
            <text:p>06/09/07</text:p>
          </table:table-cell>
          <table:table-cell office:value-type="string" table:style-name="ce1">
            <text:p>Exponential Pha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JB580v, rovA-</text:p>
          </table:table-cell>
          <table:table-cell office:value-type="string" table:style-name="ce1">
            <text:p>LB</text:p>
          </table:table-cell>
          <table:table-cell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Yersinia enterocolitica 11552</text:p>
          </table:table-cell>
          <table:table-cell office:value-type="string" table:style-name="ce1">
            <text:p>Unpublished</text:p>
          </table:table-cell>
          <table:table-cell office:value-type="string" table:style-name="ce1">
            <text:p>E-BUGS-51</text:p>
          </table:table-cell>
          <table:table-cell office:value-type="string" table:style-name="ce1">
            <text:p>A-BUGS-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59</text:p>
          </table:table-cell>
          <table:table-cell office:value-type="string" table:style-name="ce1">
            <text:p>Transcription profiling by array, co-expression, compound treatment, disease state, individual genetic characteristics, strain or line</text:p>
          </table:table-cell>
          <table:table-cell office:value-type="date" office:date-value="2005-07-21T00:00:00" table:style-name="ce3">
            <text:p>21/07/05</text:p>
          </table:table-cell>
          <table:table-cell table:number-columns-repeated="4" table:style-name="ce1"/>
          <table:table-cell office:value-type="string" table:style-name="ce1">
            <text:p>BMDM BAL/C et C57BL/6 with IFN-g + Yersinia</text:p>
          </table:table-cell>
          <table:table-cell table:style-name="ce1"/>
          <table:table-cell office:value-type="string" table:style-name="ce1">
            <text:p>Yersinia enterocolitica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van Erp K et al., Physiol Genomics 2006 (Pubmed:16352694)</text:p>
          </table:table-cell>
          <table:table-cell office:value-type="string" table:style-name="ce1">
            <text:p>E-GEOD-2973</text:p>
          </table:table-cell>
          <table:table-cell office:value-type="string" table:style-name="ce1">
            <text:p>A-AFFY-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60</text:p>
          </table:table-cell>
          <table:table-cell office:value-type="string" table:style-name="ce1">
            <text:p>Transcription profiling by array, genetic modification, reference, replicate</text:p>
          </table:table-cell>
          <table:table-cell office:value-type="date" office:date-value="2007-04-30T00:00:00" table:style-name="ce3">
            <text:p>30/04/0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Yersinia Pseudotuberculosis</text:p>
          </table:table-cell>
          <table:table-cell office:value-type="string" table:style-name="ce1">
            <text:p>Yersinia Pestis 5184</text:p>
          </table:table-cell>
          <table:table-cell office:value-type="string" table:style-name="ce1">
            <text:p>Garbom S et al., Microbiology 2007 (Pubmed:17464060)</text:p>
          </table:table-cell>
          <table:table-cell office:value-type="string" table:style-name="ce1">
            <text:p>E-BUGS-48</text:p>
          </table:table-cell>
          <table:table-cell office:value-type="string" table:style-name="ce1">
            <text:p>A-BUGS-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61</text:p>
          </table:table-cell>
          <table:table-cell office:value-type="string" table:style-name="ce1">
            <text:p>Transcription profiling by array, genetic modification, replicate</text:p>
          </table:table-cell>
          <table:table-cell office:value-type="date" office:date-value="2007-01-30T00:00:00" table:style-name="ce3">
            <text:p>30/01/07</text:p>
          </table:table-cell>
          <table:table-cell table:number-columns-repeated="2" table:style-name="ce1"/>
          <table:table-cell office:value-type="string" table:style-name="ce1">
            <text:p>28 to 37</text:p>
          </table:table-cell>
          <table:table-cell office:value-type="string" table:style-name="ce1">
            <text:p>GB+/-</text:p>
          </table:table-cell>
          <table:table-cell office:value-type="string" table:style-name="ce1">
            <text:p>BAB-Haemin + Y.Pestis THEN aeration at 28 degrees (DO 0.2) THEN aeration at 37 degrees (DO 0.4)</text:p>
          </table:table-cell>
          <table:table-cell office:value-type="string" table:style-name="ce1">
            <text:p>BAB-Haemin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Mus musculus</text:p>
          </table:table-cell>
          <table:table-cell office:value-type="string" table:style-name="ce1">
            <text:p>Robinson VL et al., FEMS Microbiol Lett 2005 (Pubmed:16188402)</text:p>
          </table:table-cell>
          <table:table-cell office:value-type="string" table:style-name="ce1">
            <text:p>E-BUGS-32</text:p>
          </table:table-cell>
          <table:table-cell office:value-type="string" table:style-name="ce1">
            <text:p>A-BUGS-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62</text:p>
          </table:table-cell>
          <table:table-cell office:value-type="string" table:style-name="ce1">
            <text:p>Dye swap, genetic modification, pathogenicity, transcription profiling by array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logarithmic Phas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phoP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 KIM6+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E-MEXP-713</text:p>
          </table:table-cell>
          <table:table-cell office:value-type="string" table:style-name="ce1">
            <text:p>A-MEXP-3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63</text:p>
          </table:table-cell>
          <table:table-cell office:value-type="string" table:style-name="ce1">
            <text:p>Dye swap, genetic modification, pathogenicity, transcription profiling by array</text:p>
          </table:table-cell>
          <table:table-cell office:value-type="date" office:date-value="2006-07-01T00:00:00" table:style-name="ce3">
            <text:p>01/07/06</text:p>
          </table:table-cell>
          <table:table-cell office:value-type="string" table:style-name="ce1">
            <text:p>logarithmic Phas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phoP-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Pestis KIM10+</text:p>
          </table:table-cell>
          <table:table-cell office:value-type="string" table:style-name="ce1">
            <text:p>Yersinia Pestis</text:p>
          </table:table-cell>
          <table:table-cell office:value-type="string" table:style-name="ce1">
            <text:p>Grabenstein JP et al., Infect Immun. 2006 (Pubmed:16790745)</text:p>
          </table:table-cell>
          <table:table-cell office:value-type="string" table:style-name="ce1">
            <text:p>E-MEXP-712</text:p>
          </table:table-cell>
          <table:table-cell office:value-type="string" table:style-name="ce1">
            <text:p>A-MEXP-3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ersinia64</text:p>
          </table:table-cell>
          <table:table-cell office:value-type="string" table:style-name="ce1">
            <text:p>Transcription profiling by array, comparative genomic hybridization by array, reference, strain or line</text:p>
          </table:table-cell>
          <table:table-cell office:value-type="date" office:date-value="2006-06-20T00:00:00" table:style-name="ce3">
            <text:p>20/06/06</text:p>
          </table:table-cell>
          <table:table-cell table:style-name="ce1"/>
          <table:table-cell office:value-type="string" table:style-name="ce1">
            <text:p>16h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HIB</text:p>
          </table:table-cell>
          <table:table-cell office:value-type="string" table:style-name="ce1">
            <text:p>HIB</text:p>
          </table:table-cell>
          <table:table-cell office:value-type="string" table:style-name="ce1">
            <text:p>Yersinia enterocolitica (94 strains)</text:p>
          </table:table-cell>
          <table:table-cell office:value-type="string" table:style-name="ce1">
            <text:p>Yersina Custom 6 (Pestis et Enterocolitica 20000)</text:p>
          </table:table-cell>
          <table:table-cell office:value-type="string" table:style-name="ce1">
            <text:p>Howard SL et al., J Bacteriol 2006 (Pubmed:16672618)</text:p>
          </table:table-cell>
          <table:table-cell office:value-type="string" table:style-name="ce1">
            <text:p>E-BUGS-36</text:p>
          </table:table-cell>
          <table:table-cell office:value-type="string" table:style-name="ce1">
            <text:p>A-BUGS-25</text:p>
          </table:table-cell>
          <table:table-cell table:number-columns-repeated="16370"/>
        </table:table-row>
        <table:table-row table:number-rows-repeated="1048511" table:style-name="ro1">
          <table:table-cell table:number-columns-repeated="16384"/>
        </table:table-row>
      </table:table>
      <table:table table:name="Sheet10" table:style-name="ta1">
        <table:table-column table:style-name="co19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ub</dc:creator>
    <meta:creation-date>2018-06-26T16:53:57Z</meta:creation-date>
    <dc:date>2018-07-17T16:56:30Z</dc:date>
    <meta:editing-cycles>13</meta:editing-cycles>
    <meta:editing-duration>PT11333S</meta:editing-duration>
  </office:meta>
</office:document-meta>
</file>